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25.723cm" svg:height="14.469cm" draw:transform="skewX (-4.31729926224991E-018) rotate (0.0537561409614254) translate (3.692cm 1.059cm)">
            <draw:object draw:notify-on-update-of-ranges="Sheet1.A1:Sheet1.A1 Sheet1.A2:Sheet1.A862 Sheet1.B1:Sheet1.B1 Sheet1.B2:Sheet1.B8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638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27670513464837" calcext:value-type="float">
            <text:p>-0,827670513464837</text:p>
          </table:table-cell>
          <table:table-cell office:value-type="float" office:value="0.505779037605735" calcext:value-type="float">
            <text:p>0,5057790376057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8640820609442" calcext:value-type="float">
            <text:p>-1,18640820609442</text:p>
          </table:table-cell>
          <table:table-cell office:value-type="float" office:value="-3.48980277458523" calcext:value-type="float">
            <text:p>-3,489802774585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5819914687831" calcext:value-type="float">
            <text:p>0,35819914687831</text:p>
          </table:table-cell>
          <table:table-cell office:value-type="float" office:value="-4.28840583205129" calcext:value-type="float">
            <text:p>-4,288405832051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52264645874076" calcext:value-type="float">
            <text:p>0,552264645874076</text:p>
          </table:table-cell>
          <table:table-cell office:value-type="float" office:value="-3.70276108961984" calcext:value-type="float">
            <text:p>-3,702761089619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45938799080578" calcext:value-type="float">
            <text:p>-0,945938799080578</text:p>
          </table:table-cell>
          <table:table-cell office:value-type="float" office:value="1.36768215879033" calcext:value-type="float">
            <text:p>1,367682158790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77675696177633" calcext:value-type="float">
            <text:p>-0,977675696177633</text:p>
          </table:table-cell>
          <table:table-cell office:value-type="float" office:value="0.711388520445556" calcext:value-type="float">
            <text:p>0,7113885204455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2068831918235" calcext:value-type="float">
            <text:p>-1,22068831918235</text:p>
          </table:table-cell>
          <table:table-cell office:value-type="float" office:value="-3.67087479378951" calcext:value-type="float">
            <text:p>-3,670874793789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0365713075385" calcext:value-type="float">
            <text:p>-1,00365713075385</text:p>
          </table:table-cell>
          <table:table-cell office:value-type="float" office:value="1.24443573208062" calcext:value-type="float">
            <text:p>1,244435732080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7149402827326" calcext:value-type="float">
            <text:p>1,17149402827326</text:p>
          </table:table-cell>
          <table:table-cell office:value-type="float" office:value="-3.94362513281163" calcext:value-type="float">
            <text:p>-3,943625132811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36391710261923" calcext:value-type="float">
            <text:p>0,936391710261923</text:p>
          </table:table-cell>
          <table:table-cell office:value-type="float" office:value="0.948167104889796" calcext:value-type="float">
            <text:p>0,9481671048897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34265788453161" calcext:value-type="float">
            <text:p>-0,734265788453161</text:p>
          </table:table-cell>
          <table:table-cell office:value-type="float" office:value="-3.93490543718143" calcext:value-type="float">
            <text:p>-3,934905437181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02950410847082" calcext:value-type="float">
            <text:p>-0,102950410847082</text:p>
          </table:table-cell>
          <table:table-cell office:value-type="float" office:value="-4.190613134794" calcext:value-type="float">
            <text:p>-4,1906131347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5774730519931" calcext:value-type="float">
            <text:p>-1,35774730519931</text:p>
          </table:table-cell>
          <table:table-cell office:value-type="float" office:value="1.07851325125947" calcext:value-type="float">
            <text:p>1,078513251259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6124488908046" calcext:value-type="float">
            <text:p>-0,86124488908046</text:p>
          </table:table-cell>
          <table:table-cell office:value-type="float" office:value="-3.86399464845585" calcext:value-type="float">
            <text:p>-3,863994648455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0715116974933" calcext:value-type="float">
            <text:p>0,60715116974933</text:p>
          </table:table-cell>
          <table:table-cell office:value-type="float" office:value="0.644225567055504" calcext:value-type="float">
            <text:p>0,6442255670555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82809023671148" calcext:value-type="float">
            <text:p>0,482809023671148</text:p>
          </table:table-cell>
          <table:table-cell office:value-type="float" office:value="-3.87154994047705" calcext:value-type="float">
            <text:p>-3,871549940477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65221340000897" calcext:value-type="float">
            <text:p>0,465221340000897</text:p>
          </table:table-cell>
          <table:table-cell office:value-type="float" office:value="-3.89193223002264" calcext:value-type="float">
            <text:p>-3,891932230022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44178584847358" calcext:value-type="float">
            <text:p>-0,544178584847358</text:p>
          </table:table-cell>
          <table:table-cell office:value-type="float" office:value="0.458003076867839" calcext:value-type="float">
            <text:p>0,4580030768678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4748126799133" calcext:value-type="float">
            <text:p>1,04748126799133</text:p>
          </table:table-cell>
          <table:table-cell office:value-type="float" office:value="0.795471786332109" calcext:value-type="float">
            <text:p>0,7954717863321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38154474147816" calcext:value-type="float">
            <text:p>-0,538154474147816</text:p>
          </table:table-cell>
          <table:table-cell office:value-type="float" office:value="-4.14172886063855" calcext:value-type="float">
            <text:p>-4,141728860638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86768956960125" calcext:value-type="float">
            <text:p>0,886768956960125</text:p>
          </table:table-cell>
          <table:table-cell office:value-type="float" office:value="1.40907888633012" calcext:value-type="float">
            <text:p>1,409078886330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56157602903876" calcext:value-type="float">
            <text:p>0,756157602903876</text:p>
          </table:table-cell>
          <table:table-cell office:value-type="float" office:value="-3.58101024029429" calcext:value-type="float">
            <text:p>-3,581010240294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581507840762" calcext:value-type="float">
            <text:p>0,3581507840762</text:p>
          </table:table-cell>
          <table:table-cell office:value-type="float" office:value="-4.00974615925175" calcext:value-type="float">
            <text:p>-4,009746159251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9052224785434" calcext:value-type="float">
            <text:p>1,49052224785434</text:p>
          </table:table-cell>
          <table:table-cell office:value-type="float" office:value="-3.28867644391469" calcext:value-type="float">
            <text:p>-3,288676443914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53108206034445" calcext:value-type="float">
            <text:p>0,753108206034445</text:p>
          </table:table-cell>
          <table:table-cell office:value-type="float" office:value="-3.45220756856315" calcext:value-type="float">
            <text:p>-3,452207568563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31830726723554" calcext:value-type="float">
            <text:p>0,931830726723554</text:p>
          </table:table-cell>
          <table:table-cell office:value-type="float" office:value="-3.6476046952223" calcext:value-type="float">
            <text:p>-3,64760469522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80974837597284" calcext:value-type="float">
            <text:p>-0,480974837597284</text:p>
          </table:table-cell>
          <table:table-cell office:value-type="float" office:value="1.0255319007767" calcext:value-type="float">
            <text:p>1,02553190077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585872475730149" calcext:value-type="float">
            <text:p>-0,0585872475730149</text:p>
          </table:table-cell>
          <table:table-cell office:value-type="float" office:value="0.665104727868196" calcext:value-type="float">
            <text:p>0,6651047278681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0647757310864421" calcext:value-type="float">
            <text:p>0,00647757310864421</text:p>
          </table:table-cell>
          <table:table-cell office:value-type="float" office:value="-3.87779329603008" calcext:value-type="float">
            <text:p>-3,877793296030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0171327726568" calcext:value-type="float">
            <text:p>-1,20171327726568</text:p>
          </table:table-cell>
          <table:table-cell office:value-type="float" office:value="-3.53468209454573" calcext:value-type="float">
            <text:p>-3,534682094545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8722131623474" calcext:value-type="float">
            <text:p>1,18722131623474</text:p>
          </table:table-cell>
          <table:table-cell office:value-type="float" office:value="1.24244301019599" calcext:value-type="float">
            <text:p>1,242443010195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56350137370384" calcext:value-type="float">
            <text:p>0,456350137370384</text:p>
          </table:table-cell>
          <table:table-cell office:value-type="float" office:value="1.13408127464129" calcext:value-type="float">
            <text:p>1,134081274641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12064925060438" calcext:value-type="float">
            <text:p>0,512064925060438</text:p>
          </table:table-cell>
          <table:table-cell office:value-type="float" office:value="-3.77315936683851" calcext:value-type="float">
            <text:p>-3,773159366838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585947360086787" calcext:value-type="float">
            <text:p>-0,0585947360086787</text:p>
          </table:table-cell>
          <table:table-cell office:value-type="float" office:value="0.43269158089188" calcext:value-type="float">
            <text:p>0,432691580891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522344016206883" calcext:value-type="float">
            <text:p>0,0522344016206883</text:p>
          </table:table-cell>
          <table:table-cell office:value-type="float" office:value="-4.19245466026287" calcext:value-type="float">
            <text:p>-4,192454660262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21671698280609" calcext:value-type="float">
            <text:p>0,921671698280609</text:p>
          </table:table-cell>
          <table:table-cell office:value-type="float" office:value="-3.4633060425538" calcext:value-type="float">
            <text:p>-3,46330604255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1968255406561" calcext:value-type="float">
            <text:p>-1,11968255406561</text:p>
          </table:table-cell>
          <table:table-cell office:value-type="float" office:value="1.63570749411502" calcext:value-type="float">
            <text:p>1,635707494115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203646264148557" calcext:value-type="float">
            <text:p>0,0203646264148557</text:p>
          </table:table-cell>
          <table:table-cell office:value-type="float" office:value="0.71481280674453" calcext:value-type="float">
            <text:p>0,714812806744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32756960418389" calcext:value-type="float">
            <text:p>0,332756960418389</text:p>
          </table:table-cell>
          <table:table-cell office:value-type="float" office:value="-4.16583455054482" calcext:value-type="float">
            <text:p>-4,165834550544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07441749984075" calcext:value-type="float">
            <text:p>-0,607441749984075</text:p>
          </table:table-cell>
          <table:table-cell office:value-type="float" office:value="-4.21527968418201" calcext:value-type="float">
            <text:p>-4,215279684182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19173876002588" calcext:value-type="float">
            <text:p>0,219173876002588</text:p>
          </table:table-cell>
          <table:table-cell office:value-type="float" office:value="-3.93835319276165" calcext:value-type="float">
            <text:p>-3,938353192761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19090337436208" calcext:value-type="float">
            <text:p>0,919090337436208</text:p>
          </table:table-cell>
          <table:table-cell office:value-type="float" office:value="-3.81949136354865" calcext:value-type="float">
            <text:p>-3,819491363548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71864162134049" calcext:value-type="float">
            <text:p>-0,771864162134049</text:p>
          </table:table-cell>
          <table:table-cell office:value-type="float" office:value="-3.45388697143682" calcext:value-type="float">
            <text:p>-3,453886971436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27559954800097" calcext:value-type="float">
            <text:p>-0,827559954800097</text:p>
          </table:table-cell>
          <table:table-cell office:value-type="float" office:value="0.889292939379297" calcext:value-type="float">
            <text:p>0,8892929393792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32700682354331" calcext:value-type="float">
            <text:p>0,732700682354331</text:p>
          </table:table-cell>
          <table:table-cell office:value-type="float" office:value="1.12069832247009" calcext:value-type="float">
            <text:p>1,120698322470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10075156505214" calcext:value-type="float">
            <text:p>0,910075156505214</text:p>
          </table:table-cell>
          <table:table-cell office:value-type="float" office:value="1.16041822939898" calcext:value-type="float">
            <text:p>1,160418229398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43909006462429" calcext:value-type="float">
            <text:p>-0,743909006462429</text:p>
          </table:table-cell>
          <table:table-cell office:value-type="float" office:value="-3.2320715312064" calcext:value-type="float">
            <text:p>-3,23207153120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87726253117276" calcext:value-type="float">
            <text:p>-0,887726253117276</text:p>
          </table:table-cell>
          <table:table-cell office:value-type="float" office:value="1.05790237151717" calcext:value-type="float">
            <text:p>1,057902371517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2372136437193" calcext:value-type="float">
            <text:p>1,22372136437193</text:p>
          </table:table-cell>
          <table:table-cell office:value-type="float" office:value="-4.03754026696929" calcext:value-type="float">
            <text:p>-4,037540266969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99681824343764" calcext:value-type="float">
            <text:p>0,899681824343764</text:p>
          </table:table-cell>
          <table:table-cell office:value-type="float" office:value="-3.85919452040827" calcext:value-type="float">
            <text:p>-3,859194520408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1057451693981" calcext:value-type="float">
            <text:p>-1,01057451693981</text:p>
          </table:table-cell>
          <table:table-cell office:value-type="float" office:value="-4.03541790391621" calcext:value-type="float">
            <text:p>-4,035417903916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25672436150132" calcext:value-type="float">
            <text:p>-0,725672436150132</text:p>
          </table:table-cell>
          <table:table-cell office:value-type="float" office:value="-3.83135656333663" calcext:value-type="float">
            <text:p>-3,831356563336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7395925102953" calcext:value-type="float">
            <text:p>0,47395925102953</text:p>
          </table:table-cell>
          <table:table-cell office:value-type="float" office:value="1.12665441572504" calcext:value-type="float">
            <text:p>1,126654415725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96189870296843" calcext:value-type="float">
            <text:p>0,496189870296843</text:p>
          </table:table-cell>
          <table:table-cell office:value-type="float" office:value="0.466632539399556" calcext:value-type="float">
            <text:p>0,4666325393995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438364983875" calcext:value-type="float">
            <text:p>0,9438364983875</text:p>
          </table:table-cell>
          <table:table-cell office:value-type="float" office:value="-3.81003048648078" calcext:value-type="float">
            <text:p>-3,810030486480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67882943252623" calcext:value-type="float">
            <text:p>0,567882943252623</text:p>
          </table:table-cell>
          <table:table-cell office:value-type="float" office:value="-4.23720115003542" calcext:value-type="float">
            <text:p>-4,237201150035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90101385563382" calcext:value-type="float">
            <text:p>0,390101385563382</text:p>
          </table:table-cell>
          <table:table-cell office:value-type="float" office:value="-4.42599990471026" calcext:value-type="float">
            <text:p>-4,425999904710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18369727069205" calcext:value-type="float">
            <text:p>0,818369727069205</text:p>
          </table:table-cell>
          <table:table-cell office:value-type="float" office:value="-3.85866688147012" calcext:value-type="float">
            <text:p>-3,858666881470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3244847790755" calcext:value-type="float">
            <text:p>-1,23244847790755</text:p>
          </table:table-cell>
          <table:table-cell office:value-type="float" office:value="1.43863529561276" calcext:value-type="float">
            <text:p>1,438635295612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2795684000798" calcext:value-type="float">
            <text:p>1,22795684000798</text:p>
          </table:table-cell>
          <table:table-cell office:value-type="float" office:value="-3.67151409434036" calcext:value-type="float">
            <text:p>-3,671514094340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54441404047013" calcext:value-type="float">
            <text:p>1,54441404047013</text:p>
          </table:table-cell>
          <table:table-cell office:value-type="float" office:value="-3.26182906738735" calcext:value-type="float">
            <text:p>-3,261829067387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635025328477691" calcext:value-type="float">
            <text:p>0,0635025328477691</text:p>
          </table:table-cell>
          <table:table-cell office:value-type="float" office:value="0.788293298008006" calcext:value-type="float">
            <text:p>0,7882932980080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50871866730459" calcext:value-type="float">
            <text:p>-0,650871866730459</text:p>
          </table:table-cell>
          <table:table-cell office:value-type="float" office:value="1.18017946301108" calcext:value-type="float">
            <text:p>1,180179463011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0716260374100358" calcext:value-type="float">
            <text:p>-0,00716260374100358</text:p>
          </table:table-cell>
          <table:table-cell office:value-type="float" office:value="-3.96894086456257" calcext:value-type="float">
            <text:p>-3,968940864562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8702205915685" calcext:value-type="float">
            <text:p>-1,28702205915685</text:p>
          </table:table-cell>
          <table:table-cell office:value-type="float" office:value="0.959223520232553" calcext:value-type="float">
            <text:p>0,9592235202325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1659546592502" calcext:value-type="float">
            <text:p>1,01659546592502</text:p>
          </table:table-cell>
          <table:table-cell office:value-type="float" office:value="-3.7969853015544" calcext:value-type="float">
            <text:p>-3,79698530155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1458444787471" calcext:value-type="float">
            <text:p>1,41458444787471</text:p>
          </table:table-cell>
          <table:table-cell office:value-type="float" office:value="-3.39619604456911" calcext:value-type="float">
            <text:p>-3,396196044569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52732160894118" calcext:value-type="float">
            <text:p>0,652732160894118</text:p>
          </table:table-cell>
          <table:table-cell office:value-type="float" office:value="1.40800811160466" calcext:value-type="float">
            <text:p>1,408008111604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24075186507" calcext:value-type="float">
            <text:p>1,024075186507</text:p>
          </table:table-cell>
          <table:table-cell office:value-type="float" office:value="-3.47214529151573" calcext:value-type="float">
            <text:p>-3,472145291515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98033756078907" calcext:value-type="float">
            <text:p>-0,698033756078907</text:p>
          </table:table-cell>
          <table:table-cell office:value-type="float" office:value="-3.75772422677418" calcext:value-type="float">
            <text:p>-3,757724226774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43698637186471" calcext:value-type="float">
            <text:p>-0,143698637186471</text:p>
          </table:table-cell>
          <table:table-cell office:value-type="float" office:value="0.94598556094068" calcext:value-type="float">
            <text:p>0,945985560940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9376497397245" calcext:value-type="float">
            <text:p>-1,19376497397245</text:p>
          </table:table-cell>
          <table:table-cell office:value-type="float" office:value="1.61322882385559" calcext:value-type="float">
            <text:p>1,6132288238555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23527368537726" calcext:value-type="float">
            <text:p>0,823527368537726</text:p>
          </table:table-cell>
          <table:table-cell office:value-type="float" office:value="1.45217958464654" calcext:value-type="float">
            <text:p>1,452179584646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15690922294125" calcext:value-type="float">
            <text:p>0,915690922294125</text:p>
          </table:table-cell>
          <table:table-cell office:value-type="float" office:value="1.01678396520569" calcext:value-type="float">
            <text:p>1,016783965205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38860495511275" calcext:value-type="float">
            <text:p>0,438860495511275</text:p>
          </table:table-cell>
          <table:table-cell office:value-type="float" office:value="-4.43871799671374" calcext:value-type="float">
            <text:p>-4,438717996713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9850159689093" calcext:value-type="float">
            <text:p>1,39850159689093</text:p>
          </table:table-cell>
          <table:table-cell office:value-type="float" office:value="1.36459959331436" calcext:value-type="float">
            <text:p>1,364599593314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3110681468077" calcext:value-type="float">
            <text:p>-0,43110681468077</text:p>
          </table:table-cell>
          <table:table-cell office:value-type="float" office:value="0.474633408556614" calcext:value-type="float">
            <text:p>0,4746334085566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67050832834812" calcext:value-type="float">
            <text:p>0,667050832834812</text:p>
          </table:table-cell>
          <table:table-cell office:value-type="float" office:value="-4.04400934356543" calcext:value-type="float">
            <text:p>-4,044009343565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21286571875379" calcext:value-type="float">
            <text:p>-0,421286571875379</text:p>
          </table:table-cell>
          <table:table-cell office:value-type="float" office:value="-3.87336401939721" calcext:value-type="float">
            <text:p>-3,873364019397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54899194329797" calcext:value-type="float">
            <text:p>-0,754899194329797</text:p>
          </table:table-cell>
          <table:table-cell office:value-type="float" office:value="0.636978754786305" calcext:value-type="float">
            <text:p>0,6369787547863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16350375897135" calcext:value-type="float">
            <text:p>-0,916350375897135</text:p>
          </table:table-cell>
          <table:table-cell office:value-type="float" office:value="1.0841055341515" calcext:value-type="float">
            <text:p>1,08410553415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52429020489647" calcext:value-type="float">
            <text:p>-0,852429020489647</text:p>
          </table:table-cell>
          <table:table-cell office:value-type="float" office:value="-3.31810606789055" calcext:value-type="float">
            <text:p>-3,318106067890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64393800387706" calcext:value-type="float">
            <text:p>0,864393800387706</text:p>
          </table:table-cell>
          <table:table-cell office:value-type="float" office:value="1.06538899671249" calcext:value-type="float">
            <text:p>1,065388996712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03384826087298" calcext:value-type="float">
            <text:p>0,503384826087298</text:p>
          </table:table-cell>
          <table:table-cell office:value-type="float" office:value="0.401712001259122" calcext:value-type="float">
            <text:p>0,4017120012591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37022682438887" calcext:value-type="float">
            <text:p>0,837022682438887</text:p>
          </table:table-cell>
          <table:table-cell office:value-type="float" office:value="1.48183493532278" calcext:value-type="float">
            <text:p>1,481834935322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41356887792802" calcext:value-type="float">
            <text:p>-0,641356887792802</text:p>
          </table:table-cell>
          <table:table-cell office:value-type="float" office:value="0.519603933005196" calcext:value-type="float">
            <text:p>0,5196039330051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1568248717019" calcext:value-type="float">
            <text:p>1,41568248717019</text:p>
          </table:table-cell>
          <table:table-cell office:value-type="float" office:value="-3.23269973600542" calcext:value-type="float">
            <text:p>-3,232699736005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2473641456916" calcext:value-type="float">
            <text:p>1,32473641456916</text:p>
          </table:table-cell>
          <table:table-cell office:value-type="float" office:value="-3.77449442164709" calcext:value-type="float">
            <text:p>-3,774494421647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1490762191639" calcext:value-type="float">
            <text:p>-1,31490762191639</text:p>
          </table:table-cell>
          <table:table-cell office:value-type="float" office:value="1.02826873846569" calcext:value-type="float">
            <text:p>1,028268738465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08237713433693" calcext:value-type="float">
            <text:p>-0,708237713433693</text:p>
          </table:table-cell>
          <table:table-cell office:value-type="float" office:value="-3.34957034090219" calcext:value-type="float">
            <text:p>-3,349570340902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76282739516662" calcext:value-type="float">
            <text:p>-0,376282739516662</text:p>
          </table:table-cell>
          <table:table-cell office:value-type="float" office:value="0.804524603163965" calcext:value-type="float">
            <text:p>0,8045246031639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29994909328947" calcext:value-type="float">
            <text:p>-0,429994909328947</text:p>
          </table:table-cell>
          <table:table-cell office:value-type="float" office:value="1.09839424698487" calcext:value-type="float">
            <text:p>1,098394246984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19399482974917" calcext:value-type="float">
            <text:p>0,619399482974917</text:p>
          </table:table-cell>
          <table:table-cell office:value-type="float" office:value="1.33978896551854" calcext:value-type="float">
            <text:p>1,339788965518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778312890170313" calcext:value-type="float">
            <text:p>0,0778312890170313</text:p>
          </table:table-cell>
          <table:table-cell office:value-type="float" office:value="-4.26649622370072" calcext:value-type="float">
            <text:p>-4,266496223700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22207365758205" calcext:value-type="float">
            <text:p>-0,822207365758205</text:p>
          </table:table-cell>
          <table:table-cell office:value-type="float" office:value="-3.39762176948767" calcext:value-type="float">
            <text:p>-3,397621769487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2163957101612" calcext:value-type="float">
            <text:p>1,02163957101612</text:p>
          </table:table-cell>
          <table:table-cell office:value-type="float" office:value="0.90745115988115" calcext:value-type="float">
            <text:p>0,907451159881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58305176846604" calcext:value-type="float">
            <text:p>-0,658305176846604</text:p>
          </table:table-cell>
          <table:table-cell office:value-type="float" office:value="-4.08973512562369" calcext:value-type="float">
            <text:p>-4,089735125623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58731257159839" calcext:value-type="float">
            <text:p>-0,858731257159839</text:p>
          </table:table-cell>
          <table:table-cell office:value-type="float" office:value="1.65347176620581" calcext:value-type="float">
            <text:p>1,653471766205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81391484719742" calcext:value-type="float">
            <text:p>0,381391484719742</text:p>
          </table:table-cell>
          <table:table-cell office:value-type="float" office:value="0.633539381547513" calcext:value-type="float">
            <text:p>0,6335393815475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01034113301974" calcext:value-type="float">
            <text:p>-0,701034113301974</text:p>
          </table:table-cell>
          <table:table-cell office:value-type="float" office:value="-4.09441891190543" calcext:value-type="float">
            <text:p>-4,094418911905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89101443429885" calcext:value-type="float">
            <text:p>-0,789101443429885</text:p>
          </table:table-cell>
          <table:table-cell office:value-type="float" office:value="0.990847562340707" calcext:value-type="float">
            <text:p>0,9908475623407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6499831019411" calcext:value-type="float">
            <text:p>1,16499831019411</text:p>
          </table:table-cell>
          <table:table-cell office:value-type="float" office:value="-3.55132137835885" calcext:value-type="float">
            <text:p>-3,551321378358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45757185001691" calcext:value-type="float">
            <text:p>-0,545757185001691</text:p>
          </table:table-cell>
          <table:table-cell office:value-type="float" office:value="0.838449405189228" calcext:value-type="float">
            <text:p>0,8384494051892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32824444239284" calcext:value-type="float">
            <text:p>-0,732824444239284</text:p>
          </table:table-cell>
          <table:table-cell office:value-type="float" office:value="-3.53655827263701" calcext:value-type="float">
            <text:p>-3,536558272637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2546195718033" calcext:value-type="float">
            <text:p>-1,22546195718033</text:p>
          </table:table-cell>
          <table:table-cell office:value-type="float" office:value="1.03233532846113" calcext:value-type="float">
            <text:p>1,032335328461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46003136080426" calcext:value-type="float">
            <text:p>0,846003136080426</text:p>
          </table:table-cell>
          <table:table-cell office:value-type="float" office:value="-3.76597792569368" calcext:value-type="float">
            <text:p>-3,765977925693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761350495372899" calcext:value-type="float">
            <text:p>-0,0761350495372899</text:p>
          </table:table-cell>
          <table:table-cell office:value-type="float" office:value="0.786366808032741" calcext:value-type="float">
            <text:p>0,7863668080327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421457832074" calcext:value-type="float">
            <text:p>1,0421457832074</text:p>
          </table:table-cell>
          <table:table-cell office:value-type="float" office:value="1.33563244224445" calcext:value-type="float">
            <text:p>1,335632442244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20622559677665" calcext:value-type="float">
            <text:p>0,320622559677665</text:p>
          </table:table-cell>
          <table:table-cell office:value-type="float" office:value="-3.92611120764668" calcext:value-type="float">
            <text:p>-3,926111207646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8121462791637" calcext:value-type="float">
            <text:p>-0,18121462791637</text:p>
          </table:table-cell>
          <table:table-cell office:value-type="float" office:value="0.944476276146673" calcext:value-type="float">
            <text:p>0,9444762761466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32292372614034" calcext:value-type="float">
            <text:p>-0,232292372614034</text:p>
          </table:table-cell>
          <table:table-cell office:value-type="float" office:value="-3.82012053978136" calcext:value-type="float">
            <text:p>-3,820120539781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41529998332546" calcext:value-type="float">
            <text:p>-0,441529998332546</text:p>
          </table:table-cell>
          <table:table-cell office:value-type="float" office:value="-3.95366687970604" calcext:value-type="float">
            <text:p>-3,953666879706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24941671924913" calcext:value-type="float">
            <text:p>0,524941671924913</text:p>
          </table:table-cell>
          <table:table-cell office:value-type="float" office:value="-3.8412585541612" calcext:value-type="float">
            <text:p>-3,84125855416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2663580869237" calcext:value-type="float">
            <text:p>1,12663580869237</text:p>
          </table:table-cell>
          <table:table-cell office:value-type="float" office:value="1.09169561050822" calcext:value-type="float">
            <text:p>1,091695610508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19490342257485" calcext:value-type="float">
            <text:p>0,519490342257485</text:p>
          </table:table-cell>
          <table:table-cell office:value-type="float" office:value="1.22037292003392" calcext:value-type="float">
            <text:p>1,220372920033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66079088304844" calcext:value-type="float">
            <text:p>0,266079088304844</text:p>
          </table:table-cell>
          <table:table-cell office:value-type="float" office:value="0.357980246377402" calcext:value-type="float">
            <text:p>0,3579802463774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42993544931499" calcext:value-type="float">
            <text:p>0,742993544931499</text:p>
          </table:table-cell>
          <table:table-cell office:value-type="float" office:value="-3.57546652356423" calcext:value-type="float">
            <text:p>-3,575466523564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485753978933182" calcext:value-type="float">
            <text:p>-0,0485753978933182</text:p>
          </table:table-cell>
          <table:table-cell office:value-type="float" office:value="-3.96702098524796" calcext:value-type="float">
            <text:p>-3,967020985247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23144669369414" calcext:value-type="float">
            <text:p>-0,823144669369414</text:p>
          </table:table-cell>
          <table:table-cell office:value-type="float" office:value="1.24170886871392" calcext:value-type="float">
            <text:p>1,241708868713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49178387775325" calcext:value-type="float">
            <text:p>-0,749178387775325</text:p>
          </table:table-cell>
          <table:table-cell office:value-type="float" office:value="1.42503162479297" calcext:value-type="float">
            <text:p>1,425031624792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45254156184066" calcext:value-type="float">
            <text:p>0,845254156184066</text:p>
          </table:table-cell>
          <table:table-cell office:value-type="float" office:value="1.16249611503167" calcext:value-type="float">
            <text:p>1,162496115031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330739291941688" calcext:value-type="float">
            <text:p>0,0330739291941688</text:p>
          </table:table-cell>
          <table:table-cell office:value-type="float" office:value="-3.94640733883496" calcext:value-type="float">
            <text:p>-3,946407338834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19185571679608" calcext:value-type="float">
            <text:p>0,619185571679608</text:p>
          </table:table-cell>
          <table:table-cell office:value-type="float" office:value="1.10855291660227" calcext:value-type="float">
            <text:p>1,108552916602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4427566672507" calcext:value-type="float">
            <text:p>0,84427566672507</text:p>
          </table:table-cell>
          <table:table-cell office:value-type="float" office:value="0.870493031536367" calcext:value-type="float">
            <text:p>0,8704930315363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70200061791688" calcext:value-type="float">
            <text:p>0,870200061791688</text:p>
          </table:table-cell>
          <table:table-cell office:value-type="float" office:value="-4.24975032148013" calcext:value-type="float">
            <text:p>-4,249750321480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8632915668481" calcext:value-type="float">
            <text:p>-1,28632915668481</text:p>
          </table:table-cell>
          <table:table-cell office:value-type="float" office:value="0.930271290196071" calcext:value-type="float">
            <text:p>0,9302712901960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57412539859736" calcext:value-type="float">
            <text:p>-0,957412539859736</text:p>
          </table:table-cell>
          <table:table-cell office:value-type="float" office:value="-3.49607303085758" calcext:value-type="float">
            <text:p>-3,496073030857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58732281885364" calcext:value-type="float">
            <text:p>0,858732281885364</text:p>
          </table:table-cell>
          <table:table-cell office:value-type="float" office:value="1.12808699125679" calcext:value-type="float">
            <text:p>1,128086991256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4501248948068" calcext:value-type="float">
            <text:p>-0,34501248948068</text:p>
          </table:table-cell>
          <table:table-cell office:value-type="float" office:value="-4.20721429686845" calcext:value-type="float">
            <text:p>-4,207214296868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4026936241525" calcext:value-type="float">
            <text:p>-1,4026936241525</text:p>
          </table:table-cell>
          <table:table-cell office:value-type="float" office:value="1.80852480454196" calcext:value-type="float">
            <text:p>1,808524804541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2917476361893" calcext:value-type="float">
            <text:p>1,22917476361893</text:p>
          </table:table-cell>
          <table:table-cell office:value-type="float" office:value="-3.44306130222222" calcext:value-type="float">
            <text:p>-3,443061302222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07466794211684" calcext:value-type="float">
            <text:p>0,307466794211684</text:p>
          </table:table-cell>
          <table:table-cell office:value-type="float" office:value="0.570510672168615" calcext:value-type="float">
            <text:p>0,5705106721686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4837632352482" calcext:value-type="float">
            <text:p>-0,94837632352482</text:p>
          </table:table-cell>
          <table:table-cell office:value-type="float" office:value="-3.67397948816967" calcext:value-type="float">
            <text:p>-3,673979488169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1907173702958" calcext:value-type="float">
            <text:p>1,11907173702958</text:p>
          </table:table-cell>
          <table:table-cell office:value-type="float" office:value="-3.28624920683044" calcext:value-type="float">
            <text:p>-3,286249206830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64758104657568" calcext:value-type="float">
            <text:p>-0,764758104657568</text:p>
          </table:table-cell>
          <table:table-cell office:value-type="float" office:value="0.934093746979044" calcext:value-type="float">
            <text:p>0,9340937469790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785537637018" calcext:value-type="float">
            <text:p>1,2785537637018</text:p>
          </table:table-cell>
          <table:table-cell office:value-type="float" office:value="-3.51660951118724" calcext:value-type="float">
            <text:p>-3,516609511187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34528140448334" calcext:value-type="float">
            <text:p>-0,834528140448334</text:p>
          </table:table-cell>
          <table:table-cell office:value-type="float" office:value="-4.03595295843549" calcext:value-type="float">
            <text:p>-4,035952958435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19110385685314" calcext:value-type="float">
            <text:p>0,319110385685314</text:p>
          </table:table-cell>
          <table:table-cell office:value-type="float" office:value="0.64773727651064" calcext:value-type="float">
            <text:p>0,647737276510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38828390718173" calcext:value-type="float">
            <text:p>0,838828390718173</text:p>
          </table:table-cell>
          <table:table-cell office:value-type="float" office:value="1.08302515985173" calcext:value-type="float">
            <text:p>1,083025159851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7670069155538" calcext:value-type="float">
            <text:p>-0,97670069155538</text:p>
          </table:table-cell>
          <table:table-cell office:value-type="float" office:value="1.5928641941522" calcext:value-type="float">
            <text:p>1,59286419415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02378263187084" calcext:value-type="float">
            <text:p>0,502378263187084</text:p>
          </table:table-cell>
          <table:table-cell office:value-type="float" office:value="0.872967379349853" calcext:value-type="float">
            <text:p>0,8729673793498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48651103880134" calcext:value-type="float">
            <text:p>-0,148651103880134</text:p>
          </table:table-cell>
          <table:table-cell office:value-type="float" office:value="-4.06345008642292" calcext:value-type="float">
            <text:p>-4,063450086422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0692763655053" calcext:value-type="float">
            <text:p>-1,20692763655053</text:p>
          </table:table-cell>
          <table:table-cell office:value-type="float" office:value="-3.51655165144038" calcext:value-type="float">
            <text:p>-3,516551651440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9928124142317" calcext:value-type="float">
            <text:p>-1,09928124142317</text:p>
          </table:table-cell>
          <table:table-cell office:value-type="float" office:value="-3.70199706677485" calcext:value-type="float">
            <text:p>-3,701997066774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29694392752856" calcext:value-type="float">
            <text:p>0,429694392752856</text:p>
          </table:table-cell>
          <table:table-cell office:value-type="float" office:value="-4.11211289371736" calcext:value-type="float">
            <text:p>-4,112112893717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0759418842231" calcext:value-type="float">
            <text:p>0,60759418842231</text:p>
          </table:table-cell>
          <table:table-cell office:value-type="float" office:value="-3.86171819598718" calcext:value-type="float">
            <text:p>-3,861718195987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37646404304139" calcext:value-type="float">
            <text:p>0,537646404304139</text:p>
          </table:table-cell>
          <table:table-cell office:value-type="float" office:value="-3.83531683057212" calcext:value-type="float">
            <text:p>-3,835316830572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33567215912358" calcext:value-type="float">
            <text:p>0,833567215912358</text:p>
          </table:table-cell>
          <table:table-cell office:value-type="float" office:value="1.64829160221007" calcext:value-type="float">
            <text:p>1,648291602210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13100990340712" calcext:value-type="float">
            <text:p>0,513100990340712</text:p>
          </table:table-cell>
          <table:table-cell office:value-type="float" office:value="-4.02181653791807" calcext:value-type="float">
            <text:p>-4,021816537918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9077730457301" calcext:value-type="float">
            <text:p>0,29077730457301</text:p>
          </table:table-cell>
          <table:table-cell office:value-type="float" office:value="-4.08492834374936" calcext:value-type="float">
            <text:p>-4,084928343749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29693852884618" calcext:value-type="float">
            <text:p>0,329693852884618</text:p>
          </table:table-cell>
          <table:table-cell office:value-type="float" office:value="0.305277213916142" calcext:value-type="float">
            <text:p>0,3052772139161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58247052865948" calcext:value-type="float">
            <text:p>-0,358247052865948</text:p>
          </table:table-cell>
          <table:table-cell office:value-type="float" office:value="-4.50069659650209" calcext:value-type="float">
            <text:p>-4,500696596502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17891984489023" calcext:value-type="float">
            <text:p>-0,417891984489023</text:p>
          </table:table-cell>
          <table:table-cell office:value-type="float" office:value="-3.91603338563777" calcext:value-type="float">
            <text:p>-3,916033385637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58627852033038" calcext:value-type="float">
            <text:p>0,858627852033038</text:p>
          </table:table-cell>
          <table:table-cell office:value-type="float" office:value="1.12943072067758" calcext:value-type="float">
            <text:p>1,129430720677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0583631361059" calcext:value-type="float">
            <text:p>1,30583631361059</text:p>
          </table:table-cell>
          <table:table-cell office:value-type="float" office:value="1.48136519308939" calcext:value-type="float">
            <text:p>1,481365193089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46205408233608" calcext:value-type="float">
            <text:p>-1,46205408233608</text:p>
          </table:table-cell>
          <table:table-cell office:value-type="float" office:value="1.37590753881083" calcext:value-type="float">
            <text:p>1,375907538810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15199493124327" calcext:value-type="float">
            <text:p>-0,815199493124327</text:p>
          </table:table-cell>
          <table:table-cell office:value-type="float" office:value="1.3264855344932" calcext:value-type="float">
            <text:p>1,32648553449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78397609905829" calcext:value-type="float">
            <text:p>-0,778397609905829</text:p>
          </table:table-cell>
          <table:table-cell office:value-type="float" office:value="0.881391822387814" calcext:value-type="float">
            <text:p>0,8813918223878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99919752400996" calcext:value-type="float">
            <text:p>0,699919752400996</text:p>
          </table:table-cell>
          <table:table-cell office:value-type="float" office:value="1.5677460945491" calcext:value-type="float">
            <text:p>1,56774609454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55700510313785" calcext:value-type="float">
            <text:p>-0,955700510313785</text:p>
          </table:table-cell>
          <table:table-cell office:value-type="float" office:value="0.959889844172381" calcext:value-type="float">
            <text:p>0,9598898441723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2015917514176" calcext:value-type="float">
            <text:p>-1,12015917514176</text:p>
          </table:table-cell>
          <table:table-cell office:value-type="float" office:value="-4.00734377874866" calcext:value-type="float">
            <text:p>-4,007343778748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1953983421799" calcext:value-type="float">
            <text:p>-0,81953983421799</text:p>
          </table:table-cell>
          <table:table-cell office:value-type="float" office:value="1.23035785644649" calcext:value-type="float">
            <text:p>1,230357856446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74458641744839" calcext:value-type="float">
            <text:p>0,374458641744839</text:p>
          </table:table-cell>
          <table:table-cell office:value-type="float" office:value="-4.38121972403648" calcext:value-type="float">
            <text:p>-4,381219724036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60421826851611" calcext:value-type="float">
            <text:p>0,860421826851611</text:p>
          </table:table-cell>
          <table:table-cell office:value-type="float" office:value="-3.70997581906475" calcext:value-type="float">
            <text:p>-3,709975819064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1678199256907" calcext:value-type="float">
            <text:p>1,21678199256907</text:p>
          </table:table-cell>
          <table:table-cell office:value-type="float" office:value="1.605299772027" calcext:value-type="float">
            <text:p>1,6052997720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531615480603011" calcext:value-type="float">
            <text:p>-0,0531615480603011</text:p>
          </table:table-cell>
          <table:table-cell office:value-type="float" office:value="0.566020107710379" calcext:value-type="float">
            <text:p>0,5660201077103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85264087863995" calcext:value-type="float">
            <text:p>0,685264087863995</text:p>
          </table:table-cell>
          <table:table-cell office:value-type="float" office:value="0.873322710490008" calcext:value-type="float">
            <text:p>0,8733227104900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75579447343597" calcext:value-type="float">
            <text:p>0,975579447343597</text:p>
          </table:table-cell>
          <table:table-cell office:value-type="float" office:value="1.2097680305421" calcext:value-type="float">
            <text:p>1,20976803054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758288031724906" calcext:value-type="float">
            <text:p>0,0758288031724906</text:p>
          </table:table-cell>
          <table:table-cell office:value-type="float" office:value="0.328352458108123" calcext:value-type="float">
            <text:p>0,3283524581081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2977615111197" calcext:value-type="float">
            <text:p>1,02977615111197</text:p>
          </table:table-cell>
          <table:table-cell office:value-type="float" office:value="-4.11434708152857" calcext:value-type="float">
            <text:p>-4,114347081528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27947639007857" calcext:value-type="float">
            <text:p>0,727947639007857</text:p>
          </table:table-cell>
          <table:table-cell office:value-type="float" office:value="-3.54054880510772" calcext:value-type="float">
            <text:p>-3,540548805107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33713645156195" calcext:value-type="float">
            <text:p>0,533713645156195</text:p>
          </table:table-cell>
          <table:table-cell office:value-type="float" office:value="0.574518967933831" calcext:value-type="float">
            <text:p>0,5745189679338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9711087843876" calcext:value-type="float">
            <text:p>-1,29711087843876</text:p>
          </table:table-cell>
          <table:table-cell office:value-type="float" office:value="-3.39485188327123" calcext:value-type="float">
            <text:p>-3,394851883271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89050902862791" calcext:value-type="float">
            <text:p>-0,189050902862791</text:p>
          </table:table-cell>
          <table:table-cell office:value-type="float" office:value="0.985016653178911" calcext:value-type="float">
            <text:p>0,9850166531789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8429662736032" calcext:value-type="float">
            <text:p>1,18429662736032</text:p>
          </table:table-cell>
          <table:table-cell office:value-type="float" office:value="-3.29990959753521" calcext:value-type="float">
            <text:p>-3,299909597535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8983228333452" calcext:value-type="float">
            <text:p>-1,38983228333452</text:p>
          </table:table-cell>
          <table:table-cell office:value-type="float" office:value="-3.37184759247363" calcext:value-type="float">
            <text:p>-3,371847592473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53581297074506" calcext:value-type="float">
            <text:p>0,553581297074506</text:p>
          </table:table-cell>
          <table:table-cell office:value-type="float" office:value="-3.70946982949281" calcext:value-type="float">
            <text:p>-3,709469829492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93040897830698" calcext:value-type="float">
            <text:p>0,493040897830698</text:p>
          </table:table-cell>
          <table:table-cell office:value-type="float" office:value="0.42130226103701" calcext:value-type="float">
            <text:p>0,421302261037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02299210763789" calcext:value-type="float">
            <text:p>0,702299210763789</text:p>
          </table:table-cell>
          <table:table-cell office:value-type="float" office:value="1.31817096322207" calcext:value-type="float">
            <text:p>1,318170963222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05558640425311" calcext:value-type="float">
            <text:p>0,705558640425311</text:p>
          </table:table-cell>
          <table:table-cell office:value-type="float" office:value="1.33986028397709" calcext:value-type="float">
            <text:p>1,339860283977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53838004632254" calcext:value-type="float">
            <text:p>-0,653838004632254</text:p>
          </table:table-cell>
          <table:table-cell office:value-type="float" office:value="-4.33644031556691" calcext:value-type="float">
            <text:p>-4,336440315566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64893801718353" calcext:value-type="float">
            <text:p>-0,364893801718353</text:p>
          </table:table-cell>
          <table:table-cell office:value-type="float" office:value="0.754804698360053" calcext:value-type="float">
            <text:p>0,7548046983600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25784990491807" calcext:value-type="float">
            <text:p>0,225784990491807</text:p>
          </table:table-cell>
          <table:table-cell office:value-type="float" office:value="-3.85842355692327" calcext:value-type="float">
            <text:p>-3,858423556923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82910294753504" calcext:value-type="float">
            <text:p>0,882910294753504</text:p>
          </table:table-cell>
          <table:table-cell office:value-type="float" office:value="1.5111461774599" calcext:value-type="float">
            <text:p>1,51114617745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81040158559308" calcext:value-type="float">
            <text:p>-0,181040158559308</text:p>
          </table:table-cell>
          <table:table-cell office:value-type="float" office:value="0.963084643846714" calcext:value-type="float">
            <text:p>0,9630846438467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7816420549709" calcext:value-type="float">
            <text:p>1,37816420549709</text:p>
          </table:table-cell>
          <table:table-cell office:value-type="float" office:value="-3.83422366957553" calcext:value-type="float">
            <text:p>-3,834223669575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176781957772285" calcext:value-type="float">
            <text:p>0,0176781957772285</text:p>
          </table:table-cell>
          <table:table-cell office:value-type="float" office:value="-4.22201806507957" calcext:value-type="float">
            <text:p>-4,222018065079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1544436475679" calcext:value-type="float">
            <text:p>1,21544436475679</text:p>
          </table:table-cell>
          <table:table-cell office:value-type="float" office:value="-3.22590817469131" calcext:value-type="float">
            <text:p>-3,225908174691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28729102787218" calcext:value-type="float">
            <text:p>0,428729102787218</text:p>
          </table:table-cell>
          <table:table-cell office:value-type="float" office:value="1.14167754953251" calcext:value-type="float">
            <text:p>1,141677549532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022633147656" calcext:value-type="float">
            <text:p>-1,1022633147656</text:p>
          </table:table-cell>
          <table:table-cell office:value-type="float" office:value="1.58686667325621" calcext:value-type="float">
            <text:p>1,586866673256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34872969307985" calcext:value-type="float">
            <text:p>-0,834872969307985</text:p>
          </table:table-cell>
          <table:table-cell office:value-type="float" office:value="0.554078702118944" calcext:value-type="float">
            <text:p>0,5540787021189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0687021231547" calcext:value-type="float">
            <text:p>-1,30687021231547</text:p>
          </table:table-cell>
          <table:table-cell office:value-type="float" office:value="1.3917918128349" calcext:value-type="float">
            <text:p>1,39179181283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40670114885379" calcext:value-type="float">
            <text:p>-1,40670114885379</text:p>
          </table:table-cell>
          <table:table-cell office:value-type="float" office:value="1.43080564288969" calcext:value-type="float">
            <text:p>1,430805642889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8895778131053" calcext:value-type="float">
            <text:p>-0,18895778131053</text:p>
          </table:table-cell>
          <table:table-cell office:value-type="float" office:value="-4.51702800886341" calcext:value-type="float">
            <text:p>-4,517028008863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41571333222645" calcext:value-type="float">
            <text:p>0,741571333222645</text:p>
          </table:table-cell>
          <table:table-cell office:value-type="float" office:value="1.54541535005675" calcext:value-type="float">
            <text:p>1,545415350056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95360771048161" calcext:value-type="float">
            <text:p>0,695360771048161</text:p>
          </table:table-cell>
          <table:table-cell office:value-type="float" office:value="-3.57649725519989" calcext:value-type="float">
            <text:p>-3,576497255199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30732126166039" calcext:value-type="float">
            <text:p>-0,130732126166039</text:p>
          </table:table-cell>
          <table:table-cell office:value-type="float" office:value="-4.32169250131008" calcext:value-type="float">
            <text:p>-4,321692501310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1771412620615" calcext:value-type="float">
            <text:p>-1,01771412620615</text:p>
          </table:table-cell>
          <table:table-cell office:value-type="float" office:value="-3.47152732700637" calcext:value-type="float">
            <text:p>-3,471527327006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31261852627158" calcext:value-type="float">
            <text:p>0,631261852627158</text:p>
          </table:table-cell>
          <table:table-cell office:value-type="float" office:value="-3.83197930937877" calcext:value-type="float">
            <text:p>-3,831979309378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4340137222614" calcext:value-type="float">
            <text:p>1,04340137222614</text:p>
          </table:table-cell>
          <table:table-cell office:value-type="float" office:value="0.897599568869147" calcext:value-type="float">
            <text:p>0,8975995688691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74665777962839" calcext:value-type="float">
            <text:p>-0,374665777962839</text:p>
          </table:table-cell>
          <table:table-cell office:value-type="float" office:value="-4.14801280341823" calcext:value-type="float">
            <text:p>-4,148012803418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649691408851548" calcext:value-type="float">
            <text:p>-0,0649691408851548</text:p>
          </table:table-cell>
          <table:table-cell office:value-type="float" office:value="0.70635142544333" calcext:value-type="float">
            <text:p>0,706351425443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43088849245733" calcext:value-type="float">
            <text:p>-0,743088849245733</text:p>
          </table:table-cell>
          <table:table-cell office:value-type="float" office:value="1.3337573738307" calcext:value-type="float">
            <text:p>1,33375737383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41721771163047" calcext:value-type="float">
            <text:p>-1,41721771163047</text:p>
          </table:table-cell>
          <table:table-cell office:value-type="float" office:value="1.81343520418809" calcext:value-type="float">
            <text:p>1,813435204188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11000089359716" calcext:value-type="float">
            <text:p>0,111000089359716</text:p>
          </table:table-cell>
          <table:table-cell office:value-type="float" office:value="-4.19574625399602" calcext:value-type="float">
            <text:p>-4,195746253996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188777554344" calcext:value-type="float">
            <text:p>-1,3188777554344</text:p>
          </table:table-cell>
          <table:table-cell office:value-type="float" office:value="-3.54171719741392" calcext:value-type="float">
            <text:p>-3,541717197413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08471198663464" calcext:value-type="float">
            <text:p>0,208471198663464</text:p>
          </table:table-cell>
          <table:table-cell office:value-type="float" office:value="0.459193853650215" calcext:value-type="float">
            <text:p>0,4591938536502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61818206188891" calcext:value-type="float">
            <text:p>0,961818206188891</text:p>
          </table:table-cell>
          <table:table-cell office:value-type="float" office:value="1.45860731869562" calcext:value-type="float">
            <text:p>1,458607318695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19999464882078" calcext:value-type="float">
            <text:p>0,719999464882078</text:p>
          </table:table-cell>
          <table:table-cell office:value-type="float" office:value="0.83548504036655" calcext:value-type="float">
            <text:p>0,835485040366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41904323280637" calcext:value-type="float">
            <text:p>0,741904323280637</text:p>
          </table:table-cell>
          <table:table-cell office:value-type="float" office:value="0.838536209753169" calcext:value-type="float">
            <text:p>0,8385362097531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68036225364209" calcext:value-type="float">
            <text:p>0,168036225364209</text:p>
          </table:table-cell>
          <table:table-cell office:value-type="float" office:value="-4.18828778782901" calcext:value-type="float">
            <text:p>-4,188287787829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3872031739286" calcext:value-type="float">
            <text:p>1,33872031739286</text:p>
          </table:table-cell>
          <table:table-cell office:value-type="float" office:value="1.37877620012873" calcext:value-type="float">
            <text:p>1,378776200128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89536751714977" calcext:value-type="float">
            <text:p>-0,789536751714977</text:p>
          </table:table-cell>
          <table:table-cell office:value-type="float" office:value="1.35772314896653" calcext:value-type="float">
            <text:p>1,357723148966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56607038951333" calcext:value-type="float">
            <text:p>0,956607038951333</text:p>
          </table:table-cell>
          <table:table-cell office:value-type="float" office:value="-3.82203658077482" calcext:value-type="float">
            <text:p>-3,822036580774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383278250999279" calcext:value-type="float">
            <text:p>-0,0383278250999279</text:p>
          </table:table-cell>
          <table:table-cell office:value-type="float" office:value="-4.11994319219428" calcext:value-type="float">
            <text:p>-4,119943192194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076438716054118" calcext:value-type="float">
            <text:p>0,0076438716054118</text:p>
          </table:table-cell>
          <table:table-cell office:value-type="float" office:value="0.696864771492656" calcext:value-type="float">
            <text:p>0,6968647714926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53761597635964" calcext:value-type="float">
            <text:p>-0,353761597635964</text:p>
          </table:table-cell>
          <table:table-cell office:value-type="float" office:value="-4.54499129474993" calcext:value-type="float">
            <text:p>-4,544991294749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275985727908577" calcext:value-type="float">
            <text:p>-0,0275985727908577</text:p>
          </table:table-cell>
          <table:table-cell office:value-type="float" office:value="-4.29211900896935" calcext:value-type="float">
            <text:p>-4,292119008969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3727535164404" calcext:value-type="float">
            <text:p>-0,33727535164404</text:p>
          </table:table-cell>
          <table:table-cell office:value-type="float" office:value="0.904789326510325" calcext:value-type="float">
            <text:p>0,9047893265103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10923792873463" calcext:value-type="float">
            <text:p>0,710923792873463</text:p>
          </table:table-cell>
          <table:table-cell office:value-type="float" office:value="-3.89777265514202" calcext:value-type="float">
            <text:p>-3,897772655142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0760900751902" calcext:value-type="float">
            <text:p>1,40760900751902</text:p>
          </table:table-cell>
          <table:table-cell office:value-type="float" office:value="-3.33803656127521" calcext:value-type="float">
            <text:p>-3,338036561275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8850584203654" calcext:value-type="float">
            <text:p>1,08850584203654</text:p>
          </table:table-cell>
          <table:table-cell office:value-type="float" office:value="1.25579929481549" calcext:value-type="float">
            <text:p>1,255799294815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40646444427222" calcext:value-type="float">
            <text:p>0,540646444427222</text:p>
          </table:table-cell>
          <table:table-cell office:value-type="float" office:value="-3.71696858048065" calcext:value-type="float">
            <text:p>-3,716968580480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59501274205173" calcext:value-type="float">
            <text:p>-0,359501274205173</text:p>
          </table:table-cell>
          <table:table-cell office:value-type="float" office:value="-4.49323617560891" calcext:value-type="float">
            <text:p>-4,493236175608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67532050449207" calcext:value-type="float">
            <text:p>-0,367532050449207</text:p>
          </table:table-cell>
          <table:table-cell office:value-type="float" office:value="0.779727106279222" calcext:value-type="float">
            <text:p>0,7797271062792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84632951657884" calcext:value-type="float">
            <text:p>-0,884632951657884</text:p>
          </table:table-cell>
          <table:table-cell office:value-type="float" office:value="1.77048338625809" calcext:value-type="float">
            <text:p>1,770483386258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23427272295574" calcext:value-type="float">
            <text:p>0,223427272295574</text:p>
          </table:table-cell>
          <table:table-cell office:value-type="float" office:value="-4.31939025410462" calcext:value-type="float">
            <text:p>-4,319390254104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22417302924565" calcext:value-type="float">
            <text:p>-0,822417302924565</text:p>
          </table:table-cell>
          <table:table-cell office:value-type="float" office:value="0.938928616174783" calcext:value-type="float">
            <text:p>0,9389286161747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02161342567957" calcext:value-type="float">
            <text:p>0,602161342567957</text:p>
          </table:table-cell>
          <table:table-cell office:value-type="float" office:value="-3.99507773584535" calcext:value-type="float">
            <text:p>-3,995077735845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21237059740108" calcext:value-type="float">
            <text:p>0,921237059740108</text:p>
          </table:table-cell>
          <table:table-cell office:value-type="float" office:value="-3.10739086766838" calcext:value-type="float">
            <text:p>-3,107390867668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53917077202767" calcext:value-type="float">
            <text:p>0,153917077202767</text:p>
          </table:table-cell>
          <table:table-cell office:value-type="float" office:value="-4.04411861391542" calcext:value-type="float">
            <text:p>-4,044118613915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47999431090213" calcext:value-type="float">
            <text:p>0,447999431090213</text:p>
          </table:table-cell>
          <table:table-cell office:value-type="float" office:value="0.537757690869019" calcext:value-type="float">
            <text:p>0,5377576908690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00296618287198" calcext:value-type="float">
            <text:p>0,800296618287198</text:p>
          </table:table-cell>
          <table:table-cell office:value-type="float" office:value="1.63400404842434" calcext:value-type="float">
            <text:p>1,634004048424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26823768292186" calcext:value-type="float">
            <text:p>0,726823768292186</text:p>
          </table:table-cell>
          <table:table-cell office:value-type="float" office:value="0.465300988941335" calcext:value-type="float">
            <text:p>0,4653009889413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33833706028693" calcext:value-type="float">
            <text:p>-0,633833706028693</text:p>
          </table:table-cell>
          <table:table-cell office:value-type="float" office:value="1.19433261060058" calcext:value-type="float">
            <text:p>1,194332610600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32398752256386" calcext:value-type="float">
            <text:p>-0,232398752256386</text:p>
          </table:table-cell>
          <table:table-cell office:value-type="float" office:value="-4.00433071657316" calcext:value-type="float">
            <text:p>-4,004330716573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5043237751975" calcext:value-type="float">
            <text:p>-1,05043237751975</text:p>
          </table:table-cell>
          <table:table-cell office:value-type="float" office:value="1.5347969400378" calcext:value-type="float">
            <text:p>1,53479694003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1960356862433" calcext:value-type="float">
            <text:p>1,31960356862433</text:p>
          </table:table-cell>
          <table:table-cell office:value-type="float" office:value="1.44497352092812" calcext:value-type="float">
            <text:p>1,444973520928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035926101855" calcext:value-type="float">
            <text:p>-1,1035926101855</text:p>
          </table:table-cell>
          <table:table-cell office:value-type="float" office:value="1.22914856361502" calcext:value-type="float">
            <text:p>1,229148563615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37182475608179" calcext:value-type="float">
            <text:p>0,837182475608179</text:p>
          </table:table-cell>
          <table:table-cell office:value-type="float" office:value="-3.04702027737802" calcext:value-type="float">
            <text:p>-3,047020277378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81474253189139" calcext:value-type="float">
            <text:p>0,681474253189139</text:p>
          </table:table-cell>
          <table:table-cell office:value-type="float" office:value="-3.85896566753098" calcext:value-type="float">
            <text:p>-3,858965667530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92119188260804" calcext:value-type="float">
            <text:p>0,692119188260804</text:p>
          </table:table-cell>
          <table:table-cell office:value-type="float" office:value="-3.94037896166834" calcext:value-type="float">
            <text:p>-3,940378961668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23627006322235" calcext:value-type="float">
            <text:p>0,523627006322235</text:p>
          </table:table-cell>
          <table:table-cell office:value-type="float" office:value="0.957835664421491" calcext:value-type="float">
            <text:p>0,9578356644214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7018074044062" calcext:value-type="float">
            <text:p>-0,17018074044062</text:p>
          </table:table-cell>
          <table:table-cell office:value-type="float" office:value="-4.40051585160447" calcext:value-type="float">
            <text:p>-4,400515851604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09349040708811" calcext:value-type="float">
            <text:p>0,609349040708811</text:p>
          </table:table-cell>
          <table:table-cell office:value-type="float" office:value="0.702315481304888" calcext:value-type="float">
            <text:p>0,7023154813048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36409797202484" calcext:value-type="float">
            <text:p>-0,836409797202484</text:p>
          </table:table-cell>
          <table:table-cell office:value-type="float" office:value="1.45403185652768" calcext:value-type="float">
            <text:p>1,454031856527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7524309832104" calcext:value-type="float">
            <text:p>-1,07524309832104</text:p>
          </table:table-cell>
          <table:table-cell office:value-type="float" office:value="-3.79258019119154" calcext:value-type="float">
            <text:p>-3,792580191191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18127541938105" calcext:value-type="float">
            <text:p>-0,218127541938105</text:p>
          </table:table-cell>
          <table:table-cell office:value-type="float" office:value="-4.00920847652363" calcext:value-type="float">
            <text:p>-4,009208476523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37883210298915" calcext:value-type="float">
            <text:p>0,937883210298915</text:p>
          </table:table-cell>
          <table:table-cell office:value-type="float" office:value="1.14969371460195" calcext:value-type="float">
            <text:p>1,149693714601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51584306337816" calcext:value-type="float">
            <text:p>0,751584306337816</text:p>
          </table:table-cell>
          <table:table-cell office:value-type="float" office:value="0.604134284256749" calcext:value-type="float">
            <text:p>0,6041342842567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35246471219" calcext:value-type="float">
            <text:p>-0,735246471219</text:p>
          </table:table-cell>
          <table:table-cell office:value-type="float" office:value="0.8666985941176" calcext:value-type="float">
            <text:p>0,86669859411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0015602493367" calcext:value-type="float">
            <text:p>-1,00015602493367</text:p>
          </table:table-cell>
          <table:table-cell office:value-type="float" office:value="-3.58508233803796" calcext:value-type="float">
            <text:p>-3,585082338037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70240720840756" calcext:value-type="float">
            <text:p>0,770240720840756</text:p>
          </table:table-cell>
          <table:table-cell office:value-type="float" office:value="0.520369837255172" calcext:value-type="float">
            <text:p>0,5203698372551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47372661306348" calcext:value-type="float">
            <text:p>0,447372661306348</text:p>
          </table:table-cell>
          <table:table-cell office:value-type="float" office:value="-4.21987131133373" calcext:value-type="float">
            <text:p>-4,219871311333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9039482378496" calcext:value-type="float">
            <text:p>1,29039482378496</text:p>
          </table:table-cell>
          <table:table-cell office:value-type="float" office:value="1.34357534920381" calcext:value-type="float">
            <text:p>1,343575349203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0897208644038" calcext:value-type="float">
            <text:p>-1,20897208644038</text:p>
          </table:table-cell>
          <table:table-cell office:value-type="float" office:value="1.290061989813" calcext:value-type="float">
            <text:p>1,2900619898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84522254704586" calcext:value-type="float">
            <text:p>-0,884522254704586</text:p>
          </table:table-cell>
          <table:table-cell office:value-type="float" office:value="1.17124022105065" calcext:value-type="float">
            <text:p>1,171240221050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51321108480002" calcext:value-type="float">
            <text:p>0,351321108480002</text:p>
          </table:table-cell>
          <table:table-cell office:value-type="float" office:value="-4.15934870166654" calcext:value-type="float">
            <text:p>-4,159348701666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59789325064048" calcext:value-type="float">
            <text:p>-0,559789325064048</text:p>
          </table:table-cell>
          <table:table-cell office:value-type="float" office:value="-4.08348151516711" calcext:value-type="float">
            <text:p>-4,083481515167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14304966848882" calcext:value-type="float">
            <text:p>-0,114304966848882</text:p>
          </table:table-cell>
          <table:table-cell office:value-type="float" office:value="-3.95213931691392" calcext:value-type="float">
            <text:p>-3,952139316913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74242405177677" calcext:value-type="float">
            <text:p>-0,474242405177677</text:p>
          </table:table-cell>
          <table:table-cell office:value-type="float" office:value="-3.65477761518526" calcext:value-type="float">
            <text:p>-3,654777615185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1494158776922" calcext:value-type="float">
            <text:p>-1,11494158776922</text:p>
          </table:table-cell>
          <table:table-cell office:value-type="float" office:value="1.12043032589578" calcext:value-type="float">
            <text:p>1,120430325895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88242996514351" calcext:value-type="float">
            <text:p>-0,388242996514351</text:p>
          </table:table-cell>
          <table:table-cell office:value-type="float" office:value="1.0420612920268" calcext:value-type="float">
            <text:p>1,04206129202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92098632565105" calcext:value-type="float">
            <text:p>-0,692098632565105</text:p>
          </table:table-cell>
          <table:table-cell office:value-type="float" office:value="1.23363557928782" calcext:value-type="float">
            <text:p>1,233635579287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60061004954379" calcext:value-type="float">
            <text:p>-0,760061004954379</text:p>
          </table:table-cell>
          <table:table-cell office:value-type="float" office:value="-3.49930717953992" calcext:value-type="float">
            <text:p>-3,499307179539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55735024743614" calcext:value-type="float">
            <text:p>-0,955735024743614</text:p>
          </table:table-cell>
          <table:table-cell office:value-type="float" office:value="1.32434479782761" calcext:value-type="float">
            <text:p>1,324344797827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44427171792896" calcext:value-type="float">
            <text:p>-0,544427171792896</text:p>
          </table:table-cell>
          <table:table-cell office:value-type="float" office:value="-3.73462938157235" calcext:value-type="float">
            <text:p>-3,734629381572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31029485664752" calcext:value-type="float">
            <text:p>0,731029485664752</text:p>
          </table:table-cell>
          <table:table-cell office:value-type="float" office:value="1.01011247126022" calcext:value-type="float">
            <text:p>1,010112471260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19750037279266" calcext:value-type="float">
            <text:p>-0,919750037279266</text:p>
          </table:table-cell>
          <table:table-cell office:value-type="float" office:value="-3.61902421975121" calcext:value-type="float">
            <text:p>-3,619024219751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95055581373686" calcext:value-type="float">
            <text:p>-0,695055581373686</text:p>
          </table:table-cell>
          <table:table-cell office:value-type="float" office:value="0.473502408761126" calcext:value-type="float">
            <text:p>0,4735024087611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58765720888647" calcext:value-type="float">
            <text:p>-0,358765720888647</text:p>
          </table:table-cell>
          <table:table-cell office:value-type="float" office:value="0.518042725905372" calcext:value-type="float">
            <text:p>0,5180427259053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30222574186894" calcext:value-type="float">
            <text:p>0,530222574186894</text:p>
          </table:table-cell>
          <table:table-cell office:value-type="float" office:value="1.21907648826405" calcext:value-type="float">
            <text:p>1,219076488264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89595523066675" calcext:value-type="float">
            <text:p>0,289595523066675</text:p>
          </table:table-cell>
          <table:table-cell office:value-type="float" office:value="-3.96552755702692" calcext:value-type="float">
            <text:p>-3,965527557026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8798293892484" calcext:value-type="float">
            <text:p>-0,38798293892484</text:p>
          </table:table-cell>
          <table:table-cell office:value-type="float" office:value="-4.46889943184944" calcext:value-type="float">
            <text:p>-4,468899431849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32139895939055" calcext:value-type="float">
            <text:p>-0,732139895939055</text:p>
          </table:table-cell>
          <table:table-cell office:value-type="float" office:value="-3.78403202755217" calcext:value-type="float">
            <text:p>-3,784032027552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3489952749305" calcext:value-type="float">
            <text:p>-1,03489952749305</text:p>
          </table:table-cell>
          <table:table-cell office:value-type="float" office:value="-3.54768524820983" calcext:value-type="float">
            <text:p>-3,547685248209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26638246926674" calcext:value-type="float">
            <text:p>0,126638246926674</text:p>
          </table:table-cell>
          <table:table-cell office:value-type="float" office:value="-4.43824081308302" calcext:value-type="float">
            <text:p>-4,438240813083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2893292929814" calcext:value-type="float">
            <text:p>-1,32893292929814</text:p>
          </table:table-cell>
          <table:table-cell office:value-type="float" office:value="-3.36015482438866" calcext:value-type="float">
            <text:p>-3,360154824388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0177324521517" calcext:value-type="float">
            <text:p>0,60177324521517</text:p>
          </table:table-cell>
          <table:table-cell office:value-type="float" office:value="1.19925039453472" calcext:value-type="float">
            <text:p>1,199250394534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8893596748886" calcext:value-type="float">
            <text:p>-1,08893596748886</text:p>
          </table:table-cell>
          <table:table-cell office:value-type="float" office:value="1.59986166437188" calcext:value-type="float">
            <text:p>1,599861664371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86477008900433" calcext:value-type="float">
            <text:p>-0,486477008900433</text:p>
          </table:table-cell>
          <table:table-cell office:value-type="float" office:value="-4.49898328291648" calcext:value-type="float">
            <text:p>-4,498983282916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5991837912429" calcext:value-type="float">
            <text:p>-1,05991837912429</text:p>
          </table:table-cell>
          <table:table-cell office:value-type="float" office:value="0.814905467975607" calcext:value-type="float">
            <text:p>0,8149054679756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3780754699761" calcext:value-type="float">
            <text:p>-1,13780754699761</text:p>
          </table:table-cell>
          <table:table-cell office:value-type="float" office:value="1.5680308795032" calcext:value-type="float">
            <text:p>1,56803087950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8973903022867" calcext:value-type="float">
            <text:p>1,28973903022867</text:p>
          </table:table-cell>
          <table:table-cell office:value-type="float" office:value="-3.98841185238464" calcext:value-type="float">
            <text:p>-3,988411852384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5266175066689" calcext:value-type="float">
            <text:p>-1,05266175066689</text:p>
          </table:table-cell>
          <table:table-cell office:value-type="float" office:value="-3.57849157549293" calcext:value-type="float">
            <text:p>-3,578491575492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61591009851186" calcext:value-type="float">
            <text:p>0,461591009851186</text:p>
          </table:table-cell>
          <table:table-cell office:value-type="float" office:value="0.406156681128095" calcext:value-type="float">
            <text:p>0,4061566811280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8828010116372" calcext:value-type="float">
            <text:p>1,28828010116372</text:p>
          </table:table-cell>
          <table:table-cell office:value-type="float" office:value="-3.01075009055558" calcext:value-type="float">
            <text:p>-3,010750090555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71774406174117" calcext:value-type="float">
            <text:p>0,171774406174117</text:p>
          </table:table-cell>
          <table:table-cell office:value-type="float" office:value="-4.31730983441071" calcext:value-type="float">
            <text:p>-4,317309834410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05974740230519" calcext:value-type="float">
            <text:p>-0,505974740230519</text:p>
          </table:table-cell>
          <table:table-cell office:value-type="float" office:value="0.630126094498384" calcext:value-type="float">
            <text:p>0,6301260944983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67592004258832" calcext:value-type="float">
            <text:p>-0,867592004258832</text:p>
          </table:table-cell>
          <table:table-cell office:value-type="float" office:value="-3.57927859288298" calcext:value-type="float">
            <text:p>-3,579278592882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749907044647" calcext:value-type="float">
            <text:p>1,2749907044647</text:p>
          </table:table-cell>
          <table:table-cell office:value-type="float" office:value="-3.48799913942239" calcext:value-type="float">
            <text:p>-3,487999139422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2863766677552" calcext:value-type="float">
            <text:p>1,02863766677552</text:p>
          </table:table-cell>
          <table:table-cell office:value-type="float" office:value="-3.94136056908535" calcext:value-type="float">
            <text:p>-3,941360569085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01419246795905" calcext:value-type="float">
            <text:p>-0,601419246795905</text:p>
          </table:table-cell>
          <table:table-cell office:value-type="float" office:value="-3.80145032340164" calcext:value-type="float">
            <text:p>-3,801450323401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15918191451291" calcext:value-type="float">
            <text:p>0,915918191451291</text:p>
          </table:table-cell>
          <table:table-cell office:value-type="float" office:value="1.53898168529015" calcext:value-type="float">
            <text:p>1,538981685290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74851368241132" calcext:value-type="float">
            <text:p>0,674851368241132</text:p>
          </table:table-cell>
          <table:table-cell office:value-type="float" office:value="0.752563757321097" calcext:value-type="float">
            <text:p>0,7525637573210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67789926913336" calcext:value-type="float">
            <text:p>0,667789926913336</text:p>
          </table:table-cell>
          <table:table-cell office:value-type="float" office:value="0.570937609985571" calcext:value-type="float">
            <text:p>0,5709376099855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17036605250335" calcext:value-type="float">
            <text:p>0,617036605250335</text:p>
          </table:table-cell>
          <table:table-cell office:value-type="float" office:value="0.510416286809114" calcext:value-type="float">
            <text:p>0,5104162868091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53137112737963" calcext:value-type="float">
            <text:p>0,553137112737963</text:p>
          </table:table-cell>
          <table:table-cell office:value-type="float" office:value="0.442595426230294" calcext:value-type="float">
            <text:p>0,4425954262302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97699034310245" calcext:value-type="float">
            <text:p>-0,797699034310245</text:p>
          </table:table-cell>
          <table:table-cell office:value-type="float" office:value="1.53935796072816" calcext:value-type="float">
            <text:p>1,539357960728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33202255890973" calcext:value-type="float">
            <text:p>-0,733202255890973</text:p>
          </table:table-cell>
          <table:table-cell office:value-type="float" office:value="0.915996237047556" calcext:value-type="float">
            <text:p>0,9159962370475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06322694528562" calcext:value-type="float">
            <text:p>-0,706322694528562</text:p>
          </table:table-cell>
          <table:table-cell office:value-type="float" office:value="0.846558677676508" calcext:value-type="float">
            <text:p>0,8465586776765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4700334630782" calcext:value-type="float">
            <text:p>-1,04700334630782</text:p>
          </table:table-cell>
          <table:table-cell office:value-type="float" office:value="1.24562093712215" calcext:value-type="float">
            <text:p>1,245620937122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99066593145745" calcext:value-type="float">
            <text:p>-0,499066593145745</text:p>
          </table:table-cell>
          <table:table-cell office:value-type="float" office:value="0.602691311882101" calcext:value-type="float">
            <text:p>0,6026913118821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33287260814019" calcext:value-type="float">
            <text:p>0,733287260814019</text:p>
          </table:table-cell>
          <table:table-cell office:value-type="float" office:value="-4.18789315529562" calcext:value-type="float">
            <text:p>-4,187893155295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75598286354109" calcext:value-type="float">
            <text:p>0,175598286354109</text:p>
          </table:table-cell>
          <table:table-cell office:value-type="float" office:value="-3.97537133981149" calcext:value-type="float">
            <text:p>-3,975371339811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1989499605211" calcext:value-type="float">
            <text:p>-1,21989499605211</text:p>
          </table:table-cell>
          <table:table-cell office:value-type="float" office:value="1.70253840141803" calcext:value-type="float">
            <text:p>1,702538401418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44663491022797" calcext:value-type="float">
            <text:p>-0,844663491022797</text:p>
          </table:table-cell>
          <table:table-cell office:value-type="float" office:value="-3.9152661264131" calcext:value-type="float">
            <text:p>-3,91526612641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31414987694456" calcext:value-type="float">
            <text:p>0,431414987694456</text:p>
          </table:table-cell>
          <table:table-cell office:value-type="float" office:value="-3.96955488814865" calcext:value-type="float">
            <text:p>-3,969554888148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5018343985073" calcext:value-type="float">
            <text:p>1,35018343985073</text:p>
          </table:table-cell>
          <table:table-cell office:value-type="float" office:value="-3.75325672296597" calcext:value-type="float">
            <text:p>-3,753256722965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11188256041361" calcext:value-type="float">
            <text:p>0,711188256041361</text:p>
          </table:table-cell>
          <table:table-cell office:value-type="float" office:value="-4.40300621568454" calcext:value-type="float">
            <text:p>-4,403006215684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58554903144121" calcext:value-type="float">
            <text:p>-0,358554903144121</text:p>
          </table:table-cell>
          <table:table-cell office:value-type="float" office:value="-4.54486617655664" calcext:value-type="float">
            <text:p>-4,544866176556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20028682143168" calcext:value-type="float">
            <text:p>-0,120028682143168</text:p>
          </table:table-cell>
          <table:table-cell office:value-type="float" office:value="0.303443323578169" calcext:value-type="float">
            <text:p>0,3034433235781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70247771084945" calcext:value-type="float">
            <text:p>-0,970247771084945</text:p>
          </table:table-cell>
          <table:table-cell office:value-type="float" office:value="1.50406227871819" calcext:value-type="float">
            <text:p>1,504062278718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98140528199439" calcext:value-type="float">
            <text:p>0,898140528199439</text:p>
          </table:table-cell>
          <table:table-cell office:value-type="float" office:value="-4.09753860203025" calcext:value-type="float">
            <text:p>-4,097538602030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69802922656023" calcext:value-type="float">
            <text:p>0,569802922656023</text:p>
          </table:table-cell>
          <table:table-cell office:value-type="float" office:value="0.733756078269648" calcext:value-type="float">
            <text:p>0,7337560782696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75542923068774" calcext:value-type="float">
            <text:p>-0,375542923068774</text:p>
          </table:table-cell>
          <table:table-cell office:value-type="float" office:value="0.812509407704654" calcext:value-type="float">
            <text:p>0,8125094077046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27349540438845" calcext:value-type="float">
            <text:p>-0,627349540438845</text:p>
          </table:table-cell>
          <table:table-cell office:value-type="float" office:value="0.838316422562116" calcext:value-type="float">
            <text:p>0,8383164225621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0697364412367" calcext:value-type="float">
            <text:p>1,20697364412367</text:p>
          </table:table-cell>
          <table:table-cell office:value-type="float" office:value="-3.41143650943746" calcext:value-type="float">
            <text:p>-3,411436509437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4899574045457" calcext:value-type="float">
            <text:p>0,34899574045457</text:p>
          </table:table-cell>
          <table:table-cell office:value-type="float" office:value="1.01584400148221" calcext:value-type="float">
            <text:p>1,015844001482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8394330388256" calcext:value-type="float">
            <text:p>-1,08394330388256</text:p>
          </table:table-cell>
          <table:table-cell office:value-type="float" office:value="1.62649431645441" calcext:value-type="float">
            <text:p>1,626494316454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21350988422212" calcext:value-type="float">
            <text:p>-0,721350988422212</text:p>
          </table:table-cell>
          <table:table-cell office:value-type="float" office:value="0.477602419731076" calcext:value-type="float">
            <text:p>0,4776024197310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12845907250351" calcext:value-type="float">
            <text:p>-0,512845907250351</text:p>
          </table:table-cell>
          <table:table-cell office:value-type="float" office:value="-4.35498131889499" calcext:value-type="float">
            <text:p>-4,354981318894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6755327698798" calcext:value-type="float">
            <text:p>-1,26755327698798</text:p>
          </table:table-cell>
          <table:table-cell office:value-type="float" office:value="-3.7095199256387" calcext:value-type="float">
            <text:p>-3,70951992563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36660480474051" calcext:value-type="float">
            <text:p>-0,836660480474051</text:p>
          </table:table-cell>
          <table:table-cell office:value-type="float" office:value="-3.25184002099739" calcext:value-type="float">
            <text:p>-3,251840020997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54974408331769" calcext:value-type="float">
            <text:p>-0,754974408331769</text:p>
          </table:table-cell>
          <table:table-cell office:value-type="float" office:value="-3.69824284979976" calcext:value-type="float">
            <text:p>-3,698242849799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22275342503805" calcext:value-type="float">
            <text:p>0,522275342503805</text:p>
          </table:table-cell>
          <table:table-cell office:value-type="float" office:value="0.551993291379354" calcext:value-type="float">
            <text:p>0,5519932913793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2364283089912" calcext:value-type="float">
            <text:p>-1,32364283089912</text:p>
          </table:table-cell>
          <table:table-cell office:value-type="float" office:value="-3.52758614100918" calcext:value-type="float">
            <text:p>-3,527586141009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16257588520972" calcext:value-type="float">
            <text:p>0,516257588520972</text:p>
          </table:table-cell>
          <table:table-cell office:value-type="float" office:value="1.13579341283842" calcext:value-type="float">
            <text:p>1,135793412838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39552736008347" calcext:value-type="float">
            <text:p>0,939552736008347</text:p>
          </table:table-cell>
          <table:table-cell office:value-type="float" office:value="-4.08611355728915" calcext:value-type="float">
            <text:p>-4,086113557289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80370939373528" calcext:value-type="float">
            <text:p>0,880370939373528</text:p>
          </table:table-cell>
          <table:table-cell office:value-type="float" office:value="1.462717063198" calcext:value-type="float">
            <text:p>1,4627170631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99233130106219" calcext:value-type="float">
            <text:p>-0,299233130106219</text:p>
          </table:table-cell>
          <table:table-cell office:value-type="float" office:value="0.969096053295249" calcext:value-type="float">
            <text:p>0,9690960532952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64357616354122" calcext:value-type="float">
            <text:p>0,664357616354122</text:p>
          </table:table-cell>
          <table:table-cell office:value-type="float" office:value="-3.93569807239742" calcext:value-type="float">
            <text:p>-3,935698072397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8469374986655" calcext:value-type="float">
            <text:p>-1,08469374986655</text:p>
          </table:table-cell>
          <table:table-cell office:value-type="float" office:value="-3.42230432262497" calcext:value-type="float">
            <text:p>-3,422304322624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4983514620629" calcext:value-type="float">
            <text:p>-1,24983514620629</text:p>
          </table:table-cell>
          <table:table-cell office:value-type="float" office:value="1.67136574454356" calcext:value-type="float">
            <text:p>1,671365744543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64297371673822" calcext:value-type="float">
            <text:p>0,964297371673822</text:p>
          </table:table-cell>
          <table:table-cell office:value-type="float" office:value="0.817651090997214" calcext:value-type="float">
            <text:p>0,8176510909972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4419425190094" calcext:value-type="float">
            <text:p>1,04419425190094</text:p>
          </table:table-cell>
          <table:table-cell office:value-type="float" office:value="1.15659103422164" calcext:value-type="float">
            <text:p>1,156591034221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57216244802144" calcext:value-type="float">
            <text:p>0,957216244802144</text:p>
          </table:table-cell>
          <table:table-cell office:value-type="float" office:value="0.669029865687469" calcext:value-type="float">
            <text:p>0,6690298656874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64569285546135" calcext:value-type="float">
            <text:p>0,764569285546135</text:p>
          </table:table-cell>
          <table:table-cell office:value-type="float" office:value="1.03225981913103" calcext:value-type="float">
            <text:p>1,032259819131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92839102564485" calcext:value-type="float">
            <text:p>-0,992839102564485</text:p>
          </table:table-cell>
          <table:table-cell office:value-type="float" office:value="1.64917507019941" calcext:value-type="float">
            <text:p>1,649175070199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158542521127059" calcext:value-type="float">
            <text:p>-0,0158542521127059</text:p>
          </table:table-cell>
          <table:table-cell office:value-type="float" office:value="-4.00914651342453" calcext:value-type="float">
            <text:p>-4,009146513424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23099173833754" calcext:value-type="float">
            <text:p>-0,923099173833754</text:p>
          </table:table-cell>
          <table:table-cell office:value-type="float" office:value="-4.00431639224835" calcext:value-type="float">
            <text:p>-4,004316392248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00720761130964" calcext:value-type="float">
            <text:p>-0,300720761130964</text:p>
          </table:table-cell>
          <table:table-cell office:value-type="float" office:value="-4.09086998956929" calcext:value-type="float">
            <text:p>-4,090869989569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947085441146642" calcext:value-type="float">
            <text:p>0,0947085441146642</text:p>
          </table:table-cell>
          <table:table-cell office:value-type="float" office:value="0.760261137787683" calcext:value-type="float">
            <text:p>0,7602611377876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08421462435965" calcext:value-type="float">
            <text:p>0,608421462435965</text:p>
          </table:table-cell>
          <table:table-cell office:value-type="float" office:value="-3.92922835609961" calcext:value-type="float">
            <text:p>-3,929228356099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77480978547459" calcext:value-type="float">
            <text:p>0,377480978547459</text:p>
          </table:table-cell>
          <table:table-cell office:value-type="float" office:value="0.665221429182655" calcext:value-type="float">
            <text:p>0,6652214291826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17613695390366" calcext:value-type="float">
            <text:p>0,317613695390366</text:p>
          </table:table-cell>
          <table:table-cell office:value-type="float" office:value="0.689662467814246" calcext:value-type="float">
            <text:p>0,6896624678142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62440502405783" calcext:value-type="float">
            <text:p>-0,762440502405783</text:p>
          </table:table-cell>
          <table:table-cell office:value-type="float" office:value="1.07320399994142" calcext:value-type="float">
            <text:p>1,073203999941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05224231998485" calcext:value-type="float">
            <text:p>-0,605224231998485</text:p>
          </table:table-cell>
          <table:table-cell office:value-type="float" office:value="-3.71935766182608" calcext:value-type="float">
            <text:p>-3,719357661826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322179771639838" calcext:value-type="float">
            <text:p>-0,0322179771639838</text:p>
          </table:table-cell>
          <table:table-cell office:value-type="float" office:value="0.670591141746147" calcext:value-type="float">
            <text:p>0,6705911417461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97403727504152" calcext:value-type="float">
            <text:p>0,797403727504152</text:p>
          </table:table-cell>
          <table:table-cell office:value-type="float" office:value="-3.56517326961914" calcext:value-type="float">
            <text:p>-3,565173269619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21315968725162" calcext:value-type="float">
            <text:p>-0,721315968725162</text:p>
          </table:table-cell>
          <table:table-cell office:value-type="float" office:value="1.07790069067295" calcext:value-type="float">
            <text:p>1,077900690672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2784705112899" calcext:value-type="float">
            <text:p>-1,32784705112899</text:p>
          </table:table-cell>
          <table:table-cell office:value-type="float" office:value="1.36372322863358" calcext:value-type="float">
            <text:p>1,363723228633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89607111637775" calcext:value-type="float">
            <text:p>0,489607111637775</text:p>
          </table:table-cell>
          <table:table-cell office:value-type="float" office:value="0.463837651563285" calcext:value-type="float">
            <text:p>0,4638376515632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35664661916181" calcext:value-type="float">
            <text:p>-0,135664661916181</text:p>
          </table:table-cell>
          <table:table-cell office:value-type="float" office:value="-4.4830051545769" calcext:value-type="float">
            <text:p>-4,48300515457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96023424328945" calcext:value-type="float">
            <text:p>0,996023424328945</text:p>
          </table:table-cell>
          <table:table-cell office:value-type="float" office:value="-3.49764425321207" calcext:value-type="float">
            <text:p>-3,497644253212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71179164306686" calcext:value-type="float">
            <text:p>-0,771179164306686</text:p>
          </table:table-cell>
          <table:table-cell office:value-type="float" office:value="1.50490085473369" calcext:value-type="float">
            <text:p>1,504900854733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68485150724114" calcext:value-type="float">
            <text:p>-0,668485150724114</text:p>
          </table:table-cell>
          <table:table-cell office:value-type="float" office:value="0.835189087360291" calcext:value-type="float">
            <text:p>0,8351890873602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48448028911654" calcext:value-type="float">
            <text:p>0,248448028911654</text:p>
          </table:table-cell>
          <table:table-cell office:value-type="float" office:value="0.82504562900836" calcext:value-type="float">
            <text:p>0,825045629008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23617063105889" calcext:value-type="float">
            <text:p>0,823617063105889</text:p>
          </table:table-cell>
          <table:table-cell office:value-type="float" office:value="1.26816860382331" calcext:value-type="float">
            <text:p>1,268168603823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286144611744697" calcext:value-type="float">
            <text:p>0,0286144611744697</text:p>
          </table:table-cell>
          <table:table-cell office:value-type="float" office:value="-4.00188530718863" calcext:value-type="float">
            <text:p>-4,001885307188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33013974312201" calcext:value-type="float">
            <text:p>-0,333013974312201</text:p>
          </table:table-cell>
          <table:table-cell office:value-type="float" office:value="0.512990641345081" calcext:value-type="float">
            <text:p>0,5129906413450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7143829886543" calcext:value-type="float">
            <text:p>1,17143829886543</text:p>
          </table:table-cell>
          <table:table-cell office:value-type="float" office:value="1.5932439883997" calcext:value-type="float">
            <text:p>1,59324398839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18783369429687" calcext:value-type="float">
            <text:p>-0,418783369429687</text:p>
          </table:table-cell>
          <table:table-cell office:value-type="float" office:value="0.724952683084958" calcext:value-type="float">
            <text:p>0,7249526830849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46630231244612" calcext:value-type="float">
            <text:p>-0,646630231244612</text:p>
          </table:table-cell>
          <table:table-cell office:value-type="float" office:value="-3.48467218387362" calcext:value-type="float">
            <text:p>-3,484672183873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4497884720448" calcext:value-type="float">
            <text:p>1,04497884720448</text:p>
          </table:table-cell>
          <table:table-cell office:value-type="float" office:value="-4.07716886640006" calcext:value-type="float">
            <text:p>-4,077168866400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04245678976823" calcext:value-type="float">
            <text:p>0,404245678976823</text:p>
          </table:table-cell>
          <table:table-cell office:value-type="float" office:value="-3.87561350290002" calcext:value-type="float">
            <text:p>-3,875613502900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7629824143778" calcext:value-type="float">
            <text:p>1,27629824143778</text:p>
          </table:table-cell>
          <table:table-cell office:value-type="float" office:value="-3.07176814747085" calcext:value-type="float">
            <text:p>-3,071768147470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03670575384006" calcext:value-type="float">
            <text:p>0,503670575384006</text:p>
          </table:table-cell>
          <table:table-cell office:value-type="float" office:value="0.866070456898199" calcext:value-type="float">
            <text:p>0,8660704568981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26517507342047" calcext:value-type="float">
            <text:p>-0,726517507342047</text:p>
          </table:table-cell>
          <table:table-cell office:value-type="float" office:value="-3.96505245696614" calcext:value-type="float">
            <text:p>-3,965052456966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73241317757693" calcext:value-type="float">
            <text:p>0,573241317757693</text:p>
          </table:table-cell>
          <table:table-cell office:value-type="float" office:value="-4.49519943746797" calcext:value-type="float">
            <text:p>-4,495199437467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97020417351999" calcext:value-type="float">
            <text:p>0,497020417351999</text:p>
          </table:table-cell>
          <table:table-cell office:value-type="float" office:value="0.588696766092469" calcext:value-type="float">
            <text:p>0,5886967660924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99314935740149" calcext:value-type="float">
            <text:p>-0,799314935740149</text:p>
          </table:table-cell>
          <table:table-cell office:value-type="float" office:value="0.46959803445306" calcext:value-type="float">
            <text:p>0,469598034453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9125720236034" calcext:value-type="float">
            <text:p>-1,09125720236034</text:p>
          </table:table-cell>
          <table:table-cell office:value-type="float" office:value="-3.36372188865267" calcext:value-type="float">
            <text:p>-3,363721888652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51255316819717" calcext:value-type="float">
            <text:p>0,351255316819717</text:p>
          </table:table-cell>
          <table:table-cell office:value-type="float" office:value="-3.93872338666108" calcext:value-type="float">
            <text:p>-3,938723386661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39640240154408" calcext:value-type="float">
            <text:p>0,839640240154408</text:p>
          </table:table-cell>
          <table:table-cell office:value-type="float" office:value="0.752095405749896" calcext:value-type="float">
            <text:p>0,7520954057498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41780738650286" calcext:value-type="float">
            <text:p>-0,841780738650286</text:p>
          </table:table-cell>
          <table:table-cell office:value-type="float" office:value="1.218602440516" calcext:value-type="float">
            <text:p>1,2186024405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01822422118036" calcext:value-type="float">
            <text:p>0,101822422118036</text:p>
          </table:table-cell>
          <table:table-cell office:value-type="float" office:value="0.582040279112461" calcext:value-type="float">
            <text:p>0,5820402791124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2085663506428" calcext:value-type="float">
            <text:p>0,12085663506428</text:p>
          </table:table-cell>
          <table:table-cell office:value-type="float" office:value="0.857810221183244" calcext:value-type="float">
            <text:p>0,8578102211832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11922488153672" calcext:value-type="float">
            <text:p>-0,911922488153672</text:p>
          </table:table-cell>
          <table:table-cell office:value-type="float" office:value="1.02689230755395" calcext:value-type="float">
            <text:p>1,026892307553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246486629446" calcext:value-type="float">
            <text:p>1,1246486629446</text:p>
          </table:table-cell>
          <table:table-cell office:value-type="float" office:value="-3.24872948524532" calcext:value-type="float">
            <text:p>-3,248729485245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906823484990074" calcext:value-type="float">
            <text:p>-0,0906823484990074</text:p>
          </table:table-cell>
          <table:table-cell office:value-type="float" office:value="-4.45201197568089" calcext:value-type="float">
            <text:p>-4,452011975680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5237199770315" calcext:value-type="float">
            <text:p>0,25237199770315</text:p>
          </table:table-cell>
          <table:table-cell office:value-type="float" office:value="0.627960307346455" calcext:value-type="float">
            <text:p>0,6279603073464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9090953507072" calcext:value-type="float">
            <text:p>1,49090953507072</text:p>
          </table:table-cell>
          <table:table-cell office:value-type="float" office:value="-3.53155198387171" calcext:value-type="float">
            <text:p>-3,531551983871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6805209337032" calcext:value-type="float">
            <text:p>-1,26805209337032</text:p>
          </table:table-cell>
          <table:table-cell office:value-type="float" office:value="1.42497822519563" calcext:value-type="float">
            <text:p>1,424978225195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85949653016059" calcext:value-type="float">
            <text:p>-0,385949653016059</text:p>
          </table:table-cell>
          <table:table-cell office:value-type="float" office:value="0.979363439951728" calcext:value-type="float">
            <text:p>0,9793634399517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1418473074333" calcext:value-type="float">
            <text:p>1,01418473074333</text:p>
          </table:table-cell>
          <table:table-cell office:value-type="float" office:value="-3.03533639156488" calcext:value-type="float">
            <text:p>-3,035336391564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7119868402235" calcext:value-type="float">
            <text:p>-0,97119868402235</text:p>
          </table:table-cell>
          <table:table-cell office:value-type="float" office:value="1.64077444893241" calcext:value-type="float">
            <text:p>1,640774448932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7789358511147" calcext:value-type="float">
            <text:p>-1,17789358511147</text:p>
          </table:table-cell>
          <table:table-cell office:value-type="float" office:value="-3.30634374639579" calcext:value-type="float">
            <text:p>-3,306343746395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06182483117318" calcext:value-type="float">
            <text:p>0,706182483117318</text:p>
          </table:table-cell>
          <table:table-cell office:value-type="float" office:value="-3.81891318899599" calcext:value-type="float">
            <text:p>-3,818913188995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37636636361124" calcext:value-type="float">
            <text:p>0,837636636361124</text:p>
          </table:table-cell>
          <table:table-cell office:value-type="float" office:value="1.25617591889629" calcext:value-type="float">
            <text:p>1,256175918896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83734402764365" calcext:value-type="float">
            <text:p>-0,283734402764365</text:p>
          </table:table-cell>
          <table:table-cell office:value-type="float" office:value="0.742681770896871" calcext:value-type="float">
            <text:p>0,7426817708968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7038994696795" calcext:value-type="float">
            <text:p>1,07038994696795</text:p>
          </table:table-cell>
          <table:table-cell office:value-type="float" office:value="0.953446944270784" calcext:value-type="float">
            <text:p>0,9534469442707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57526850392974" calcext:value-type="float">
            <text:p>-0,257526850392974</text:p>
          </table:table-cell>
          <table:table-cell office:value-type="float" office:value="-3.810259912684" calcext:value-type="float">
            <text:p>-3,8102599126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67860335304545" calcext:value-type="float">
            <text:p>-0,367860335304545</text:p>
          </table:table-cell>
          <table:table-cell office:value-type="float" office:value="-3.77788075883234" calcext:value-type="float">
            <text:p>-3,777880758832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83798491345767" calcext:value-type="float">
            <text:p>0,883798491345767</text:p>
          </table:table-cell>
          <table:table-cell office:value-type="float" office:value="1.22635046180447" calcext:value-type="float">
            <text:p>1,226350461804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04617509509735" calcext:value-type="float">
            <text:p>0,104617509509735</text:p>
          </table:table-cell>
          <table:table-cell office:value-type="float" office:value="-4.05629907517852" calcext:value-type="float">
            <text:p>-4,0562990751785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72462626706509" calcext:value-type="float">
            <text:p>0,072462626706509</text:p>
          </table:table-cell>
          <table:table-cell office:value-type="float" office:value="0.487721478619933" calcext:value-type="float">
            <text:p>0,4877214786199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3192505239655" calcext:value-type="float">
            <text:p>-1,33192505239655</text:p>
          </table:table-cell>
          <table:table-cell office:value-type="float" office:value="-3.34457483290274" calcext:value-type="float">
            <text:p>-3,344574832902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3136550470819" calcext:value-type="float">
            <text:p>1,13136550470819</text:p>
          </table:table-cell>
          <table:table-cell office:value-type="float" office:value="-3.42690676997742" calcext:value-type="float">
            <text:p>-3,426906769977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38185222502426" calcext:value-type="float">
            <text:p>0,238185222502426</text:p>
          </table:table-cell>
          <table:table-cell office:value-type="float" office:value="-4.37212898401963" calcext:value-type="float">
            <text:p>-4,372128984019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667022549596" calcext:value-type="float">
            <text:p>0,9667022549596</text:p>
          </table:table-cell>
          <table:table-cell office:value-type="float" office:value="-4.30115023241579" calcext:value-type="float">
            <text:p>-4,301150232415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52987394804669" calcext:value-type="float">
            <text:p>0,852987394804669</text:p>
          </table:table-cell>
          <table:table-cell office:value-type="float" office:value="-3.47262987258294" calcext:value-type="float">
            <text:p>-3,472629872582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73231277975595" calcext:value-type="float">
            <text:p>-0,273231277975595</text:p>
          </table:table-cell>
          <table:table-cell office:value-type="float" office:value="0.917194228785756" calcext:value-type="float">
            <text:p>0,9171942287857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37879662779219" calcext:value-type="float">
            <text:p>0,137879662779219</text:p>
          </table:table-cell>
          <table:table-cell office:value-type="float" office:value="-4.3887816970427" calcext:value-type="float">
            <text:p>-4,38878169704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53340994519572" calcext:value-type="float">
            <text:p>-0,253340994519572</text:p>
          </table:table-cell>
          <table:table-cell office:value-type="float" office:value="0.634335757727282" calcext:value-type="float">
            <text:p>0,6343357577272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08565031244066" calcext:value-type="float">
            <text:p>-0,908565031244066</text:p>
          </table:table-cell>
          <table:table-cell office:value-type="float" office:value="1.22898046370205" calcext:value-type="float">
            <text:p>1,228980463702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609715300389586" calcext:value-type="float">
            <text:p>-0,0609715300389586</text:p>
          </table:table-cell>
          <table:table-cell office:value-type="float" office:value="-3.92475018536613" calcext:value-type="float">
            <text:p>-3,924750185366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1562245894565" calcext:value-type="float">
            <text:p>-0,61562245894565</text:p>
          </table:table-cell>
          <table:table-cell office:value-type="float" office:value="0.86072912476319" calcext:value-type="float">
            <text:p>0,860729124763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39998414723481" calcext:value-type="float">
            <text:p>-0,839998414723481</text:p>
          </table:table-cell>
          <table:table-cell office:value-type="float" office:value="-3.83550594637719" calcext:value-type="float">
            <text:p>-3,835505946377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25131957785444" calcext:value-type="float">
            <text:p>-0,925131957785444</text:p>
          </table:table-cell>
          <table:table-cell office:value-type="float" office:value="-3.82702308306987" calcext:value-type="float">
            <text:p>-3,827023083069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132870092940375" calcext:value-type="float">
            <text:p>0,0132870092940375</text:p>
          </table:table-cell>
          <table:table-cell office:value-type="float" office:value="-3.9916200309677" calcext:value-type="float">
            <text:p>-3,99162003096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97386378331056" calcext:value-type="float">
            <text:p>0,197386378331056</text:p>
          </table:table-cell>
          <table:table-cell office:value-type="float" office:value="-3.97379071951486" calcext:value-type="float">
            <text:p>-3,973790719514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49339798287508" calcext:value-type="float">
            <text:p>-0,349339798287508</text:p>
          </table:table-cell>
          <table:table-cell office:value-type="float" office:value="1.04945290332616" calcext:value-type="float">
            <text:p>1,049452903326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8382060070914" calcext:value-type="float">
            <text:p>1,28382060070914</text:p>
          </table:table-cell>
          <table:table-cell office:value-type="float" office:value="1.1468306940922" calcext:value-type="float">
            <text:p>1,14683069409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40107471459464" calcext:value-type="float">
            <text:p>0,340107471459464</text:p>
          </table:table-cell>
          <table:table-cell office:value-type="float" office:value="-4.27916875235029" calcext:value-type="float">
            <text:p>-4,279168752350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45859736850687" calcext:value-type="float">
            <text:p>-0,945859736850687</text:p>
          </table:table-cell>
          <table:table-cell office:value-type="float" office:value="-4.00446252380835" calcext:value-type="float">
            <text:p>-4,004462523808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87839119544275" calcext:value-type="float">
            <text:p>-0,587839119544275</text:p>
          </table:table-cell>
          <table:table-cell office:value-type="float" office:value="0.623456744346185" calcext:value-type="float">
            <text:p>0,6234567443461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4512729750405" calcext:value-type="float">
            <text:p>1,24512729750405</text:p>
          </table:table-cell>
          <table:table-cell office:value-type="float" office:value="-3.14889857400673" calcext:value-type="float">
            <text:p>-3,148898574006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33177544396255" calcext:value-type="float">
            <text:p>0,933177544396255</text:p>
          </table:table-cell>
          <table:table-cell office:value-type="float" office:value="1.38586627668122" calcext:value-type="float">
            <text:p>1,385866276681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57761572568386" calcext:value-type="float">
            <text:p>0,457761572568386</text:p>
          </table:table-cell>
          <table:table-cell office:value-type="float" office:value="0.68116530030111" calcext:value-type="float">
            <text:p>0,681165300301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6021647188521" calcext:value-type="float">
            <text:p>-0,96021647188521</text:p>
          </table:table-cell>
          <table:table-cell office:value-type="float" office:value="1.4579705206858" calcext:value-type="float">
            <text:p>1,45797052068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532116276271" calcext:value-type="float">
            <text:p>-0,3532116276271</text:p>
          </table:table-cell>
          <table:table-cell office:value-type="float" office:value="0.99321324437218" calcext:value-type="float">
            <text:p>0,993213244372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5640507348902" calcext:value-type="float">
            <text:p>1,45640507348902</text:p>
          </table:table-cell>
          <table:table-cell office:value-type="float" office:value="-3.10158273947303" calcext:value-type="float">
            <text:p>-3,101582739473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15265261317678" calcext:value-type="float">
            <text:p>0,415265261317678</text:p>
          </table:table-cell>
          <table:table-cell office:value-type="float" office:value="-4.40857255862455" calcext:value-type="float">
            <text:p>-4,408572558624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27785402394286" calcext:value-type="float">
            <text:p>0,727785402394286</text:p>
          </table:table-cell>
          <table:table-cell office:value-type="float" office:value="0.914623668653493" calcext:value-type="float">
            <text:p>0,9146236686534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19407898326428" calcext:value-type="float">
            <text:p>0,119407898326428</text:p>
          </table:table-cell>
          <table:table-cell office:value-type="float" office:value="0.307017434790371" calcext:value-type="float">
            <text:p>0,3070174347903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96671993787629" calcext:value-type="float">
            <text:p>-0,796671993787629</text:p>
          </table:table-cell>
          <table:table-cell office:value-type="float" office:value="-3.28013282292626" calcext:value-type="float">
            <text:p>-3,280132822926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26780296565437" calcext:value-type="float">
            <text:p>0,826780296565437</text:p>
          </table:table-cell>
          <table:table-cell office:value-type="float" office:value="-3.62131934835149" calcext:value-type="float">
            <text:p>-3,621319348351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8388386519621" calcext:value-type="float">
            <text:p>1,38388386519621</text:p>
          </table:table-cell>
          <table:table-cell office:value-type="float" office:value="-3.69167422422326" calcext:value-type="float">
            <text:p>-3,691674224223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4731834629007" calcext:value-type="float">
            <text:p>0,84731834629007</text:p>
          </table:table-cell>
          <table:table-cell office:value-type="float" office:value="1.10609074376694" calcext:value-type="float">
            <text:p>1,106090743766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97213356875423" calcext:value-type="float">
            <text:p>-0,297213356875423</text:p>
          </table:table-cell>
          <table:table-cell office:value-type="float" office:value="-4.35802130770082" calcext:value-type="float">
            <text:p>-4,358021307700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54483061706647" calcext:value-type="float">
            <text:p>-0,154483061706647</text:p>
          </table:table-cell>
          <table:table-cell office:value-type="float" office:value="0.758802765105843" calcext:value-type="float">
            <text:p>0,7588027651058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77522100307271" calcext:value-type="float">
            <text:p>-0,377522100307271</text:p>
          </table:table-cell>
          <table:table-cell office:value-type="float" office:value="0.916416275616412" calcext:value-type="float">
            <text:p>0,9164162756164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0880805189868" calcext:value-type="float">
            <text:p>0,40880805189868</text:p>
          </table:table-cell>
          <table:table-cell office:value-type="float" office:value="-4.38632686389147" calcext:value-type="float">
            <text:p>-4,386326863891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56607784175142" calcext:value-type="float">
            <text:p>0,056607784175142</text:p>
          </table:table-cell>
          <table:table-cell office:value-type="float" office:value="0.344863266389241" calcext:value-type="float">
            <text:p>0,3448632663892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9288721041723" calcext:value-type="float">
            <text:p>0,89288721041723</text:p>
          </table:table-cell>
          <table:table-cell office:value-type="float" office:value="-3.98909934828692" calcext:value-type="float">
            <text:p>-3,989099348286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86789069726306" calcext:value-type="float">
            <text:p>0,986789069726306</text:p>
          </table:table-cell>
          <table:table-cell office:value-type="float" office:value="-4.01861980889033" calcext:value-type="float">
            <text:p>-4,018619808890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18872868251566" calcext:value-type="float">
            <text:p>0,218872868251566</text:p>
          </table:table-cell>
          <table:table-cell office:value-type="float" office:value="-4.39416429241141" calcext:value-type="float">
            <text:p>-4,394164292411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328281996514949" calcext:value-type="float">
            <text:p>-0,0328281996514949</text:p>
          </table:table-cell>
          <table:table-cell office:value-type="float" office:value="-4.25833478769938" calcext:value-type="float">
            <text:p>-4,258334787699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19382838969608" calcext:value-type="float">
            <text:p>0,219382838969608</text:p>
          </table:table-cell>
          <table:table-cell office:value-type="float" office:value="0.370051962712732" calcext:value-type="float">
            <text:p>0,3700519627127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9677775008301" calcext:value-type="float">
            <text:p>-1,39677775008301</text:p>
          </table:table-cell>
          <table:table-cell office:value-type="float" office:value="1.50004324339117" calcext:value-type="float">
            <text:p>1,500043243391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80961009292715" calcext:value-type="float">
            <text:p>0,480961009292715</text:p>
          </table:table-cell>
          <table:table-cell office:value-type="float" office:value="-3.8990043650582" calcext:value-type="float">
            <text:p>-3,89900436505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12947238752127" calcext:value-type="float">
            <text:p>0,712947238752127</text:p>
          </table:table-cell>
          <table:table-cell office:value-type="float" office:value="1.36915712949689" calcext:value-type="float">
            <text:p>1,369157129496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2256357953228" calcext:value-type="float">
            <text:p>0,62256357953228</text:p>
          </table:table-cell>
          <table:table-cell office:value-type="float" office:value="0.717741630361797" calcext:value-type="float">
            <text:p>0,7177416303617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85332911224703" calcext:value-type="float">
            <text:p>0,485332911224703</text:p>
          </table:table-cell>
          <table:table-cell office:value-type="float" office:value="0.713763985225351" calcext:value-type="float">
            <text:p>0,7137639852253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5617669039922" calcext:value-type="float">
            <text:p>-1,15617669039922</text:p>
          </table:table-cell>
          <table:table-cell office:value-type="float" office:value="-3.2763211234177" calcext:value-type="float">
            <text:p>-3,27632112341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9911770468596" calcext:value-type="float">
            <text:p>0,79911770468596</text:p>
          </table:table-cell>
          <table:table-cell office:value-type="float" office:value="1.57905883016288" calcext:value-type="float">
            <text:p>1,579058830162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46629716592015" calcext:value-type="float">
            <text:p>0,846629716592015</text:p>
          </table:table-cell>
          <table:table-cell office:value-type="float" office:value="-3.60024426094165" calcext:value-type="float">
            <text:p>-3,600244260941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73400828380614" calcext:value-type="float">
            <text:p>0,673400828380614</text:p>
          </table:table-cell>
          <table:table-cell office:value-type="float" office:value="-4.32392816539183" calcext:value-type="float">
            <text:p>-4,323928165391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34302904022415" calcext:value-type="float">
            <text:p>0,334302904022415</text:p>
          </table:table-cell>
          <table:table-cell office:value-type="float" office:value="-3.99279634965824" calcext:value-type="float">
            <text:p>-3,992796349658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7836519565269" calcext:value-type="float">
            <text:p>-1,17836519565269</text:p>
          </table:table-cell>
          <table:table-cell office:value-type="float" office:value="1.16173016918189" calcext:value-type="float">
            <text:p>1,161730169181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1842589504941" calcext:value-type="float">
            <text:p>1,11842589504941</text:p>
          </table:table-cell>
          <table:table-cell office:value-type="float" office:value="-3.35666869067738" calcext:value-type="float">
            <text:p>-3,356668690677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21360202961926" calcext:value-type="float">
            <text:p>0,621360202961926</text:p>
          </table:table-cell>
          <table:table-cell office:value-type="float" office:value="-4.08908375924696" calcext:value-type="float">
            <text:p>-4,089083759246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40421814246671" calcext:value-type="float">
            <text:p>-0,240421814246671</text:p>
          </table:table-cell>
          <table:table-cell office:value-type="float" office:value="-3.9849353054978" calcext:value-type="float">
            <text:p>-3,98493530549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346815799741" calcext:value-type="float">
            <text:p>1,0346815799741</text:p>
          </table:table-cell>
          <table:table-cell office:value-type="float" office:value="1.60659745980119" calcext:value-type="float">
            <text:p>1,606597459801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63041599619395" calcext:value-type="float">
            <text:p>0,163041599619395</text:p>
          </table:table-cell>
          <table:table-cell office:value-type="float" office:value="-4.43701578281399" calcext:value-type="float">
            <text:p>-4,437015782813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23209789259048" calcext:value-type="float">
            <text:p>-0,423209789259048</text:p>
          </table:table-cell>
          <table:table-cell office:value-type="float" office:value="0.347780714596503" calcext:value-type="float">
            <text:p>0,3477807145965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43248624341655" calcext:value-type="float">
            <text:p>0,143248624341655</text:p>
          </table:table-cell>
          <table:table-cell office:value-type="float" office:value="0.881322849859341" calcext:value-type="float">
            <text:p>0,8813228498593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91813064016807" calcext:value-type="float">
            <text:p>0,891813064016807</text:p>
          </table:table-cell>
          <table:table-cell office:value-type="float" office:value="0.883470155954091" calcext:value-type="float">
            <text:p>0,8834701559540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63276329447714" calcext:value-type="float">
            <text:p>0,963276329447714</text:p>
          </table:table-cell>
          <table:table-cell office:value-type="float" office:value="-3.86132561512841" calcext:value-type="float">
            <text:p>-3,861325615128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33419458869549" calcext:value-type="float">
            <text:p>0,433419458869549</text:p>
          </table:table-cell>
          <table:table-cell office:value-type="float" office:value="-4.13395227807389" calcext:value-type="float">
            <text:p>-4,133952278073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1155281067941" calcext:value-type="float">
            <text:p>1,11155281067941</text:p>
          </table:table-cell>
          <table:table-cell office:value-type="float" office:value="1.44148668863456" calcext:value-type="float">
            <text:p>1,441486688634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22609056290948" calcext:value-type="float">
            <text:p>-0,722609056290948</text:p>
          </table:table-cell>
          <table:table-cell office:value-type="float" office:value="-3.62007959166977" calcext:value-type="float">
            <text:p>-3,620079591669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68609525901326" calcext:value-type="float">
            <text:p>-0,768609525901326</text:p>
          </table:table-cell>
          <table:table-cell office:value-type="float" office:value="-3.64915402914199" calcext:value-type="float">
            <text:p>-3,649154029141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49216041439889" calcext:value-type="float">
            <text:p>-0,149216041439889</text:p>
          </table:table-cell>
          <table:table-cell office:value-type="float" office:value="-3.98980533475565" calcext:value-type="float">
            <text:p>-3,989805334755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49580966370128" calcext:value-type="float">
            <text:p>0,249580966370128</text:p>
          </table:table-cell>
          <table:table-cell office:value-type="float" office:value="-3.86351807599473" calcext:value-type="float">
            <text:p>-3,863518075994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15297968969239" calcext:value-type="float">
            <text:p>0,315297968969239</text:p>
          </table:table-cell>
          <table:table-cell office:value-type="float" office:value="0.960812775294176" calcext:value-type="float">
            <text:p>0,9608127752941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63297518854197" calcext:value-type="float">
            <text:p>-0,663297518854197</text:p>
          </table:table-cell>
          <table:table-cell office:value-type="float" office:value="1.20814881657538" calcext:value-type="float">
            <text:p>1,208148816575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93336235076808" calcext:value-type="float">
            <text:p>0,893336235076808</text:p>
          </table:table-cell>
          <table:table-cell office:value-type="float" office:value="-3.10655880088974" calcext:value-type="float">
            <text:p>-3,106558800889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42029909674518" calcext:value-type="float">
            <text:p>-1,42029909674518</text:p>
          </table:table-cell>
          <table:table-cell office:value-type="float" office:value="1.60474464090831" calcext:value-type="float">
            <text:p>1,604744640908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37752035241301" calcext:value-type="float">
            <text:p>-0,337752035241301</text:p>
          </table:table-cell>
          <table:table-cell office:value-type="float" office:value="-4.53374021276656" calcext:value-type="float">
            <text:p>-4,533740212766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4059440221967" calcext:value-type="float">
            <text:p>1,34059440221967</text:p>
          </table:table-cell>
          <table:table-cell office:value-type="float" office:value="-3.73544571118874" calcext:value-type="float">
            <text:p>-3,735445711188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5949997601619" calcext:value-type="float">
            <text:p>1,45949997601619</text:p>
          </table:table-cell>
          <table:table-cell office:value-type="float" office:value="-3.35469564142224" calcext:value-type="float">
            <text:p>-3,354695641422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35775509969453" calcext:value-type="float">
            <text:p>0,435775509969453</text:p>
          </table:table-cell>
          <table:table-cell office:value-type="float" office:value="0.526605394795026" calcext:value-type="float">
            <text:p>0,5266053947950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0767173812898" calcext:value-type="float">
            <text:p>1,20767173812898</text:p>
          </table:table-cell>
          <table:table-cell office:value-type="float" office:value="-3.51962951551664" calcext:value-type="float">
            <text:p>-3,519629515516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24824153790171" calcext:value-type="float">
            <text:p>-0,424824153790171</text:p>
          </table:table-cell>
          <table:table-cell office:value-type="float" office:value="0.896871178841482" calcext:value-type="float">
            <text:p>0,8968711788414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51780093388428" calcext:value-type="float">
            <text:p>0,151780093388428</text:p>
          </table:table-cell>
          <table:table-cell office:value-type="float" office:value="-4.29985288208953" calcext:value-type="float">
            <text:p>-4,299852882089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3384509164419" calcext:value-type="float">
            <text:p>1,23384509164419</text:p>
          </table:table-cell>
          <table:table-cell office:value-type="float" office:value="-3.70156162964931" calcext:value-type="float">
            <text:p>-3,701561629649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01399392408567" calcext:value-type="float">
            <text:p>0,801399392408567</text:p>
          </table:table-cell>
          <table:table-cell office:value-type="float" office:value="-4.26280614324988" calcext:value-type="float">
            <text:p>-4,262806143249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1576221941504" calcext:value-type="float">
            <text:p>-1,01576221941504</text:p>
          </table:table-cell>
          <table:table-cell office:value-type="float" office:value="-3.95735313346704" calcext:value-type="float">
            <text:p>-3,957353133467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51767739756374" calcext:value-type="float">
            <text:p>1,51767739756374</text:p>
          </table:table-cell>
          <table:table-cell office:value-type="float" office:value="-3.1693687439728" calcext:value-type="float">
            <text:p>-3,16936874397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7047204163586" calcext:value-type="float">
            <text:p>1,07047204163586</text:p>
          </table:table-cell>
          <table:table-cell office:value-type="float" office:value="1.26613908645462" calcext:value-type="float">
            <text:p>1,266139086454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06679967675737" calcext:value-type="float">
            <text:p>-0,806679967675737</text:p>
          </table:table-cell>
          <table:table-cell office:value-type="float" office:value="-4.32609714576883" calcext:value-type="float">
            <text:p>-4,326097145768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32502515712327" calcext:value-type="float">
            <text:p>0,432502515712327</text:p>
          </table:table-cell>
          <table:table-cell office:value-type="float" office:value="0.76353816714067" calcext:value-type="float">
            <text:p>0,763538167140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0932540144874" calcext:value-type="float">
            <text:p>-0,60932540144874</text:p>
          </table:table-cell>
          <table:table-cell office:value-type="float" office:value="0.530585839733738" calcext:value-type="float">
            <text:p>0,5305858397337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69319683164441" calcext:value-type="float">
            <text:p>-0,569319683164441</text:p>
          </table:table-cell>
          <table:table-cell office:value-type="float" office:value="0.558237710209724" calcext:value-type="float">
            <text:p>0,5582377102097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94076363036518" calcext:value-type="float">
            <text:p>0,794076363036518</text:p>
          </table:table-cell>
          <table:table-cell office:value-type="float" office:value="0.707726017269527" calcext:value-type="float">
            <text:p>0,7077260172695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79130517247385" calcext:value-type="float">
            <text:p>0,379130517247385</text:p>
          </table:table-cell>
          <table:table-cell office:value-type="float" office:value="0.666987883446533" calcext:value-type="float">
            <text:p>0,6669878834465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55752180151995" calcext:value-type="float">
            <text:p>-0,755752180151995</text:p>
          </table:table-cell>
          <table:table-cell office:value-type="float" office:value="-3.95455985920377" calcext:value-type="float">
            <text:p>-3,954559859203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95621071855265" calcext:value-type="float">
            <text:p>-0,495621071855265</text:p>
          </table:table-cell>
          <table:table-cell office:value-type="float" office:value="-3.70110265662468" calcext:value-type="float">
            <text:p>-3,701102656624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0667192126813" calcext:value-type="float">
            <text:p>-1,20667192126813</text:p>
          </table:table-cell>
          <table:table-cell office:value-type="float" office:value="-3.86963596555035" calcext:value-type="float">
            <text:p>-3,869635965550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67504696345627" calcext:value-type="float">
            <text:p>-0,667504696345627</text:p>
          </table:table-cell>
          <table:table-cell office:value-type="float" office:value="1.33592508317303" calcext:value-type="float">
            <text:p>1,335925083173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69137149018976" calcext:value-type="float">
            <text:p>-0,269137149018976</text:p>
          </table:table-cell>
          <table:table-cell office:value-type="float" office:value="0.676262476784962" calcext:value-type="float">
            <text:p>0,6762624767849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7976551479498" calcext:value-type="float">
            <text:p>1,37976551479498</text:p>
          </table:table-cell>
          <table:table-cell office:value-type="float" office:value="-2.9796943935283" calcext:value-type="float">
            <text:p>-2,97969439352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06548184733261" calcext:value-type="float">
            <text:p>-0,306548184733261</text:p>
          </table:table-cell>
          <table:table-cell office:value-type="float" office:value="-4.17724655196639" calcext:value-type="float">
            <text:p>-4,177246551966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16975154446151" calcext:value-type="float">
            <text:p>0,816975154446151</text:p>
          </table:table-cell>
          <table:table-cell office:value-type="float" office:value="-3.75235920103655" calcext:value-type="float">
            <text:p>-3,752359201036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20152901816356" calcext:value-type="float">
            <text:p>-0,320152901816356</text:p>
          </table:table-cell>
          <table:table-cell office:value-type="float" office:value="-4.00782401650785" calcext:value-type="float">
            <text:p>-4,007824016507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7049437435075" calcext:value-type="float">
            <text:p>-1,17049437435075</text:p>
          </table:table-cell>
          <table:table-cell office:value-type="float" office:value="-3.67859604021971" calcext:value-type="float">
            <text:p>-3,678596040219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2538103110055" calcext:value-type="float">
            <text:p>1,12538103110055</text:p>
          </table:table-cell>
          <table:table-cell office:value-type="float" office:value="0.809859437372906" calcext:value-type="float">
            <text:p>0,8098594373729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95600689158061" calcext:value-type="float">
            <text:p>0,995600689158061</text:p>
          </table:table-cell>
          <table:table-cell office:value-type="float" office:value="1.40583873707012" calcext:value-type="float">
            <text:p>1,405838737070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61226604432179" calcext:value-type="float">
            <text:p>0,961226604432179</text:p>
          </table:table-cell>
          <table:table-cell office:value-type="float" office:value="-3.30025091177429" calcext:value-type="float">
            <text:p>-3,300250911774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807992416004055" calcext:value-type="float">
            <text:p>0,0807992416004055</text:p>
          </table:table-cell>
          <table:table-cell office:value-type="float" office:value="-4.12965414028065" calcext:value-type="float">
            <text:p>-4,129654140280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11683719855624" calcext:value-type="float">
            <text:p>0,811683719855624</text:p>
          </table:table-cell>
          <table:table-cell office:value-type="float" office:value="1.46180275807861" calcext:value-type="float">
            <text:p>1,461802758078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42600022091287" calcext:value-type="float">
            <text:p>-0,342600022091287</text:p>
          </table:table-cell>
          <table:table-cell office:value-type="float" office:value="0.876343412010305" calcext:value-type="float">
            <text:p>0,8763434120103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00791469264214" calcext:value-type="float">
            <text:p>-0,800791469264214</text:p>
          </table:table-cell>
          <table:table-cell office:value-type="float" office:value="-3.82518533986563" calcext:value-type="float">
            <text:p>-3,825185339865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1578434297882" calcext:value-type="float">
            <text:p>1,01578434297882</text:p>
          </table:table-cell>
          <table:table-cell office:value-type="float" office:value="1.59785910343297" calcext:value-type="float">
            <text:p>1,597859103432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6738481791017" calcext:value-type="float">
            <text:p>1,16738481791017</text:p>
          </table:table-cell>
          <table:table-cell office:value-type="float" office:value="1.21876750773802" calcext:value-type="float">
            <text:p>1,218767507738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8553200965142" calcext:value-type="float">
            <text:p>-1,08553200965142</text:p>
          </table:table-cell>
          <table:table-cell office:value-type="float" office:value="-3.74314364647318" calcext:value-type="float">
            <text:p>-3,743143646473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12300355892719" calcext:value-type="float">
            <text:p>-0,412300355892719</text:p>
          </table:table-cell>
          <table:table-cell office:value-type="float" office:value="-4.5312714243086" calcext:value-type="float">
            <text:p>-4,53127142430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732342390840651" calcext:value-type="float">
            <text:p>-0,0732342390840651</text:p>
          </table:table-cell>
          <table:table-cell office:value-type="float" office:value="-4.01468723350509" calcext:value-type="float">
            <text:p>-4,014687233505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40422525790052" calcext:value-type="float">
            <text:p>0,940422525790052</text:p>
          </table:table-cell>
          <table:table-cell office:value-type="float" office:value="0.941347472726457" calcext:value-type="float">
            <text:p>0,9413474727264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18640130318812" calcext:value-type="float">
            <text:p>-0,218640130318812</text:p>
          </table:table-cell>
          <table:table-cell office:value-type="float" office:value="-4.4756502024205" calcext:value-type="float">
            <text:p>-4,47565020242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64720024852857" calcext:value-type="float">
            <text:p>0,264720024852857</text:p>
          </table:table-cell>
          <table:table-cell office:value-type="float" office:value="-3.9757683843846" calcext:value-type="float">
            <text:p>-3,97576838438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25774644340282" calcext:value-type="float">
            <text:p>0,325774644340282</text:p>
          </table:table-cell>
          <table:table-cell office:value-type="float" office:value="0.426078481883833" calcext:value-type="float">
            <text:p>0,4260784818838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76309937721511" calcext:value-type="float">
            <text:p>0,976309937721511</text:p>
          </table:table-cell>
          <table:table-cell office:value-type="float" office:value="-3.2005417533185" calcext:value-type="float">
            <text:p>-3,20054175331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2895167675302" calcext:value-type="float">
            <text:p>0,92895167675302</text:p>
          </table:table-cell>
          <table:table-cell office:value-type="float" office:value="-3.08370010776776" calcext:value-type="float">
            <text:p>-3,083700107767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38789415729419" calcext:value-type="float">
            <text:p>-0,838789415729419</text:p>
          </table:table-cell>
          <table:table-cell office:value-type="float" office:value="-3.45721140263217" calcext:value-type="float">
            <text:p>-3,457211402632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9037183552766" calcext:value-type="float">
            <text:p>1,09037183552766</text:p>
          </table:table-cell>
          <table:table-cell office:value-type="float" office:value="1.06231096945833" calcext:value-type="float">
            <text:p>1,062310969458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22133206661337" calcext:value-type="float">
            <text:p>0,122133206661337</text:p>
          </table:table-cell>
          <table:table-cell office:value-type="float" office:value="0.719096082970343" calcext:value-type="float">
            <text:p>0,7190960829703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5234947400376" calcext:value-type="float">
            <text:p>1,25234947400376</text:p>
          </table:table-cell>
          <table:table-cell office:value-type="float" office:value="-3.69135176981263" calcext:value-type="float">
            <text:p>-3,691351769812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21552246671674" calcext:value-type="float">
            <text:p>0,221552246671674</text:p>
          </table:table-cell>
          <table:table-cell office:value-type="float" office:value="-3.8845668319106" calcext:value-type="float">
            <text:p>-3,88456683191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69459401844533" calcext:value-type="float">
            <text:p>-0,769459401844533</text:p>
          </table:table-cell>
          <table:table-cell office:value-type="float" office:value="-4.23751244658983" calcext:value-type="float">
            <text:p>-4,237512446589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19102376325196" calcext:value-type="float">
            <text:p>0,919102376325196</text:p>
          </table:table-cell>
          <table:table-cell office:value-type="float" office:value="-3.88530085033086" calcext:value-type="float">
            <text:p>-3,885300850330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33242427229947" calcext:value-type="float">
            <text:p>-0,833242427229947</text:p>
          </table:table-cell>
          <table:table-cell office:value-type="float" office:value="1.65599589432092" calcext:value-type="float">
            <text:p>1,655995894320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3953718047843" calcext:value-type="float">
            <text:p>-0,13953718047843</text:p>
          </table:table-cell>
          <table:table-cell office:value-type="float" office:value="0.85531912705191" calcext:value-type="float">
            <text:p>0,855319127051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447027500374" calcext:value-type="float">
            <text:p>-1,447027500374</text:p>
          </table:table-cell>
          <table:table-cell office:value-type="float" office:value="1.46907844973938" calcext:value-type="float">
            <text:p>1,469078449739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66952094234092" calcext:value-type="float">
            <text:p>0,866952094234092</text:p>
          </table:table-cell>
          <table:table-cell office:value-type="float" office:value="-3.42047218719819" calcext:value-type="float">
            <text:p>-3,420472187198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00201557151301" calcext:value-type="float">
            <text:p>0,600201557151301</text:p>
          </table:table-cell>
          <table:table-cell office:value-type="float" office:value="-4.39073021424253" calcext:value-type="float">
            <text:p>-4,390730214242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48322286931706" calcext:value-type="float">
            <text:p>-0,148322286931706</text:p>
          </table:table-cell>
          <table:table-cell office:value-type="float" office:value="0.975416195090406" calcext:value-type="float">
            <text:p>0,9754161950904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3185588874134" calcext:value-type="float">
            <text:p>1,13185588874134</text:p>
          </table:table-cell>
          <table:table-cell office:value-type="float" office:value="-3.87279590526848" calcext:value-type="float">
            <text:p>-3,872795905268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61925437940717" calcext:value-type="float">
            <text:p>-0,961925437940717</text:p>
          </table:table-cell>
          <table:table-cell office:value-type="float" office:value="-3.37268687077154" calcext:value-type="float">
            <text:p>-3,372686870771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74733600573343" calcext:value-type="float">
            <text:p>-0,374733600573343</text:p>
          </table:table-cell>
          <table:table-cell office:value-type="float" office:value="-4.39934636057299" calcext:value-type="float">
            <text:p>-4,399346360572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7188431146603" calcext:value-type="float">
            <text:p>1,47188431146603</text:p>
          </table:table-cell>
          <table:table-cell office:value-type="float" office:value="-3.10537088924516" calcext:value-type="float">
            <text:p>-3,105370889245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10384456512093" calcext:value-type="float">
            <text:p>-0,910384456512093</text:p>
          </table:table-cell>
          <table:table-cell office:value-type="float" office:value="0.919997048284703" calcext:value-type="float">
            <text:p>0,9199970482847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12781591235368" calcext:value-type="float">
            <text:p>0,212781591235368</text:p>
          </table:table-cell>
          <table:table-cell office:value-type="float" office:value="0.700805224045765" calcext:value-type="float">
            <text:p>0,7008052240457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0051487156812" calcext:value-type="float">
            <text:p>1,40051487156812</text:p>
          </table:table-cell>
          <table:table-cell office:value-type="float" office:value="-3.3409782748823" calcext:value-type="float">
            <text:p>-3,34097827488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98381874275029" calcext:value-type="float">
            <text:p>-0,698381874275029</text:p>
          </table:table-cell>
          <table:table-cell office:value-type="float" office:value="-3.86503340700685" calcext:value-type="float">
            <text:p>-3,865033407006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72024234406944" calcext:value-type="float">
            <text:p>0,572024234406944</text:p>
          </table:table-cell>
          <table:table-cell office:value-type="float" office:value="1.11104830159913" calcext:value-type="float">
            <text:p>1,111048301599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61386058046151" calcext:value-type="float">
            <text:p>0,261386058046151</text:p>
          </table:table-cell>
          <table:table-cell office:value-type="float" office:value="-4.38990333821127" calcext:value-type="float">
            <text:p>-4,389903338211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50763456554333" calcext:value-type="float">
            <text:p>-0,950763456554333</text:p>
          </table:table-cell>
          <table:table-cell office:value-type="float" office:value="1.42931026085007" calcext:value-type="float">
            <text:p>1,429310260850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27166783330382" calcext:value-type="float">
            <text:p>-0,827166783330382</text:p>
          </table:table-cell>
          <table:table-cell office:value-type="float" office:value="-3.98123719402887" calcext:value-type="float">
            <text:p>-3,981237194028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26246320569746" calcext:value-type="float">
            <text:p>-0,726246320569746</text:p>
          </table:table-cell>
          <table:table-cell office:value-type="float" office:value="0.78542257651498" calcext:value-type="float">
            <text:p>0,785422576514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47160469355185" calcext:value-type="float">
            <text:p>0,747160469355185</text:p>
          </table:table-cell>
          <table:table-cell office:value-type="float" office:value="-3.74640085526456" calcext:value-type="float">
            <text:p>-3,746400855264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00560689964325123" calcext:value-type="float">
            <text:p>0,000560689964325123</text:p>
          </table:table-cell>
          <table:table-cell office:value-type="float" office:value="0.530956806627754" calcext:value-type="float">
            <text:p>0,5309568066277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0633621670239" calcext:value-type="float">
            <text:p>-1,30633621670239</text:p>
          </table:table-cell>
          <table:table-cell office:value-type="float" office:value="1.66919500976245" calcext:value-type="float">
            <text:p>1,669195009762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0512065230344" calcext:value-type="float">
            <text:p>-1,10512065230344</text:p>
          </table:table-cell>
          <table:table-cell office:value-type="float" office:value="-3.47537885999805" calcext:value-type="float">
            <text:p>-3,475378859998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01279150743848" calcext:value-type="float">
            <text:p>-0,501279150743848</text:p>
          </table:table-cell>
          <table:table-cell office:value-type="float" office:value="-4.1247880886084" calcext:value-type="float">
            <text:p>-4,12478808860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08333514437788" calcext:value-type="float">
            <text:p>-0,708333514437788</text:p>
          </table:table-cell>
          <table:table-cell office:value-type="float" office:value="1.38404513915021" calcext:value-type="float">
            <text:p>1,384045139150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438043643501258" calcext:value-type="float">
            <text:p>0,0438043643501258</text:p>
          </table:table-cell>
          <table:table-cell office:value-type="float" office:value="-4.10804524486162" calcext:value-type="float">
            <text:p>-4,108045244861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85264683185161" calcext:value-type="float">
            <text:p>0,485264683185161</text:p>
          </table:table-cell>
          <table:table-cell office:value-type="float" office:value="-4.47171742621046" calcext:value-type="float">
            <text:p>-4,471717426210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9862842229148" calcext:value-type="float">
            <text:p>-1,19862842229148</text:p>
          </table:table-cell>
          <table:table-cell office:value-type="float" office:value="-3.52381455040573" calcext:value-type="float">
            <text:p>-3,523814550405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27353121476687" calcext:value-type="float">
            <text:p>-0,927353121476687</text:p>
          </table:table-cell>
          <table:table-cell office:value-type="float" office:value="1.42590679042921" calcext:value-type="float">
            <text:p>1,425906790429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74590873701472" calcext:value-type="float">
            <text:p>0,974590873701472</text:p>
          </table:table-cell>
          <table:table-cell office:value-type="float" office:value="-3.61910688755245" calcext:value-type="float">
            <text:p>-3,619106887552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45642225451356" calcext:value-type="float">
            <text:p>-0,845642225451356</text:p>
          </table:table-cell>
          <table:table-cell office:value-type="float" office:value="1.78713550007238" calcext:value-type="float">
            <text:p>1,787135500072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38617265611686" calcext:value-type="float">
            <text:p>0,938617265611686</text:p>
          </table:table-cell>
          <table:table-cell office:value-type="float" office:value="1.04940108211242" calcext:value-type="float">
            <text:p>1,049401082112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955788561585" calcext:value-type="float">
            <text:p>-1,0955788561585</text:p>
          </table:table-cell>
          <table:table-cell office:value-type="float" office:value="0.694843582954742" calcext:value-type="float">
            <text:p>0,6948435829547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8982728985291" calcext:value-type="float">
            <text:p>-1,28982728985291</text:p>
          </table:table-cell>
          <table:table-cell office:value-type="float" office:value="1.1484140848308" calcext:value-type="float">
            <text:p>1,14841408483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49398387336379" calcext:value-type="float">
            <text:p>0,849398387336379</text:p>
          </table:table-cell>
          <table:table-cell office:value-type="float" office:value="-3.64354395912411" calcext:value-type="float">
            <text:p>-3,643543959124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9222618994134" calcext:value-type="float">
            <text:p>1,09222618994134</text:p>
          </table:table-cell>
          <table:table-cell office:value-type="float" office:value="-3.26204795536841" calcext:value-type="float">
            <text:p>-3,262047955368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8503041888849" calcext:value-type="float">
            <text:p>0,48503041888849</text:p>
          </table:table-cell>
          <table:table-cell office:value-type="float" office:value="1.13143990493573" calcext:value-type="float">
            <text:p>1,131439904935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85231026156306" calcext:value-type="float">
            <text:p>-0,685231026156306</text:p>
          </table:table-cell>
          <table:table-cell office:value-type="float" office:value="-3.5019036943321" calcext:value-type="float">
            <text:p>-3,50190369433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35093964792357" calcext:value-type="float">
            <text:p>0,535093964792357</text:p>
          </table:table-cell>
          <table:table-cell office:value-type="float" office:value="0.519442939796555" calcext:value-type="float">
            <text:p>0,5194429397965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423212886362" calcext:value-type="float">
            <text:p>-1,2423212886362</text:p>
          </table:table-cell>
          <table:table-cell office:value-type="float" office:value="0.902556324431007" calcext:value-type="float">
            <text:p>0,9025563244310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0814996060351" calcext:value-type="float">
            <text:p>1,30814996060351</text:p>
          </table:table-cell>
          <table:table-cell office:value-type="float" office:value="-3.17969109876043" calcext:value-type="float">
            <text:p>-3,179691098760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24813031504577" calcext:value-type="float">
            <text:p>-0,824813031504577</text:p>
          </table:table-cell>
          <table:table-cell office:value-type="float" office:value="0.620091819821884" calcext:value-type="float">
            <text:p>0,6200918198218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03527120605564" calcext:value-type="float">
            <text:p>-0,703527120605564</text:p>
          </table:table-cell>
          <table:table-cell office:value-type="float" office:value="-4.39698134584528" calcext:value-type="float">
            <text:p>-4,396981345845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8056925120319" calcext:value-type="float">
            <text:p>0,98056925120319</text:p>
          </table:table-cell>
          <table:table-cell office:value-type="float" office:value="-3.04003304175812" calcext:value-type="float">
            <text:p>-3,040033041758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72358580925537" calcext:value-type="float">
            <text:p>-0,672358580925537</text:p>
          </table:table-cell>
          <table:table-cell office:value-type="float" office:value="0.525907213940946" calcext:value-type="float">
            <text:p>0,5259072139409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43483482089675" calcext:value-type="float">
            <text:p>-0,443483482089675</text:p>
          </table:table-cell>
          <table:table-cell office:value-type="float" office:value="-3.69115013838446" calcext:value-type="float">
            <text:p>-3,691150138384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16712867622024" calcext:value-type="float">
            <text:p>-0,516712867622024</text:p>
          </table:table-cell>
          <table:table-cell office:value-type="float" office:value="-3.90203840274286" calcext:value-type="float">
            <text:p>-3,902038402742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1701634216024" calcext:value-type="float">
            <text:p>1,41701634216024</text:p>
          </table:table-cell>
          <table:table-cell office:value-type="float" office:value="-3.06497652349176" calcext:value-type="float">
            <text:p>-3,064976523491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79776465772839" calcext:value-type="float">
            <text:p>-0,579776465772839</text:p>
          </table:table-cell>
          <table:table-cell office:value-type="float" office:value="-4.46965663596839" calcext:value-type="float">
            <text:p>-4,469656635968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2708985806184" calcext:value-type="float">
            <text:p>-0,62708985806184</text:p>
          </table:table-cell>
          <table:table-cell office:value-type="float" office:value="-3.66578482022402" calcext:value-type="float">
            <text:p>-3,665784820224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25918228473694" calcext:value-type="float">
            <text:p>0,625918228473694</text:p>
          </table:table-cell>
          <table:table-cell office:value-type="float" office:value="-4.29673581018738" calcext:value-type="float">
            <text:p>-4,296735810187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900711672440044" calcext:value-type="float">
            <text:p>-0,0900711672440044</text:p>
          </table:table-cell>
          <table:table-cell office:value-type="float" office:value="0.447081722694317" calcext:value-type="float">
            <text:p>0,4470817226943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620482376610413" calcext:value-type="float">
            <text:p>0,0620482376610413</text:p>
          </table:table-cell>
          <table:table-cell office:value-type="float" office:value="-4.14806350102449" calcext:value-type="float">
            <text:p>-4,148063501024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70543793597749" calcext:value-type="float">
            <text:p>0,670543793597749</text:p>
          </table:table-cell>
          <table:table-cell office:value-type="float" office:value="-3.67106464897505" calcext:value-type="float">
            <text:p>-3,671064648975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31107766762235" calcext:value-type="float">
            <text:p>0,331107766762235</text:p>
          </table:table-cell>
          <table:table-cell office:value-type="float" office:value="-3.83035822871" calcext:value-type="float">
            <text:p>-3,830358228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78414272475859" calcext:value-type="float">
            <text:p>-0,378414272475859</text:p>
          </table:table-cell>
          <table:table-cell office:value-type="float" office:value="-3.85198688331367" calcext:value-type="float">
            <text:p>-3,851986883313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30191904847273" calcext:value-type="float">
            <text:p>-0,830191904847273</text:p>
          </table:table-cell>
          <table:table-cell office:value-type="float" office:value="-3.77671267443666" calcext:value-type="float">
            <text:p>-3,776712674436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0652900969463738" calcext:value-type="float">
            <text:p>0,00652900969463738</text:p>
          </table:table-cell>
          <table:table-cell office:value-type="float" office:value="0.378255094587225" calcext:value-type="float">
            <text:p>0,3782550945872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87308929026174" calcext:value-type="float">
            <text:p>-0,687308929026174</text:p>
          </table:table-cell>
          <table:table-cell office:value-type="float" office:value="1.17007486408768" calcext:value-type="float">
            <text:p>1,170074864087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94461590077971" calcext:value-type="float">
            <text:p>-0,694461590077971</text:p>
          </table:table-cell>
          <table:table-cell office:value-type="float" office:value="-3.50102826921922" calcext:value-type="float">
            <text:p>-3,501028269219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0243950842765" calcext:value-type="float">
            <text:p>-1,00243950842765</text:p>
          </table:table-cell>
          <table:table-cell office:value-type="float" office:value="0.862560955367485" calcext:value-type="float">
            <text:p>0,8625609553674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86682679510654" calcext:value-type="float">
            <text:p>-0,786682679510654</text:p>
          </table:table-cell>
          <table:table-cell office:value-type="float" office:value="-3.59034208647228" calcext:value-type="float">
            <text:p>-3,590342086472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07763608394435" calcext:value-type="float">
            <text:p>-0,307763608394435</text:p>
          </table:table-cell>
          <table:table-cell office:value-type="float" office:value="0.482385347448869" calcext:value-type="float">
            <text:p>0,4823853474488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895164425546476" calcext:value-type="float">
            <text:p>-0,0895164425546476</text:p>
          </table:table-cell>
          <table:table-cell office:value-type="float" office:value="0.339532282805498" calcext:value-type="float">
            <text:p>0,3395322828054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78301045200029" calcext:value-type="float">
            <text:p>0,678301045200029</text:p>
          </table:table-cell>
          <table:table-cell office:value-type="float" office:value="-3.82768687068502" calcext:value-type="float">
            <text:p>-3,827686870685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2031890883977" calcext:value-type="float">
            <text:p>1,32031890883977</text:p>
          </table:table-cell>
          <table:table-cell office:value-type="float" office:value="1.53578779546008" calcext:value-type="float">
            <text:p>1,535787795460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8294327506891" calcext:value-type="float">
            <text:p>-1,18294327506891</text:p>
          </table:table-cell>
          <table:table-cell office:value-type="float" office:value="1.64599455611638" calcext:value-type="float">
            <text:p>1,645994556116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98215651964527" calcext:value-type="float">
            <text:p>-0,498215651964527</text:p>
          </table:table-cell>
          <table:table-cell office:value-type="float" office:value="-3.62660790047026" calcext:value-type="float">
            <text:p>-3,626607900470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459201426301058" calcext:value-type="float">
            <text:p>0,0459201426301058</text:p>
          </table:table-cell>
          <table:table-cell office:value-type="float" office:value="-4.06906700504954" calcext:value-type="float">
            <text:p>-4,069067005049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7449427311119" calcext:value-type="float">
            <text:p>0,87449427311119</text:p>
          </table:table-cell>
          <table:table-cell office:value-type="float" office:value="-3.61822949439142" calcext:value-type="float">
            <text:p>-3,618229494391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23343675276922" calcext:value-type="float">
            <text:p>0,223343675276922</text:p>
          </table:table-cell>
          <table:table-cell office:value-type="float" office:value="0.679772404300115" calcext:value-type="float">
            <text:p>0,6797724043001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5224154964988" calcext:value-type="float">
            <text:p>-1,05224154964988</text:p>
          </table:table-cell>
          <table:table-cell office:value-type="float" office:value="-4.05082660714014" calcext:value-type="float">
            <text:p>-4,050826607140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2494881040982" calcext:value-type="float">
            <text:p>-0,62494881040982</text:p>
          </table:table-cell>
          <table:table-cell office:value-type="float" office:value="-3.42455016811013" calcext:value-type="float">
            <text:p>-3,424550168110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0107487217233" calcext:value-type="float">
            <text:p>1,30107487217233</text:p>
          </table:table-cell>
          <table:table-cell office:value-type="float" office:value="1.23240437125652" calcext:value-type="float">
            <text:p>1,2324043712565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07690622183447" calcext:value-type="float">
            <text:p>-0,707690622183447</text:p>
          </table:table-cell>
          <table:table-cell office:value-type="float" office:value="-3.46227274831399" calcext:value-type="float">
            <text:p>-3,462272748313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0524323962858" calcext:value-type="float">
            <text:p>-0,60524323962858</text:p>
          </table:table-cell>
          <table:table-cell office:value-type="float" office:value="0.830288931399136" calcext:value-type="float">
            <text:p>0,8302889313991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20823243889566" calcext:value-type="float">
            <text:p>0,620823243889566</text:p>
          </table:table-cell>
          <table:table-cell office:value-type="float" office:value="0.993764603168686" calcext:value-type="float">
            <text:p>0,9937646031686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07175192864321" calcext:value-type="float">
            <text:p>-0,607175192864321</text:p>
          </table:table-cell>
          <table:table-cell office:value-type="float" office:value="-3.66800132858656" calcext:value-type="float">
            <text:p>-3,668001328586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41103516639833" calcext:value-type="float">
            <text:p>-0,841103516639833</text:p>
          </table:table-cell>
          <table:table-cell office:value-type="float" office:value="-3.92667759156884" calcext:value-type="float">
            <text:p>-3,926677591568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469386368293839" calcext:value-type="float">
            <text:p>-0,0469386368293839</text:p>
          </table:table-cell>
          <table:table-cell office:value-type="float" office:value="-3.86844885472958" calcext:value-type="float">
            <text:p>-3,868448854729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76853919034337" calcext:value-type="float">
            <text:p>-0,776853919034337</text:p>
          </table:table-cell>
          <table:table-cell office:value-type="float" office:value="-3.30451869845212" calcext:value-type="float">
            <text:p>-3,304518698452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25214349409161" calcext:value-type="float">
            <text:p>-0,925214349409161</text:p>
          </table:table-cell>
          <table:table-cell office:value-type="float" office:value="0.710157781698784" calcext:value-type="float">
            <text:p>0,7101577816987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61128874772695" calcext:value-type="float">
            <text:p>0,961128874772695</text:p>
          </table:table-cell>
          <table:table-cell office:value-type="float" office:value="-3.75034140169959" calcext:value-type="float">
            <text:p>-3,7503414016995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0419297955933" calcext:value-type="float">
            <text:p>-1,10419297955933</text:p>
          </table:table-cell>
          <table:table-cell office:value-type="float" office:value="1.38711257226905" calcext:value-type="float">
            <text:p>1,387112572269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6116875408974" calcext:value-type="float">
            <text:p>0,96116875408974</text:p>
          </table:table-cell>
          <table:table-cell office:value-type="float" office:value="-3.60389201393254" calcext:value-type="float">
            <text:p>-3,603892013932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0715128323449" calcext:value-type="float">
            <text:p>1,20715128323449</text:p>
          </table:table-cell>
          <table:table-cell office:value-type="float" office:value="1.57278014668189" calcext:value-type="float">
            <text:p>1,572780146681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65752882881869" calcext:value-type="float">
            <text:p>0,565752882881869</text:p>
          </table:table-cell>
          <table:table-cell office:value-type="float" office:value="0.479056042755938" calcext:value-type="float">
            <text:p>0,4790560427559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98973179337057" calcext:value-type="float">
            <text:p>0,598973179337057</text:p>
          </table:table-cell>
          <table:table-cell office:value-type="float" office:value="0.878588274431281" calcext:value-type="float">
            <text:p>0,8785882744312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48056178916299" calcext:value-type="float">
            <text:p>-0,848056178916299</text:p>
          </table:table-cell>
          <table:table-cell office:value-type="float" office:value="1.56640513908954" calcext:value-type="float">
            <text:p>1,566405139089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41458326854658" calcext:value-type="float">
            <text:p>-0,341458326854658</text:p>
          </table:table-cell>
          <table:table-cell office:value-type="float" office:value="-4.07090230369993" calcext:value-type="float">
            <text:p>-4,070902303699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88967525188267" calcext:value-type="float">
            <text:p>0,688967525188267</text:p>
          </table:table-cell>
          <table:table-cell office:value-type="float" office:value="-3.81110710425166" calcext:value-type="float">
            <text:p>-3,811107104251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54966378790149" calcext:value-type="float">
            <text:p>-0,554966378790149</text:p>
          </table:table-cell>
          <table:table-cell office:value-type="float" office:value="0.48552188497447" calcext:value-type="float">
            <text:p>0,485521884974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70347796526122" calcext:value-type="float">
            <text:p>-0,670347796526122</text:p>
          </table:table-cell>
          <table:table-cell office:value-type="float" office:value="-3.71418365936725" calcext:value-type="float">
            <text:p>-3,714183659367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70591918026007" calcext:value-type="float">
            <text:p>-0,370591918026007</text:p>
          </table:table-cell>
          <table:table-cell office:value-type="float" office:value="-4.08857317991365" calcext:value-type="float">
            <text:p>-4,088573179913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28781603670591" calcext:value-type="float">
            <text:p>-0,428781603670591</text:p>
          </table:table-cell>
          <table:table-cell office:value-type="float" office:value="0.885534618211952" calcext:value-type="float">
            <text:p>0,88553461821195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7312793555577" calcext:value-type="float">
            <text:p>-1,07312793555577</text:p>
          </table:table-cell>
          <table:table-cell office:value-type="float" office:value="1.15064063355426" calcext:value-type="float">
            <text:p>1,150640633554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68658283715027" calcext:value-type="float">
            <text:p>-0,868658283715027</text:p>
          </table:table-cell>
          <table:table-cell office:value-type="float" office:value="-3.83596557587592" calcext:value-type="float">
            <text:p>-3,835965575875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3828484182123" calcext:value-type="float">
            <text:p>-1,13828484182123</text:p>
          </table:table-cell>
          <table:table-cell office:value-type="float" office:value="1.59431833253277" calcext:value-type="float">
            <text:p>1,594318332532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5643169497675" calcext:value-type="float">
            <text:p>-1,15643169497675</text:p>
          </table:table-cell>
          <table:table-cell office:value-type="float" office:value="1.01142564915078" calcext:value-type="float">
            <text:p>1,011425649150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32495311186008" calcext:value-type="float">
            <text:p>-0,132495311186008</text:p>
          </table:table-cell>
          <table:table-cell office:value-type="float" office:value="0.532918479970879" calcext:value-type="float">
            <text:p>0,5329184799708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06995787019542" calcext:value-type="float">
            <text:p>0,306995787019542</text:p>
          </table:table-cell>
          <table:table-cell office:value-type="float" office:value="-3.86617401171279" calcext:value-type="float">
            <text:p>-3,866174011712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01529898651715" calcext:value-type="float">
            <text:p>0,101529898651715</text:p>
          </table:table-cell>
          <table:table-cell office:value-type="float" office:value="0.415365253502039" calcext:value-type="float">
            <text:p>0,4153652535020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30904632088998" calcext:value-type="float">
            <text:p>-0,630904632088998</text:p>
          </table:table-cell>
          <table:table-cell office:value-type="float" office:value="-3.53012303790603" calcext:value-type="float">
            <text:p>-3,530123037906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152895542292" calcext:value-type="float">
            <text:p>-0,8152895542292</text:p>
          </table:table-cell>
          <table:table-cell office:value-type="float" office:value="-4.14918864288971" calcext:value-type="float">
            <text:p>-4,149188642889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40874719452501" calcext:value-type="float">
            <text:p>0,640874719452501</text:p>
          </table:table-cell>
          <table:table-cell office:value-type="float" office:value="-4.03518553580564" calcext:value-type="float">
            <text:p>-4,035185535805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98836196658421" calcext:value-type="float">
            <text:p>0,498836196658421</text:p>
          </table:table-cell>
          <table:table-cell office:value-type="float" office:value="0.512413466247378" calcext:value-type="float">
            <text:p>0,5124134662473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00315423561634" calcext:value-type="float">
            <text:p>-0,300315423561634</text:p>
          </table:table-cell>
          <table:table-cell office:value-type="float" office:value="0.546878158529356" calcext:value-type="float">
            <text:p>0,5468781585293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63589192201545" calcext:value-type="float">
            <text:p>-0,763589192201545</text:p>
          </table:table-cell>
          <table:table-cell office:value-type="float" office:value="1.29526164133621" calcext:value-type="float">
            <text:p>1,295261641336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58738002425357" calcext:value-type="float">
            <text:p>0,358738002425357</text:p>
          </table:table-cell>
          <table:table-cell office:value-type="float" office:value="0.578319183170245" calcext:value-type="float">
            <text:p>0,5783191831702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1043639209856" calcext:value-type="float">
            <text:p>-1,21043639209856</text:p>
          </table:table-cell>
          <table:table-cell office:value-type="float" office:value="0.988444364068567" calcext:value-type="float">
            <text:p>0,9884443640685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5528505469246" calcext:value-type="float">
            <text:p>1,25528505469246</text:p>
          </table:table-cell>
          <table:table-cell office:value-type="float" office:value="-3.58673287326485" calcext:value-type="float">
            <text:p>-3,586732873264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9382999529492" calcext:value-type="float">
            <text:p>-1,19382999529492</text:p>
          </table:table-cell>
          <table:table-cell office:value-type="float" office:value="-3.78578177557525" calcext:value-type="float">
            <text:p>-3,785781775575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90718189769803" calcext:value-type="float">
            <text:p>0,790718189769803</text:p>
          </table:table-cell>
          <table:table-cell office:value-type="float" office:value="-3.80672323543891" calcext:value-type="float">
            <text:p>-3,806723235438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1515447387321" calcext:value-type="float">
            <text:p>-1,11515447387321</text:p>
          </table:table-cell>
          <table:table-cell office:value-type="float" office:value="-3.46738776791877" calcext:value-type="float">
            <text:p>-3,467387767918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139367956387068" calcext:value-type="float">
            <text:p>-0,0139367956387068</text:p>
          </table:table-cell>
          <table:table-cell office:value-type="float" office:value="-4.03691455690501" calcext:value-type="float">
            <text:p>-4,036914556905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07175412797762" calcext:value-type="float">
            <text:p>-0,107175412797762</text:p>
          </table:table-cell>
          <table:table-cell office:value-type="float" office:value="-4.60954266110758" calcext:value-type="float">
            <text:p>-4,609542661107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8759086986072" calcext:value-type="float">
            <text:p>-1,28759086986072</text:p>
          </table:table-cell>
          <table:table-cell office:value-type="float" office:value="1.51786669238617" calcext:value-type="float">
            <text:p>1,517866692386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25122396707703" calcext:value-type="float">
            <text:p>0,825122396707703</text:p>
          </table:table-cell>
          <table:table-cell office:value-type="float" office:value="-3.59727180904962" calcext:value-type="float">
            <text:p>-3,597271809049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3761647480471" calcext:value-type="float">
            <text:p>0,43761647480471</text:p>
          </table:table-cell>
          <table:table-cell office:value-type="float" office:value="1.1538472982889" calcext:value-type="float">
            <text:p>1,15384729828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04406157650293" calcext:value-type="float">
            <text:p>0,404406157650293</text:p>
          </table:table-cell>
          <table:table-cell office:value-type="float" office:value="1.02032564051059" calcext:value-type="float">
            <text:p>1,0203256405105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79718286707231" calcext:value-type="float">
            <text:p>0,679718286707231</text:p>
          </table:table-cell>
          <table:table-cell office:value-type="float" office:value="1.49993169385809" calcext:value-type="float">
            <text:p>1,499931693858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6158081550457" calcext:value-type="float">
            <text:p>1,36158081550457</text:p>
          </table:table-cell>
          <table:table-cell office:value-type="float" office:value="-3.64398117403702" calcext:value-type="float">
            <text:p>-3,643981174037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95112195867902" calcext:value-type="float">
            <text:p>-0,195112195867902</text:p>
          </table:table-cell>
          <table:table-cell office:value-type="float" office:value="-3.99926525603542" calcext:value-type="float">
            <text:p>-3,999265256035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62116112871907" calcext:value-type="float">
            <text:p>-0,862116112871907</text:p>
          </table:table-cell>
          <table:table-cell office:value-type="float" office:value="-4.13352211221904" calcext:value-type="float">
            <text:p>-4,133522112219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430421164251042" calcext:value-type="float">
            <text:p>0,0430421164251042</text:p>
          </table:table-cell>
          <table:table-cell office:value-type="float" office:value="0.520296816696267" calcext:value-type="float">
            <text:p>0,5202968166962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78400063601532" calcext:value-type="float">
            <text:p>-0,278400063601532</text:p>
          </table:table-cell>
          <table:table-cell office:value-type="float" office:value="-3.86513346861045" calcext:value-type="float">
            <text:p>-3,865133468610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9768757952011" calcext:value-type="float">
            <text:p>1,39768757952011</text:p>
          </table:table-cell>
          <table:table-cell office:value-type="float" office:value="-3.27495843900193" calcext:value-type="float">
            <text:p>-3,274958439001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03514050148164" calcext:value-type="float">
            <text:p>0,203514050148164</text:p>
          </table:table-cell>
          <table:table-cell office:value-type="float" office:value="0.668369817452018" calcext:value-type="float">
            <text:p>0,6683698174520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62056896259564" calcext:value-type="float">
            <text:p>0,562056896259564</text:p>
          </table:table-cell>
          <table:table-cell office:value-type="float" office:value="-3.80285085791548" calcext:value-type="float">
            <text:p>-3,802850857915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5284367080016" calcext:value-type="float">
            <text:p>1,5284367080016</text:p>
          </table:table-cell>
          <table:table-cell office:value-type="float" office:value="-3.27893436685124" calcext:value-type="float">
            <text:p>-3,278934366851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19408461160378" calcext:value-type="float">
            <text:p>-0,819408461160378</text:p>
          </table:table-cell>
          <table:table-cell office:value-type="float" office:value="1.18742531014196" calcext:value-type="float">
            <text:p>1,187425310141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05987582653562" calcext:value-type="float">
            <text:p>0,905987582653562</text:p>
          </table:table-cell>
          <table:table-cell office:value-type="float" office:value="-3.54912824476749" calcext:value-type="float">
            <text:p>-3,549128244767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2629092897305" calcext:value-type="float">
            <text:p>1,22629092897305</text:p>
          </table:table-cell>
          <table:table-cell office:value-type="float" office:value="-2.98906943450237" calcext:value-type="float">
            <text:p>-2,989069434502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85995563613224" calcext:value-type="float">
            <text:p>-0,585995563613224</text:p>
          </table:table-cell>
          <table:table-cell office:value-type="float" office:value="1.04727429060742" calcext:value-type="float">
            <text:p>1,047274290607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37207534602048" calcext:value-type="float">
            <text:p>-0,337207534602048</text:p>
          </table:table-cell>
          <table:table-cell office:value-type="float" office:value="0.884794892132737" calcext:value-type="float">
            <text:p>0,8847948921327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01232971768181" calcext:value-type="float">
            <text:p>0,901232971768181</text:p>
          </table:table-cell>
          <table:table-cell office:value-type="float" office:value="-4.2973040039249" calcext:value-type="float">
            <text:p>-4,29730400392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4332429425702" calcext:value-type="float">
            <text:p>1,24332429425702</text:p>
          </table:table-cell>
          <table:table-cell office:value-type="float" office:value="-2.98707784762776" calcext:value-type="float">
            <text:p>-2,987077847627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69145127173828" calcext:value-type="float">
            <text:p>0,969145127173828</text:p>
          </table:table-cell>
          <table:table-cell office:value-type="float" office:value="-3.61408285813479" calcext:value-type="float">
            <text:p>-3,614082858134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0212460996206235" calcext:value-type="float">
            <text:p>0,00212460996206235</text:p>
          </table:table-cell>
          <table:table-cell office:value-type="float" office:value="-4.00425675399895" calcext:value-type="float">
            <text:p>-4,004256753998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49786492676196" calcext:value-type="float">
            <text:p>-0,949786492676196</text:p>
          </table:table-cell>
          <table:table-cell office:value-type="float" office:value="-3.84105053103376" calcext:value-type="float">
            <text:p>-3,841050531033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04087517977406" calcext:value-type="float">
            <text:p>-0,804087517977406</text:p>
          </table:table-cell>
          <table:table-cell office:value-type="float" office:value="1.64791230555248" calcext:value-type="float">
            <text:p>1,647912305552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2881568585518" calcext:value-type="float">
            <text:p>1,02881568585518</text:p>
          </table:table-cell>
          <table:table-cell office:value-type="float" office:value="-3.50091030346664" calcext:value-type="float">
            <text:p>-3,500910303466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82580971450514" calcext:value-type="float">
            <text:p>-0,482580971450514</text:p>
          </table:table-cell>
          <table:table-cell office:value-type="float" office:value="0.438187234108797" calcext:value-type="float">
            <text:p>0,4381872341087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8524293188668" calcext:value-type="float">
            <text:p>0,48524293188668</text:p>
          </table:table-cell>
          <table:table-cell office:value-type="float" office:value="1.17550984738708" calcext:value-type="float">
            <text:p>1,175509847387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39882530522022" calcext:value-type="float">
            <text:p>0,439882530522022</text:p>
          </table:table-cell>
          <table:table-cell office:value-type="float" office:value="0.913872757244817" calcext:value-type="float">
            <text:p>0,9138727572448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03731675685719" calcext:value-type="float">
            <text:p>0,903731675685719</text:p>
          </table:table-cell>
          <table:table-cell office:value-type="float" office:value="-3.19181248368878" calcext:value-type="float">
            <text:p>-3,191812483688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3520918761032" calcext:value-type="float">
            <text:p>1,23520918761032</text:p>
          </table:table-cell>
          <table:table-cell office:value-type="float" office:value="1.06772279965626" calcext:value-type="float">
            <text:p>1,067722799656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780231122123" calcext:value-type="float">
            <text:p>-1,0780231122123</text:p>
          </table:table-cell>
          <table:table-cell office:value-type="float" office:value="-4.05661476700754" calcext:value-type="float">
            <text:p>-4,056614767007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0564725992457" calcext:value-type="float">
            <text:p>-1,10564725992457</text:p>
          </table:table-cell>
          <table:table-cell office:value-type="float" office:value="-3.69627153215121" calcext:value-type="float">
            <text:p>-3,696271532151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01889485753574" calcext:value-type="float">
            <text:p>0,901889485753574</text:p>
          </table:table-cell>
          <table:table-cell office:value-type="float" office:value="-3.7315617701509" calcext:value-type="float">
            <text:p>-3,73156177015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05676636062613" calcext:value-type="float">
            <text:p>0,705676636062613</text:p>
          </table:table-cell>
          <table:table-cell office:value-type="float" office:value="1.61887831945351" calcext:value-type="float">
            <text:p>1,618878319453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121291497119029" calcext:value-type="float">
            <text:p>-0,0121291497119029</text:p>
          </table:table-cell>
          <table:table-cell office:value-type="float" office:value="0.718132677035448" calcext:value-type="float">
            <text:p>0,7181326770354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77785315184038" calcext:value-type="float">
            <text:p>0,277785315184038</text:p>
          </table:table-cell>
          <table:table-cell office:value-type="float" office:value="-4.21461732359333" calcext:value-type="float">
            <text:p>-4,214617323593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2023987925952" calcext:value-type="float">
            <text:p>1,02023987925952</text:p>
          </table:table-cell>
          <table:table-cell office:value-type="float" office:value="-3.20285435435727" calcext:value-type="float">
            <text:p>-3,202854354357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02211868312434" calcext:value-type="float">
            <text:p>0,602211868312434</text:p>
          </table:table-cell>
          <table:table-cell office:value-type="float" office:value="0.951392698153497" calcext:value-type="float">
            <text:p>0,9513926981534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5378605629646" calcext:value-type="float">
            <text:p>-1,15378605629646</text:p>
          </table:table-cell>
          <table:table-cell office:value-type="float" office:value="1.2885233705604" calcext:value-type="float">
            <text:p>1,28852337056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6037372438587" calcext:value-type="float">
            <text:p>-1,36037372438587</text:p>
          </table:table-cell>
          <table:table-cell office:value-type="float" office:value="-3.32822099802143" calcext:value-type="float">
            <text:p>-3,328220998021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27256866917113" calcext:value-type="float">
            <text:p>-0,027256866917113</text:p>
          </table:table-cell>
          <table:table-cell office:value-type="float" office:value="-4.57060530967333" calcext:value-type="float">
            <text:p>-4,570605309673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90911053872077" calcext:value-type="float">
            <text:p>-0,790911053872077</text:p>
          </table:table-cell>
          <table:table-cell office:value-type="float" office:value="1.09501807128036" calcext:value-type="float">
            <text:p>1,095018071280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13453792282517" calcext:value-type="float">
            <text:p>0,513453792282517</text:p>
          </table:table-cell>
          <table:table-cell office:value-type="float" office:value="1.03176451194099" calcext:value-type="float">
            <text:p>1,031764511940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99201352531867" calcext:value-type="float">
            <text:p>-0,699201352531867</text:p>
          </table:table-cell>
          <table:table-cell office:value-type="float" office:value="1.27763812981994" calcext:value-type="float">
            <text:p>1,277638129819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53934101900221" calcext:value-type="float">
            <text:p>0,653934101900221</text:p>
          </table:table-cell>
          <table:table-cell office:value-type="float" office:value="1.03828387384237" calcext:value-type="float">
            <text:p>1,038283873842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09426000496312" calcext:value-type="float">
            <text:p>-0,509426000496312</text:p>
          </table:table-cell>
          <table:table-cell office:value-type="float" office:value="0.421477630400588" calcext:value-type="float">
            <text:p>0,4214776304005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52279063635047" calcext:value-type="float">
            <text:p>1,52279063635047</text:p>
          </table:table-cell>
          <table:table-cell office:value-type="float" office:value="-3.33206278525092" calcext:value-type="float">
            <text:p>-3,332062785250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0130110551926" calcext:value-type="float">
            <text:p>0,50130110551926</text:p>
          </table:table-cell>
          <table:table-cell office:value-type="float" office:value="-3.93626642519017" calcext:value-type="float">
            <text:p>-3,936266425190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94018082369811" calcext:value-type="float">
            <text:p>-0,894018082369811</text:p>
          </table:table-cell>
          <table:table-cell office:value-type="float" office:value="-3.74770455775778" calcext:value-type="float">
            <text:p>-3,747704557757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33802623492961" calcext:value-type="float">
            <text:p>0,633802623492961</text:p>
          </table:table-cell>
          <table:table-cell office:value-type="float" office:value="-4.00117962363431" calcext:value-type="float">
            <text:p>-4,001179623634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50698972085795" calcext:value-type="float">
            <text:p>0,750698972085795</text:p>
          </table:table-cell>
          <table:table-cell office:value-type="float" office:value="0.925334614894613" calcext:value-type="float">
            <text:p>0,9253346148946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592945314704784" calcext:value-type="float">
            <text:p>0,0592945314704784</text:p>
          </table:table-cell>
          <table:table-cell office:value-type="float" office:value="-4.29824381242332" calcext:value-type="float">
            <text:p>-4,298243812423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8570314251452" calcext:value-type="float">
            <text:p>-1,28570314251452</text:p>
          </table:table-cell>
          <table:table-cell office:value-type="float" office:value="0.930434199429914" calcext:value-type="float">
            <text:p>0,9304341994299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9991092590807" calcext:value-type="float">
            <text:p>-1,09991092590807</text:p>
          </table:table-cell>
          <table:table-cell office:value-type="float" office:value="1.1132116800245" calcext:value-type="float">
            <text:p>1,11321168002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96922960251605" calcext:value-type="float">
            <text:p>0,396922960251605</text:p>
          </table:table-cell>
          <table:table-cell office:value-type="float" office:value="-4.09562385692943" calcext:value-type="float">
            <text:p>-4,095623856929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679260267773834" calcext:value-type="float">
            <text:p>-0,0679260267773834</text:p>
          </table:table-cell>
          <table:table-cell office:value-type="float" office:value="-4.15898699504253" calcext:value-type="float">
            <text:p>-4,158986995042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82947113268062" calcext:value-type="float">
            <text:p>-0,982947113268062</text:p>
          </table:table-cell>
          <table:table-cell office:value-type="float" office:value="1.3830883791695" calcext:value-type="float">
            <text:p>1,38308837916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0286518264987" calcext:value-type="float">
            <text:p>1,10286518264987</text:p>
          </table:table-cell>
          <table:table-cell office:value-type="float" office:value="-3.8706065612886" calcext:value-type="float">
            <text:p>-3,87060656128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39667969229731" calcext:value-type="float">
            <text:p>0,739667969229731</text:p>
          </table:table-cell>
          <table:table-cell office:value-type="float" office:value="0.730610993785387" calcext:value-type="float">
            <text:p>0,7306109937853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71243144002399" calcext:value-type="float">
            <text:p>0,871243144002399</text:p>
          </table:table-cell>
          <table:table-cell office:value-type="float" office:value="-3.96123210957129" calcext:value-type="float">
            <text:p>-3,961232109571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1979559590858" calcext:value-type="float">
            <text:p>-1,21979559590858</text:p>
          </table:table-cell>
          <table:table-cell office:value-type="float" office:value="1.03164704522804" calcext:value-type="float">
            <text:p>1,031647045228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7103519243984" calcext:value-type="float">
            <text:p>1,07103519243984</text:p>
          </table:table-cell>
          <table:table-cell office:value-type="float" office:value="-3.06623321972939" calcext:value-type="float">
            <text:p>-3,066233219729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44083214494908" calcext:value-type="float">
            <text:p>0,644083214494908</text:p>
          </table:table-cell>
          <table:table-cell office:value-type="float" office:value="-4.26114791341403" calcext:value-type="float">
            <text:p>-4,261147913414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66203713757301" calcext:value-type="float">
            <text:p>0,466203713757301</text:p>
          </table:table-cell>
          <table:table-cell office:value-type="float" office:value="0.668249218104428" calcext:value-type="float">
            <text:p>0,6682492181044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5194392389586" calcext:value-type="float">
            <text:p>-0,75194392389586</text:p>
          </table:table-cell>
          <table:table-cell office:value-type="float" office:value="1.26623368710637" calcext:value-type="float">
            <text:p>1,266233687106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24900613433496" calcext:value-type="float">
            <text:p>-0,824900613433496</text:p>
          </table:table-cell>
          <table:table-cell office:value-type="float" office:value="-3.56179606651158" calcext:value-type="float">
            <text:p>-3,561796066511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38746473811011" calcext:value-type="float">
            <text:p>-0,338746473811011</text:p>
          </table:table-cell>
          <table:table-cell office:value-type="float" office:value="-4.11346992268022" calcext:value-type="float">
            <text:p>-4,113469922680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24332710834811" calcext:value-type="float">
            <text:p>-0,424332710834811</text:p>
          </table:table-cell>
          <table:table-cell office:value-type="float" office:value="0.761846708246408" calcext:value-type="float">
            <text:p>0,7618467082464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09827615502846" calcext:value-type="float">
            <text:p>0,609827615502846</text:p>
          </table:table-cell>
          <table:table-cell office:value-type="float" office:value="-3.77730941902909" calcext:value-type="float">
            <text:p>-3,777309419029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3964589533854" calcext:value-type="float">
            <text:p>-1,23964589533854</text:p>
          </table:table-cell>
          <table:table-cell office:value-type="float" office:value="-3.66676734712619" calcext:value-type="float">
            <text:p>-3,666767347126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3076974372566" calcext:value-type="float">
            <text:p>-0,13076974372566</text:p>
          </table:table-cell>
          <table:table-cell office:value-type="float" office:value="0.781929361117169" calcext:value-type="float">
            <text:p>0,7819293611171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02648012900247" calcext:value-type="float">
            <text:p>0,402648012900247</text:p>
          </table:table-cell>
          <table:table-cell office:value-type="float" office:value="0.6505890989674" calcext:value-type="float">
            <text:p>0,65058909896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28433035038058" calcext:value-type="float">
            <text:p>-0,228433035038058</text:p>
          </table:table-cell>
          <table:table-cell office:value-type="float" office:value="-4.26897445277356" calcext:value-type="float">
            <text:p>-4,268974452773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35350261498261" calcext:value-type="float">
            <text:p>-0,235350261498261</text:p>
          </table:table-cell>
          <table:table-cell office:value-type="float" office:value="0.773605791559638" calcext:value-type="float">
            <text:p>0,7736057915596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17765901398137" calcext:value-type="float">
            <text:p>-0,917765901398137</text:p>
          </table:table-cell>
          <table:table-cell office:value-type="float" office:value="1.66756432932986" calcext:value-type="float">
            <text:p>1,667564329329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26883000360382" calcext:value-type="float">
            <text:p>-0,326883000360382</text:p>
          </table:table-cell>
          <table:table-cell office:value-type="float" office:value="-4.56588798565714" calcext:value-type="float">
            <text:p>-4,565887985657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93363688501613" calcext:value-type="float">
            <text:p>0,393363688501613</text:p>
          </table:table-cell>
          <table:table-cell office:value-type="float" office:value="0.801153945337218" calcext:value-type="float">
            <text:p>0,8011539453372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16513651854719" calcext:value-type="float">
            <text:p>-0,716513651854719</text:p>
          </table:table-cell>
          <table:table-cell office:value-type="float" office:value="0.695944370686062" calcext:value-type="float">
            <text:p>0,6959443706860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818879241109" calcext:value-type="float">
            <text:p>0,9818879241109</text:p>
          </table:table-cell>
          <table:table-cell office:value-type="float" office:value="-4.2941291248177" calcext:value-type="float">
            <text:p>-4,29412912481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0295848822158" calcext:value-type="float">
            <text:p>-1,00295848822158</text:p>
          </table:table-cell>
          <table:table-cell office:value-type="float" office:value="0.998265076858647" calcext:value-type="float">
            <text:p>0,9982650768586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1425478650482" calcext:value-type="float">
            <text:p>1,11425478650482</text:p>
          </table:table-cell>
          <table:table-cell office:value-type="float" office:value="-3.80605128548477" calcext:value-type="float">
            <text:p>-3,806051285484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56347126375554" calcext:value-type="float">
            <text:p>0,456347126375554</text:p>
          </table:table-cell>
          <table:table-cell office:value-type="float" office:value="-3.80857333665944" calcext:value-type="float">
            <text:p>-3,808573336659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31587922532302" calcext:value-type="float">
            <text:p>0,931587922532302</text:p>
          </table:table-cell>
          <table:table-cell office:value-type="float" office:value="0.646501687081693" calcext:value-type="float">
            <text:p>0,6465016870816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41675785758854" calcext:value-type="float">
            <text:p>-0,441675785758854</text:p>
          </table:table-cell>
          <table:table-cell office:value-type="float" office:value="0.482330332523312" calcext:value-type="float">
            <text:p>0,4823303325233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76656889296058" calcext:value-type="float">
            <text:p>-0,476656889296058</text:p>
          </table:table-cell>
          <table:table-cell office:value-type="float" office:value="1.12331839267556" calcext:value-type="float">
            <text:p>1,123318392675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34041114834088" calcext:value-type="float">
            <text:p>-0,134041114834088</text:p>
          </table:table-cell>
          <table:table-cell office:value-type="float" office:value="-4.59539904649238" calcext:value-type="float">
            <text:p>-4,595399046492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550869883155814" calcext:value-type="float">
            <text:p>-0,0550869883155814</text:p>
          </table:table-cell>
          <table:table-cell office:value-type="float" office:value="-4.47792432410476" calcext:value-type="float">
            <text:p>-4,477924324104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858032219769828" calcext:value-type="float">
            <text:p>-0,0858032219769828</text:p>
          </table:table-cell>
          <table:table-cell office:value-type="float" office:value="0.60468978162189" calcext:value-type="float">
            <text:p>0,604689781621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9146164881555" calcext:value-type="float">
            <text:p>-1,29146164881555</text:p>
          </table:table-cell>
          <table:table-cell office:value-type="float" office:value="-3.344171555143" calcext:value-type="float">
            <text:p>-3,3441715551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39115523295865" calcext:value-type="float">
            <text:p>-0,539115523295865</text:p>
          </table:table-cell>
          <table:table-cell office:value-type="float" office:value="0.510581383121705" calcext:value-type="float">
            <text:p>0,5105813831217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08758644944618" calcext:value-type="float">
            <text:p>-0,108758644944618</text:p>
          </table:table-cell>
          <table:table-cell office:value-type="float" office:value="-4.30490862017909" calcext:value-type="float">
            <text:p>-4,304908620179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00543351509736" calcext:value-type="float">
            <text:p>0,400543351509736</text:p>
          </table:table-cell>
          <table:table-cell office:value-type="float" office:value="-4.14634404526391" calcext:value-type="float">
            <text:p>-4,146344045263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3695459984206" calcext:value-type="float">
            <text:p>-1,03695459984206</text:p>
          </table:table-cell>
          <table:table-cell office:value-type="float" office:value="-3.73134301193198" calcext:value-type="float">
            <text:p>-3,731343011931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7572834892932" calcext:value-type="float">
            <text:p>-0,17572834892932</text:p>
          </table:table-cell>
          <table:table-cell office:value-type="float" office:value="-4.14956316657921" calcext:value-type="float">
            <text:p>-4,149563166579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28412798693248" calcext:value-type="float">
            <text:p>0,128412798693248</text:p>
          </table:table-cell>
          <table:table-cell office:value-type="float" office:value="-3.95625367585645" calcext:value-type="float">
            <text:p>-3,956253675856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90386389099097" calcext:value-type="float">
            <text:p>-0,890386389099097</text:p>
          </table:table-cell>
          <table:table-cell office:value-type="float" office:value="1.30818227898224" calcext:value-type="float">
            <text:p>1,308182278982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76635975348656" calcext:value-type="float">
            <text:p>0,876635975348656</text:p>
          </table:table-cell>
          <table:table-cell office:value-type="float" office:value="1.25719177740377" calcext:value-type="float">
            <text:p>1,257191777403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84262223359372" calcext:value-type="float">
            <text:p>0,284262223359372</text:p>
          </table:table-cell>
          <table:table-cell office:value-type="float" office:value="0.842946880563382" calcext:value-type="float">
            <text:p>0,8429468805633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19947083273529" calcext:value-type="float">
            <text:p>0,219947083273529</text:p>
          </table:table-cell>
          <table:table-cell office:value-type="float" office:value="0.945455793685202" calcext:value-type="float">
            <text:p>0,9454557936852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9044673564271" calcext:value-type="float">
            <text:p>1,09044673564271</text:p>
          </table:table-cell>
          <table:table-cell office:value-type="float" office:value="0.897268846290495" calcext:value-type="float">
            <text:p>0,8972688462904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12093910513614" calcext:value-type="float">
            <text:p>-0,812093910513614</text:p>
          </table:table-cell>
          <table:table-cell office:value-type="float" office:value="-3.41586200329972" calcext:value-type="float">
            <text:p>-3,415862003299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64777692355861" calcext:value-type="float">
            <text:p>0,464777692355861</text:p>
          </table:table-cell>
          <table:table-cell office:value-type="float" office:value="0.805264849118969" calcext:value-type="float">
            <text:p>0,8052648491189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6213875809441" calcext:value-type="float">
            <text:p>-0,66213875809441</text:p>
          </table:table-cell>
          <table:table-cell office:value-type="float" office:value="0.595749929029539" calcext:value-type="float">
            <text:p>0,5957499290295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3649926991403" calcext:value-type="float">
            <text:p>-1,23649926991403</text:p>
          </table:table-cell>
          <table:table-cell office:value-type="float" office:value="-3.66846905114463" calcext:value-type="float">
            <text:p>-3,668469051144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72355726237692" calcext:value-type="float">
            <text:p>0,372355726237692</text:p>
          </table:table-cell>
          <table:table-cell office:value-type="float" office:value="-4.23027156137141" calcext:value-type="float">
            <text:p>-4,230271561371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01939918463394" calcext:value-type="float">
            <text:p>-0,701939918463394</text:p>
          </table:table-cell>
          <table:table-cell office:value-type="float" office:value="-3.24349480366947" calcext:value-type="float">
            <text:p>-3,243494803669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0714729152389" calcext:value-type="float">
            <text:p>1,00714729152389</text:p>
          </table:table-cell>
          <table:table-cell office:value-type="float" office:value="1.66348400176752" calcext:value-type="float">
            <text:p>1,6634840017675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93548235314629" calcext:value-type="float">
            <text:p>0,193548235314629</text:p>
          </table:table-cell>
          <table:table-cell office:value-type="float" office:value="-3.9465411485798" calcext:value-type="float">
            <text:p>-3,94654114857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93389574030652" calcext:value-type="float">
            <text:p>0,893389574030652</text:p>
          </table:table-cell>
          <table:table-cell office:value-type="float" office:value="-3.97895654458648" calcext:value-type="float">
            <text:p>-3,978956544586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52535901108738" calcext:value-type="float">
            <text:p>-0,452535901108738</text:p>
          </table:table-cell>
          <table:table-cell office:value-type="float" office:value="-4.27423971215258" calcext:value-type="float">
            <text:p>-4,274239712152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3902593732113" calcext:value-type="float">
            <text:p>1,33902593732113</text:p>
          </table:table-cell>
          <table:table-cell office:value-type="float" office:value="-3.62223230272853" calcext:value-type="float">
            <text:p>-3,622232302728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2706416230959" calcext:value-type="float">
            <text:p>1,02706416230959</text:p>
          </table:table-cell>
          <table:table-cell office:value-type="float" office:value="-3.38505347653485" calcext:value-type="float">
            <text:p>-3,385053476534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20658103174729" calcext:value-type="float">
            <text:p>0,420658103174729</text:p>
          </table:table-cell>
          <table:table-cell office:value-type="float" office:value="-4.47911610948803" calcext:value-type="float">
            <text:p>-4,479116109488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14451696854021" calcext:value-type="float">
            <text:p>-0,514451696854021</text:p>
          </table:table-cell>
          <table:table-cell office:value-type="float" office:value="-4.07400520575619" calcext:value-type="float">
            <text:p>-4,074005205756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64163382886189" calcext:value-type="float">
            <text:p>-0,764163382886189</text:p>
          </table:table-cell>
          <table:table-cell office:value-type="float" office:value="-3.70496640149497" calcext:value-type="float">
            <text:p>-3,704966401494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8768636031839" calcext:value-type="float">
            <text:p>0,58768636031839</text:p>
          </table:table-cell>
          <table:table-cell office:value-type="float" office:value="-4.03005792902221" calcext:value-type="float">
            <text:p>-4,030057929022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6171141073279" calcext:value-type="float">
            <text:p>-1,06171141073279</text:p>
          </table:table-cell>
          <table:table-cell office:value-type="float" office:value="-4.07108341979518" calcext:value-type="float">
            <text:p>-4,071083419795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01834336414447" calcext:value-type="float">
            <text:p>-0,401834336414447</text:p>
          </table:table-cell>
          <table:table-cell office:value-type="float" office:value="-4.38902866792406" calcext:value-type="float">
            <text:p>-4,389028667924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06975214932059" calcext:value-type="float">
            <text:p>-0,506975214932059</text:p>
          </table:table-cell>
          <table:table-cell office:value-type="float" office:value="-3.73853343777944" calcext:value-type="float">
            <text:p>-3,738533437779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3178850033931" calcext:value-type="float">
            <text:p>-1,33178850033931</text:p>
          </table:table-cell>
          <table:table-cell office:value-type="float" office:value="1.43779674232544" calcext:value-type="float">
            <text:p>1,437796742325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4221327725275" calcext:value-type="float">
            <text:p>1,34221327725275</text:p>
          </table:table-cell>
          <table:table-cell office:value-type="float" office:value="1.5430816750978" calcext:value-type="float">
            <text:p>1,54308167509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62508065384424" calcext:value-type="float">
            <text:p>0,162508065384424</text:p>
          </table:table-cell>
          <table:table-cell office:value-type="float" office:value="0.648754925078583" calcext:value-type="float">
            <text:p>0,6487549250785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88584310375726" calcext:value-type="float">
            <text:p>0,888584310375726</text:p>
          </table:table-cell>
          <table:table-cell office:value-type="float" office:value="-3.25335815831813" calcext:value-type="float">
            <text:p>-3,253358158318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57693515600279" calcext:value-type="float">
            <text:p>0,757693515600279</text:p>
          </table:table-cell>
          <table:table-cell office:value-type="float" office:value="-3.99721125593936" calcext:value-type="float">
            <text:p>-3,997211255939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64704005462608" calcext:value-type="float">
            <text:p>-0,264704005462608</text:p>
          </table:table-cell>
          <table:table-cell office:value-type="float" office:value="-4.41539863854808" calcext:value-type="float">
            <text:p>-4,415398638548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381668074788" calcext:value-type="float">
            <text:p>-1,3381668074788</text:p>
          </table:table-cell>
          <table:table-cell office:value-type="float" office:value="1.23051931681955" calcext:value-type="float">
            <text:p>1,230519316819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14856854973772" calcext:value-type="float">
            <text:p>-0,214856854973772</text:p>
          </table:table-cell>
          <table:table-cell office:value-type="float" office:value="0.783034255486319" calcext:value-type="float">
            <text:p>0,7830342554863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63144853030712" calcext:value-type="float">
            <text:p>0,663144853030712</text:p>
          </table:table-cell>
          <table:table-cell office:value-type="float" office:value="1.09181502808833" calcext:value-type="float">
            <text:p>1,091815028088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33184810045949" calcext:value-type="float">
            <text:p>0,233184810045949</text:p>
          </table:table-cell>
          <table:table-cell office:value-type="float" office:value="-3.90107077161391" calcext:value-type="float">
            <text:p>-3,901070771613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6613591113397" calcext:value-type="float">
            <text:p>1,26613591113397</text:p>
          </table:table-cell>
          <table:table-cell office:value-type="float" office:value="-3.43314574065239" calcext:value-type="float">
            <text:p>-3,433145740652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799246433295174" calcext:value-type="float">
            <text:p>0,0799246433295174</text:p>
          </table:table-cell>
          <table:table-cell office:value-type="float" office:value="0.522227683390333" calcext:value-type="float">
            <text:p>0,5222276833903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7707404859697" calcext:value-type="float">
            <text:p>1,07707404859697</text:p>
          </table:table-cell>
          <table:table-cell office:value-type="float" office:value="0.938043524295052" calcext:value-type="float">
            <text:p>0,93804352429505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8939120804521" calcext:value-type="float">
            <text:p>1,18939120804521</text:p>
          </table:table-cell>
          <table:table-cell office:value-type="float" office:value="-3.01228992585178" calcext:value-type="float">
            <text:p>-3,012289925851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41348194812727" calcext:value-type="float">
            <text:p>0,141348194812727</text:p>
          </table:table-cell>
          <table:table-cell office:value-type="float" office:value="0.862847243175683" calcext:value-type="float">
            <text:p>0,8628472431756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1214033191537" calcext:value-type="float">
            <text:p>1,01214033191537</text:p>
          </table:table-cell>
          <table:table-cell office:value-type="float" office:value="-3.05740134670284" calcext:value-type="float">
            <text:p>-3,057401346702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53859506176411" calcext:value-type="float">
            <text:p>-0,953859506176411</text:p>
          </table:table-cell>
          <table:table-cell office:value-type="float" office:value="0.709271712098244" calcext:value-type="float">
            <text:p>0,7092717120982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77314906403157" calcext:value-type="float">
            <text:p>-0,777314906403157</text:p>
          </table:table-cell>
          <table:table-cell office:value-type="float" office:value="-3.87739335993492" calcext:value-type="float">
            <text:p>-3,877393359934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45865836732232" calcext:value-type="float">
            <text:p>-1,45865836732232</text:p>
          </table:table-cell>
          <table:table-cell office:value-type="float" office:value="1.60316449574917" calcext:value-type="float">
            <text:p>1,603164495749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18737553105971" calcext:value-type="float">
            <text:p>0,918737553105971</text:p>
          </table:table-cell>
          <table:table-cell office:value-type="float" office:value="-3.66149066919168" calcext:value-type="float">
            <text:p>-3,661490669191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13501442924271" calcext:value-type="float">
            <text:p>0,113501442924271</text:p>
          </table:table-cell>
          <table:table-cell office:value-type="float" office:value="-3.93976132454109" calcext:value-type="float">
            <text:p>-3,939761324541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582427207564" calcext:value-type="float">
            <text:p>-1,0582427207564</text:p>
          </table:table-cell>
          <table:table-cell office:value-type="float" office:value="0.86096291157446" calcext:value-type="float">
            <text:p>0,860962911574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51249900855248" calcext:value-type="float">
            <text:p>-0,751249900855248</text:p>
          </table:table-cell>
          <table:table-cell office:value-type="float" office:value="-3.63503633539003" calcext:value-type="float">
            <text:p>-3,635036335390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37946873542374" calcext:value-type="float">
            <text:p>0,837946873542374</text:p>
          </table:table-cell>
          <table:table-cell office:value-type="float" office:value="-4.31384094952535" calcext:value-type="float">
            <text:p>-4,313840949525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89634207572722" calcext:value-type="float">
            <text:p>-0,189634207572722</text:p>
          </table:table-cell>
          <table:table-cell office:value-type="float" office:value="-4.24270647227927" calcext:value-type="float">
            <text:p>-4,242706472279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11424422546765" calcext:value-type="float">
            <text:p>-0,811424422546765</text:p>
          </table:table-cell>
          <table:table-cell office:value-type="float" office:value="-3.27839508713229" calcext:value-type="float">
            <text:p>-3,278395087132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345399969453898" calcext:value-type="float">
            <text:p>0,345399969453898</text:p>
          </table:table-cell>
          <table:table-cell office:value-type="float" office:value="0.973120205216104" calcext:value-type="float">
            <text:p>0,9731202052161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13093736728963" calcext:value-type="float">
            <text:p>-0,113093736728963</text:p>
          </table:table-cell>
          <table:table-cell office:value-type="float" office:value="0.984842579120968" calcext:value-type="float">
            <text:p>0,9848425791209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99693889801981" calcext:value-type="float">
            <text:p>0,899693889801981</text:p>
          </table:table-cell>
          <table:table-cell office:value-type="float" office:value="0.96701318837958" calcext:value-type="float">
            <text:p>0,967013188379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25294058084155" calcext:value-type="float">
            <text:p>0,425294058084155</text:p>
          </table:table-cell>
          <table:table-cell office:value-type="float" office:value="0.477549399123471" calcext:value-type="float">
            <text:p>0,4775493991234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01627041453202" calcext:value-type="float">
            <text:p>-0,201627041453202</text:p>
          </table:table-cell>
          <table:table-cell office:value-type="float" office:value="0.500462885109899" calcext:value-type="float">
            <text:p>0,5004628851098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28909516637434" calcext:value-type="float">
            <text:p>0,928909516637434</text:p>
          </table:table-cell>
          <table:table-cell office:value-type="float" office:value="0.786213105273781" calcext:value-type="float">
            <text:p>0,7862131052737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42179016384275" calcext:value-type="float">
            <text:p>-1,42179016384275</text:p>
          </table:table-cell>
          <table:table-cell office:value-type="float" office:value="1.39374619047015" calcext:value-type="float">
            <text:p>1,393746190470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966071793932905" calcext:value-type="float">
            <text:p>-0,966071793932905</text:p>
          </table:table-cell>
          <table:table-cell office:value-type="float" office:value="1.38537275870164" calcext:value-type="float">
            <text:p>1,385372758701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69914720838491" calcext:value-type="float">
            <text:p>0,769914720838491</text:p>
          </table:table-cell>
          <table:table-cell office:value-type="float" office:value="-4.11687838478523" calcext:value-type="float">
            <text:p>-4,116878384785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18854486745722" calcext:value-type="float">
            <text:p>-0,718854486745722</text:p>
          </table:table-cell>
          <table:table-cell office:value-type="float" office:value="-3.68377392419064" calcext:value-type="float">
            <text:p>-3,683773924190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52054854718214" calcext:value-type="float">
            <text:p>0,552054854718214</text:p>
          </table:table-cell>
          <table:table-cell office:value-type="float" office:value="0.99359148631462" calcext:value-type="float">
            <text:p>0,993591486314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9408614377697" calcext:value-type="float">
            <text:p>1,29408614377697</text:p>
          </table:table-cell>
          <table:table-cell office:value-type="float" office:value="-3.00243149094415" calcext:value-type="float">
            <text:p>-3,002431490944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23134482140572" calcext:value-type="float">
            <text:p>0,923134482140572</text:p>
          </table:table-cell>
          <table:table-cell office:value-type="float" office:value="-3.12228278712806" calcext:value-type="float">
            <text:p>-3,122282787128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109337889528" calcext:value-type="float">
            <text:p>1,0109337889528</text:p>
          </table:table-cell>
          <table:table-cell office:value-type="float" office:value="-3.43502008638007" calcext:value-type="float">
            <text:p>-3,435020086380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63549560459755" calcext:value-type="float">
            <text:p>0,763549560459755</text:p>
          </table:table-cell>
          <table:table-cell office:value-type="float" office:value="0.507376724791405" calcext:value-type="float">
            <text:p>0,5073767247914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3322611550514" calcext:value-type="float">
            <text:p>-1,23322611550514</text:p>
          </table:table-cell>
          <table:table-cell office:value-type="float" office:value="1.58599236153347" calcext:value-type="float">
            <text:p>1,585992361533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3571814334496" calcext:value-type="float">
            <text:p>-1,23571814334496</text:p>
          </table:table-cell>
          <table:table-cell office:value-type="float" office:value="0.933224651437017" calcext:value-type="float">
            <text:p>0,9332246514370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04509204076991" calcext:value-type="float">
            <text:p>0,904509204076991</text:p>
          </table:table-cell>
          <table:table-cell office:value-type="float" office:value="1.19251521711064" calcext:value-type="float">
            <text:p>1,192515217110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1645350549751" calcext:value-type="float">
            <text:p>1,21645350549751</text:p>
          </table:table-cell>
          <table:table-cell office:value-type="float" office:value="-3.13537857851273" calcext:value-type="float">
            <text:p>-3,135378578512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11347152892073" calcext:value-type="float">
            <text:p>-0,811347152892073</text:p>
          </table:table-cell>
          <table:table-cell office:value-type="float" office:value="1.61300495481785" calcext:value-type="float">
            <text:p>1,613004954817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38966263955418" calcext:value-type="float">
            <text:p>0,838966263955418</text:p>
          </table:table-cell>
          <table:table-cell office:value-type="float" office:value="-3.17554204287472" calcext:value-type="float">
            <text:p>-3,175542042874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534438095328003" calcext:value-type="float">
            <text:p>-0,0534438095328003</text:p>
          </table:table-cell>
          <table:table-cell office:value-type="float" office:value="-4.02060793425088" calcext:value-type="float">
            <text:p>-4,020607934250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1628013786771" calcext:value-type="float">
            <text:p>-1,31628013786771</text:p>
          </table:table-cell>
          <table:table-cell office:value-type="float" office:value="0.988724951161471" calcext:value-type="float">
            <text:p>0,9887249511614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37174695312774" calcext:value-type="float">
            <text:p>0,937174695312774</text:p>
          </table:table-cell>
          <table:table-cell office:value-type="float" office:value="0.688098149821169" calcext:value-type="float">
            <text:p>0,6880981498211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609157238269796" calcext:value-type="float">
            <text:p>-0,609157238269796</text:p>
          </table:table-cell>
          <table:table-cell office:value-type="float" office:value="1.11086592950735" calcext:value-type="float">
            <text:p>1,110865929507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52303667606566" calcext:value-type="float">
            <text:p>-0,852303667606566</text:p>
          </table:table-cell>
          <table:table-cell office:value-type="float" office:value="-3.36138092454633" calcext:value-type="float">
            <text:p>-3,361380924546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181682104989903" calcext:value-type="float">
            <text:p>-0,181682104989903</text:p>
          </table:table-cell>
          <table:table-cell office:value-type="float" office:value="-4.25457644550582" calcext:value-type="float">
            <text:p>-4,254576445505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55932514552779" calcext:value-type="float">
            <text:p>0,655932514552779</text:p>
          </table:table-cell>
          <table:table-cell office:value-type="float" office:value="0.524788703935861" calcext:value-type="float">
            <text:p>0,5247887039358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7739667167402" calcext:value-type="float">
            <text:p>-0,87739667167402</text:p>
          </table:table-cell>
          <table:table-cell office:value-type="float" office:value="1.55643692851157" calcext:value-type="float">
            <text:p>1,556436928511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19218229361031" calcext:value-type="float">
            <text:p>0,819218229361031</text:p>
          </table:table-cell>
          <table:table-cell office:value-type="float" office:value="-3.3249775553128" calcext:value-type="float">
            <text:p>-3,32497755531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57894331700856" calcext:value-type="float">
            <text:p>-0,857894331700856</text:p>
          </table:table-cell>
          <table:table-cell office:value-type="float" office:value="-3.55224364147106" calcext:value-type="float">
            <text:p>-3,552243641471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22602987898826" calcext:value-type="float">
            <text:p>-1,22602987898826</text:p>
          </table:table-cell>
          <table:table-cell office:value-type="float" office:value="0.849957862628459" calcext:value-type="float">
            <text:p>0,84995786262845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288779946520777" calcext:value-type="float">
            <text:p>-0,288779946520777</text:p>
          </table:table-cell>
          <table:table-cell office:value-type="float" office:value="1.00392630323008" calcext:value-type="float">
            <text:p>1,003926303230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25302031313224" calcext:value-type="float">
            <text:p>0,525302031313224</text:p>
          </table:table-cell>
          <table:table-cell office:value-type="float" office:value="0.941719170090562" calcext:value-type="float">
            <text:p>0,9417191700905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16656906315076" calcext:value-type="float">
            <text:p>0,116656906315076</text:p>
          </table:table-cell>
          <table:table-cell office:value-type="float" office:value="0.909267184957968" calcext:value-type="float">
            <text:p>0,9092671849579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99498683539463" calcext:value-type="float">
            <text:p>0,099498683539463</text:p>
          </table:table-cell>
          <table:table-cell office:value-type="float" office:value="0.961316440586935" calcext:value-type="float">
            <text:p>0,9613164405869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41052191106185" calcext:value-type="float">
            <text:p>-0,841052191106185</text:p>
          </table:table-cell>
          <table:table-cell office:value-type="float" office:value="-3.45798179507555" calcext:value-type="float">
            <text:p>-3,457981795075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48217301335352" calcext:value-type="float">
            <text:p>0,548217301335352</text:p>
          </table:table-cell>
          <table:table-cell office:value-type="float" office:value="1.0387064197844" calcext:value-type="float">
            <text:p>1,03870641978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432222539419" calcext:value-type="float">
            <text:p>0,2432222539419</text:p>
          </table:table-cell>
          <table:table-cell office:value-type="float" office:value="0.901922420409457" calcext:value-type="float">
            <text:p>0,9019224204094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99762699699346" calcext:value-type="float">
            <text:p>0,999762699699346</text:p>
          </table:table-cell>
          <table:table-cell office:value-type="float" office:value="-3.58868945447804" calcext:value-type="float">
            <text:p>-3,588689454478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443230962140454" calcext:value-type="float">
            <text:p>0,443230962140454</text:p>
          </table:table-cell>
          <table:table-cell office:value-type="float" office:value="-4.35063936755358" calcext:value-type="float">
            <text:p>-4,350639367553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57114830744043" calcext:value-type="float">
            <text:p>0,757114830744043</text:p>
          </table:table-cell>
          <table:table-cell office:value-type="float" office:value="-3.85643872700667" calcext:value-type="float">
            <text:p>-3,856438727006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38428911298724" calcext:value-type="float">
            <text:p>-0,338428911298724</text:p>
          </table:table-cell>
          <table:table-cell office:value-type="float" office:value="-4.34460119006984" calcext:value-type="float">
            <text:p>-4,344601190069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0168485644867449" calcext:value-type="float">
            <text:p>-0,0168485644867449</text:p>
          </table:table-cell>
          <table:table-cell office:value-type="float" office:value="0.674288644602332" calcext:value-type="float">
            <text:p>0,6742886446023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4078752209061" calcext:value-type="float">
            <text:p>0,94078752209061</text:p>
          </table:table-cell>
          <table:table-cell office:value-type="float" office:value="1.08393500112448" calcext:value-type="float">
            <text:p>1,083935001124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3557120342056" calcext:value-type="float">
            <text:p>1,13557120342056</text:p>
          </table:table-cell>
          <table:table-cell office:value-type="float" office:value="-3.54562834727605" calcext:value-type="float">
            <text:p>-3,545628347276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11238190649723" calcext:value-type="float">
            <text:p>-1,11238190649723</text:p>
          </table:table-cell>
          <table:table-cell office:value-type="float" office:value="-3.67850027258017" calcext:value-type="float">
            <text:p>-3,678500272580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96586548805781" calcext:value-type="float">
            <text:p>-0,896586548805781</text:p>
          </table:table-cell>
          <table:table-cell office:value-type="float" office:value="-3.93376381548837" calcext:value-type="float">
            <text:p>-3,933763815488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84765617437174" calcext:value-type="float">
            <text:p>-0,484765617437174</text:p>
          </table:table-cell>
          <table:table-cell office:value-type="float" office:value="-3.71046002013356" calcext:value-type="float">
            <text:p>-3,710460020133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802621653650656" calcext:value-type="float">
            <text:p>0,0802621653650656</text:p>
          </table:table-cell>
          <table:table-cell office:value-type="float" office:value="-4.55017319347055" calcext:value-type="float">
            <text:p>-4,550173193470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17500946703686" calcext:value-type="float">
            <text:p>-0,717500946703686</text:p>
          </table:table-cell>
          <table:table-cell office:value-type="float" office:value="0.648735069967312" calcext:value-type="float">
            <text:p>0,6487350699673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9631985036934" calcext:value-type="float">
            <text:p>1,19631985036934</text:p>
          </table:table-cell>
          <table:table-cell office:value-type="float" office:value="-3.06621362477971" calcext:value-type="float">
            <text:p>-3,066213624779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24320965629102" calcext:value-type="float">
            <text:p>1,24320965629102</text:p>
          </table:table-cell>
          <table:table-cell office:value-type="float" office:value="-4.0371906180926" calcext:value-type="float">
            <text:p>-4,03719061809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406963107267398" calcext:value-type="float">
            <text:p>-0,406963107267398</text:p>
          </table:table-cell>
          <table:table-cell office:value-type="float" office:value="0.741839012511895" calcext:value-type="float">
            <text:p>0,7418390125118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3933931589416" calcext:value-type="float">
            <text:p>0,93933931589416</text:p>
          </table:table-cell>
          <table:table-cell office:value-type="float" office:value="-3.3819201342885" calcext:value-type="float">
            <text:p>-3,38192013428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01892480095571" calcext:value-type="float">
            <text:p>-1,01892480095571</text:p>
          </table:table-cell>
          <table:table-cell office:value-type="float" office:value="-3.6538102996184" calcext:value-type="float">
            <text:p>-3,65381029961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060806762631692" calcext:value-type="float">
            <text:p>0,060806762631692</text:p>
          </table:table-cell>
          <table:table-cell office:value-type="float" office:value="0.693360414973627" calcext:value-type="float">
            <text:p>0,6933604149736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955613803907283" calcext:value-type="float">
            <text:p>0,955613803907283</text:p>
          </table:table-cell>
          <table:table-cell office:value-type="float" office:value="-4.20579485952287" calcext:value-type="float">
            <text:p>-4,205794859522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894179488836679" calcext:value-type="float">
            <text:p>-0,894179488836679</text:p>
          </table:table-cell>
          <table:table-cell office:value-type="float" office:value="-3.47581813027652" calcext:value-type="float">
            <text:p>-3,4758181302765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56706007258888" calcext:value-type="float">
            <text:p>0,256706007258888</text:p>
          </table:table-cell>
          <table:table-cell office:value-type="float" office:value="0.887098639952832" calcext:value-type="float">
            <text:p>0,8870986399528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1.33615278925299" calcext:value-type="float">
            <text:p>-1,33615278925299</text:p>
          </table:table-cell>
          <table:table-cell office:value-type="float" office:value="1.82531060559958" calcext:value-type="float">
            <text:p>1,825310605599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42804250480408" calcext:value-type="float">
            <text:p>1,42804250480408</text:p>
          </table:table-cell>
          <table:table-cell office:value-type="float" office:value="-3.22616492141857" calcext:value-type="float">
            <text:p>-3,226164921418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227347657396186" calcext:value-type="float">
            <text:p>0,227347657396186</text:p>
          </table:table-cell>
          <table:table-cell office:value-type="float" office:value="-4.20525569333548" calcext:value-type="float">
            <text:p>-4,205255693335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39190888032773" calcext:value-type="float">
            <text:p>0,739190888032773</text:p>
          </table:table-cell>
          <table:table-cell office:value-type="float" office:value="-3.56451277733531" calcext:value-type="float">
            <text:p>-3,564512777335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08744886203281" calcext:value-type="float">
            <text:p>1,08744886203281</text:p>
          </table:table-cell>
          <table:table-cell office:value-type="float" office:value="-3.30323941224694" calcext:value-type="float">
            <text:p>-3,303239412246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711026064282944" calcext:value-type="float">
            <text:p>-0,711026064282944</text:p>
          </table:table-cell>
          <table:table-cell office:value-type="float" office:value="1.3754412797135" calcext:value-type="float">
            <text:p>1,37544127971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504462577815173" calcext:value-type="float">
            <text:p>0,504462577815173</text:p>
          </table:table-cell>
          <table:table-cell office:value-type="float" office:value="-4.14076333042342" calcext:value-type="float">
            <text:p>-4,140763330423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62836231563103" calcext:value-type="float">
            <text:p>0,62836231563103</text:p>
          </table:table-cell>
          <table:table-cell office:value-type="float" office:value="-4.06691601920391" calcext:value-type="float">
            <text:p>-4,066916019203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102472343823073" calcext:value-type="float">
            <text:p>0,102472343823073</text:p>
          </table:table-cell>
          <table:table-cell office:value-type="float" office:value="-3.982559479254" calcext:value-type="float">
            <text:p>-3,9825594792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703717733019377" calcext:value-type="float">
            <text:p>0,703717733019377</text:p>
          </table:table-cell>
          <table:table-cell office:value-type="float" office:value="1.27577337012555" calcext:value-type="float">
            <text:p>1,275773370125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14673855243213" calcext:value-type="float">
            <text:p>1,14673855243213</text:p>
          </table:table-cell>
          <table:table-cell office:value-type="float" office:value="-3.63354530216285" calcext:value-type="float">
            <text:p>-3,633545302162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40879217720964" calcext:value-type="float">
            <text:p>0,840879217720964</text:p>
          </table:table-cell>
          <table:table-cell office:value-type="float" office:value="-3.66190602877287" calcext:value-type="float">
            <text:p>-3,661906028772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.30331354797403" calcext:value-type="float">
            <text:p>1,30331354797403</text:p>
          </table:table-cell>
          <table:table-cell office:value-type="float" office:value="-3.72033278805506" calcext:value-type="float">
            <text:p>-3,720332788055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376574357019187" calcext:value-type="float">
            <text:p>-0,376574357019187</text:p>
          </table:table-cell>
          <table:table-cell office:value-type="float" office:value="-3.95400209989775" calcext:value-type="float">
            <text:p>-3,954002099897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-0.558291698044646" calcext:value-type="float">
            <text:p>-0,558291698044646</text:p>
          </table:table-cell>
          <table:table-cell office:value-type="float" office:value="-3.68313664869485" calcext:value-type="float">
            <text:p>-3,683136648694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0.861969470272931" calcext:value-type="float">
            <text:p>0,861969470272931</text:p>
          </table:table-cell>
          <table:table-cell office:value-type="float" office:value="1.54127477391536" calcext:value-type="float">
            <text:p>1,54127477391536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5-01-24T05:27:53</meta:creation-date>
    <dc:date>2025-11-29T13:23:13.039657349</dc:date>
    <meta:generator>LibreOffice/25.8.3.2$Linux_X86_64 LibreOffice_project/5ee70f9e60a556cf41458d71cbfa54885591385a</meta:generator>
    <meta:editing-duration>PT53M32S</meta:editing-duration>
    <meta:editing-cycles>1</meta:editing-cycles>
    <meta:document-statistic meta:table-count="1" meta:cell-count="1724" meta:object-count="1"/>
    <meta:user-defined meta:name="AppVersion">3.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24cm" svg:height="14.47cm" xlink:href=".." xlink:type="simple" chart:class="chart:scatter" chart:style-name="ch1">
        <chart:legend chart:legend-position="end" svg:x="24.74cm" svg:y="6.936cm" style:legend-expansion="high" chart:style-name="ch2"/>
        <chart:plot-area chart:style-name="ch3" svg:x="0.514cm" svg:y="0.289cm" svg:width="23.712cm" svg:height="13.892cm">
          <chart:coordinate-region svg:x="0.667cm" svg:y="0.488cm" svg:width="23.462cm" svg:height="13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62" chart:label-cell-address="Sheet1.B1:Sheet1.B1" chart:class="chart:scatter">
            <chart:domain table:cell-range-address="Sheet1.A2:Sheet1.A862"/>
            <chart:data-point chart:repeated="8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27670513464837">
                <text:p>-0.827670513464837</text:p>
                <draw:g>
                  <svg:desc>Sheet1.A2:Sheet1.A862</svg:desc>
                </draw:g>
              </table:table-cell>
              <table:table-cell office:value-type="float" office:value="0.505779037605735">
                <text:p>0.505779037605735</text:p>
                <draw:g>
                  <svg:desc>Sheet1.B2:Sheet1.B8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8640820609442">
                <text:p>-1.18640820609442</text:p>
              </table:table-cell>
              <table:table-cell office:value-type="float" office:value="-3.48980277458523">
                <text:p>-3.48980277458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819914687831">
                <text:p>0.35819914687831</text:p>
              </table:table-cell>
              <table:table-cell office:value-type="float" office:value="-4.28840583205129">
                <text:p>-4.28840583205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2264645874076">
                <text:p>0.552264645874076</text:p>
              </table:table-cell>
              <table:table-cell office:value-type="float" office:value="-3.70276108961984">
                <text:p>-3.70276108961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45938799080578">
                <text:p>-0.945938799080578</text:p>
              </table:table-cell>
              <table:table-cell office:value-type="float" office:value="1.36768215879033">
                <text:p>1.36768215879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77675696177633">
                <text:p>-0.977675696177633</text:p>
              </table:table-cell>
              <table:table-cell office:value-type="float" office:value="0.711388520445556">
                <text:p>0.71138852044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2068831918235">
                <text:p>-1.22068831918235</text:p>
              </table:table-cell>
              <table:table-cell office:value-type="float" office:value="-3.67087479378951">
                <text:p>-3.67087479378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0365713075385">
                <text:p>-1.00365713075385</text:p>
              </table:table-cell>
              <table:table-cell office:value-type="float" office:value="1.24443573208062">
                <text:p>1.24443573208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149402827326">
                <text:p>1.17149402827326</text:p>
              </table:table-cell>
              <table:table-cell office:value-type="float" office:value="-3.94362513281163">
                <text:p>-3.94362513281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6391710261923">
                <text:p>0.936391710261923</text:p>
              </table:table-cell>
              <table:table-cell office:value-type="float" office:value="0.948167104889796">
                <text:p>0.948167104889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34265788453161">
                <text:p>-0.734265788453161</text:p>
              </table:table-cell>
              <table:table-cell office:value-type="float" office:value="-3.93490543718143">
                <text:p>-3.93490543718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02950410847082">
                <text:p>-0.102950410847082</text:p>
              </table:table-cell>
              <table:table-cell office:value-type="float" office:value="-4.190613134794">
                <text:p>-4.190613134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35774730519931">
                <text:p>-1.35774730519931</text:p>
              </table:table-cell>
              <table:table-cell office:value-type="float" office:value="1.07851325125947">
                <text:p>1.07851325125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6124488908046">
                <text:p>-0.86124488908046</text:p>
              </table:table-cell>
              <table:table-cell office:value-type="float" office:value="-3.86399464845585">
                <text:p>-3.86399464845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715116974933">
                <text:p>0.60715116974933</text:p>
              </table:table-cell>
              <table:table-cell office:value-type="float" office:value="0.644225567055504">
                <text:p>0.644225567055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2809023671148">
                <text:p>0.482809023671148</text:p>
              </table:table-cell>
              <table:table-cell office:value-type="float" office:value="-3.87154994047705">
                <text:p>-3.87154994047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221340000897">
                <text:p>0.465221340000897</text:p>
              </table:table-cell>
              <table:table-cell office:value-type="float" office:value="-3.89193223002264">
                <text:p>-3.89193223002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44178584847358">
                <text:p>-0.544178584847358</text:p>
              </table:table-cell>
              <table:table-cell office:value-type="float" office:value="0.458003076867839">
                <text:p>0.458003076867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4748126799133">
                <text:p>1.04748126799133</text:p>
              </table:table-cell>
              <table:table-cell office:value-type="float" office:value="0.795471786332109">
                <text:p>0.795471786332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38154474147816">
                <text:p>-0.538154474147816</text:p>
              </table:table-cell>
              <table:table-cell office:value-type="float" office:value="-4.14172886063855">
                <text:p>-4.14172886063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6768956960125">
                <text:p>0.886768956960125</text:p>
              </table:table-cell>
              <table:table-cell office:value-type="float" office:value="1.40907888633012">
                <text:p>1.40907888633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56157602903876">
                <text:p>0.756157602903876</text:p>
              </table:table-cell>
              <table:table-cell office:value-type="float" office:value="-3.58101024029429">
                <text:p>-3.58101024029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81507840762">
                <text:p>0.3581507840762</text:p>
              </table:table-cell>
              <table:table-cell office:value-type="float" office:value="-4.00974615925175">
                <text:p>-4.00974615925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9052224785434">
                <text:p>1.49052224785434</text:p>
              </table:table-cell>
              <table:table-cell office:value-type="float" office:value="-3.28867644391469">
                <text:p>-3.28867644391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108206034445">
                <text:p>0.753108206034445</text:p>
              </table:table-cell>
              <table:table-cell office:value-type="float" office:value="-3.45220756856315">
                <text:p>-3.45220756856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1830726723554">
                <text:p>0.931830726723554</text:p>
              </table:table-cell>
              <table:table-cell office:value-type="float" office:value="-3.6476046952223">
                <text:p>-3.6476046952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80974837597284">
                <text:p>-0.480974837597284</text:p>
              </table:table-cell>
              <table:table-cell office:value-type="float" office:value="1.0255319007767">
                <text:p>1.02553190077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585872475730149">
                <text:p>-0.0585872475730149</text:p>
              </table:table-cell>
              <table:table-cell office:value-type="float" office:value="0.665104727868196">
                <text:p>0.665104727868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47757310864421">
                <text:p>0.00647757310864421</text:p>
              </table:table-cell>
              <table:table-cell office:value-type="float" office:value="-3.87779329603008">
                <text:p>-3.87779329603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0171327726568">
                <text:p>-1.20171327726568</text:p>
              </table:table-cell>
              <table:table-cell office:value-type="float" office:value="-3.53468209454573">
                <text:p>-3.53468209454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8722131623474">
                <text:p>1.18722131623474</text:p>
              </table:table-cell>
              <table:table-cell office:value-type="float" office:value="1.24244301019599">
                <text:p>1.242443010195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6350137370384">
                <text:p>0.456350137370384</text:p>
              </table:table-cell>
              <table:table-cell office:value-type="float" office:value="1.13408127464129">
                <text:p>1.13408127464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2064925060438">
                <text:p>0.512064925060438</text:p>
              </table:table-cell>
              <table:table-cell office:value-type="float" office:value="-3.77315936683851">
                <text:p>-3.77315936683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585947360086787">
                <text:p>-0.0585947360086787</text:p>
              </table:table-cell>
              <table:table-cell office:value-type="float" office:value="0.43269158089188">
                <text:p>0.43269158089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22344016206883">
                <text:p>0.0522344016206883</text:p>
              </table:table-cell>
              <table:table-cell office:value-type="float" office:value="-4.19245466026287">
                <text:p>-4.192454660262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671698280609">
                <text:p>0.921671698280609</text:p>
              </table:table-cell>
              <table:table-cell office:value-type="float" office:value="-3.4633060425538">
                <text:p>-3.46330604255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1968255406561">
                <text:p>-1.11968255406561</text:p>
              </table:table-cell>
              <table:table-cell office:value-type="float" office:value="1.63570749411502">
                <text:p>1.63570749411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03646264148557">
                <text:p>0.0203646264148557</text:p>
              </table:table-cell>
              <table:table-cell office:value-type="float" office:value="0.71481280674453">
                <text:p>0.71481280674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2756960418389">
                <text:p>0.332756960418389</text:p>
              </table:table-cell>
              <table:table-cell office:value-type="float" office:value="-4.16583455054482">
                <text:p>-4.16583455054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07441749984075">
                <text:p>-0.607441749984075</text:p>
              </table:table-cell>
              <table:table-cell office:value-type="float" office:value="-4.21527968418201">
                <text:p>-4.21527968418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9173876002588">
                <text:p>0.219173876002588</text:p>
              </table:table-cell>
              <table:table-cell office:value-type="float" office:value="-3.93835319276165">
                <text:p>-3.93835319276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9090337436208">
                <text:p>0.919090337436208</text:p>
              </table:table-cell>
              <table:table-cell office:value-type="float" office:value="-3.81949136354865">
                <text:p>-3.81949136354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71864162134049">
                <text:p>-0.771864162134049</text:p>
              </table:table-cell>
              <table:table-cell office:value-type="float" office:value="-3.45388697143682">
                <text:p>-3.45388697143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27559954800097">
                <text:p>-0.827559954800097</text:p>
              </table:table-cell>
              <table:table-cell office:value-type="float" office:value="0.889292939379297">
                <text:p>0.8892929393792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2700682354331">
                <text:p>0.732700682354331</text:p>
              </table:table-cell>
              <table:table-cell office:value-type="float" office:value="1.12069832247009">
                <text:p>1.12069832247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0075156505214">
                <text:p>0.910075156505214</text:p>
              </table:table-cell>
              <table:table-cell office:value-type="float" office:value="1.16041822939898">
                <text:p>1.16041822939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43909006462429">
                <text:p>-0.743909006462429</text:p>
              </table:table-cell>
              <table:table-cell office:value-type="float" office:value="-3.2320715312064">
                <text:p>-3.2320715312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87726253117276">
                <text:p>-0.887726253117276</text:p>
              </table:table-cell>
              <table:table-cell office:value-type="float" office:value="1.05790237151717">
                <text:p>1.05790237151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2372136437193">
                <text:p>1.22372136437193</text:p>
              </table:table-cell>
              <table:table-cell office:value-type="float" office:value="-4.03754026696929">
                <text:p>-4.03754026696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99681824343764">
                <text:p>0.899681824343764</text:p>
              </table:table-cell>
              <table:table-cell office:value-type="float" office:value="-3.85919452040827">
                <text:p>-3.85919452040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1057451693981">
                <text:p>-1.01057451693981</text:p>
              </table:table-cell>
              <table:table-cell office:value-type="float" office:value="-4.03541790391621">
                <text:p>-4.03541790391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25672436150132">
                <text:p>-0.725672436150132</text:p>
              </table:table-cell>
              <table:table-cell office:value-type="float" office:value="-3.83135656333663">
                <text:p>-3.831356563336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395925102953">
                <text:p>0.47395925102953</text:p>
              </table:table-cell>
              <table:table-cell office:value-type="float" office:value="1.12665441572504">
                <text:p>1.12665441572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6189870296843">
                <text:p>0.496189870296843</text:p>
              </table:table-cell>
              <table:table-cell office:value-type="float" office:value="0.466632539399556">
                <text:p>0.466632539399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38364983875">
                <text:p>0.9438364983875</text:p>
              </table:table-cell>
              <table:table-cell office:value-type="float" office:value="-3.81003048648078">
                <text:p>-3.810030486480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7882943252623">
                <text:p>0.567882943252623</text:p>
              </table:table-cell>
              <table:table-cell office:value-type="float" office:value="-4.23720115003542">
                <text:p>-4.237201150035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101385563382">
                <text:p>0.390101385563382</text:p>
              </table:table-cell>
              <table:table-cell office:value-type="float" office:value="-4.42599990471026">
                <text:p>-4.42599990471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18369727069205">
                <text:p>0.818369727069205</text:p>
              </table:table-cell>
              <table:table-cell office:value-type="float" office:value="-3.85866688147012">
                <text:p>-3.85866688147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23244847790755">
                <text:p>-1.23244847790755</text:p>
              </table:table-cell>
              <table:table-cell office:value-type="float" office:value="1.43863529561276">
                <text:p>1.43863529561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2795684000798">
                <text:p>1.22795684000798</text:p>
              </table:table-cell>
              <table:table-cell office:value-type="float" office:value="-3.67151409434036">
                <text:p>-3.671514094340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4441404047013">
                <text:p>1.54441404047013</text:p>
              </table:table-cell>
              <table:table-cell office:value-type="float" office:value="-3.26182906738735">
                <text:p>-3.26182906738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35025328477691">
                <text:p>0.0635025328477691</text:p>
              </table:table-cell>
              <table:table-cell office:value-type="float" office:value="0.788293298008006">
                <text:p>0.788293298008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50871866730459">
                <text:p>-0.650871866730459</text:p>
              </table:table-cell>
              <table:table-cell office:value-type="float" office:value="1.18017946301108">
                <text:p>1.18017946301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716260374100358">
                <text:p>-0.00716260374100358</text:p>
              </table:table-cell>
              <table:table-cell office:value-type="float" office:value="-3.96894086456257">
                <text:p>-3.96894086456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8702205915685">
                <text:p>-1.28702205915685</text:p>
              </table:table-cell>
              <table:table-cell office:value-type="float" office:value="0.959223520232553">
                <text:p>0.959223520232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659546592502">
                <text:p>1.01659546592502</text:p>
              </table:table-cell>
              <table:table-cell office:value-type="float" office:value="-3.7969853015544">
                <text:p>-3.79698530155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1458444787471">
                <text:p>1.41458444787471</text:p>
              </table:table-cell>
              <table:table-cell office:value-type="float" office:value="-3.39619604456911">
                <text:p>-3.396196044569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52732160894118">
                <text:p>0.652732160894118</text:p>
              </table:table-cell>
              <table:table-cell office:value-type="float" office:value="1.40800811160466">
                <text:p>1.408008111604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24075186507">
                <text:p>1.024075186507</text:p>
              </table:table-cell>
              <table:table-cell office:value-type="float" office:value="-3.47214529151573">
                <text:p>-3.47214529151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98033756078907">
                <text:p>-0.698033756078907</text:p>
              </table:table-cell>
              <table:table-cell office:value-type="float" office:value="-3.75772422677418">
                <text:p>-3.75772422677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43698637186471">
                <text:p>-0.143698637186471</text:p>
              </table:table-cell>
              <table:table-cell office:value-type="float" office:value="0.94598556094068">
                <text:p>0.94598556094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9376497397245">
                <text:p>-1.19376497397245</text:p>
              </table:table-cell>
              <table:table-cell office:value-type="float" office:value="1.61322882385559">
                <text:p>1.613228823855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3527368537726">
                <text:p>0.823527368537726</text:p>
              </table:table-cell>
              <table:table-cell office:value-type="float" office:value="1.45217958464654">
                <text:p>1.45217958464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5690922294125">
                <text:p>0.915690922294125</text:p>
              </table:table-cell>
              <table:table-cell office:value-type="float" office:value="1.01678396520569">
                <text:p>1.01678396520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8860495511275">
                <text:p>0.438860495511275</text:p>
              </table:table-cell>
              <table:table-cell office:value-type="float" office:value="-4.43871799671374">
                <text:p>-4.438717996713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9850159689093">
                <text:p>1.39850159689093</text:p>
              </table:table-cell>
              <table:table-cell office:value-type="float" office:value="1.36459959331436">
                <text:p>1.364599593314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3110681468077">
                <text:p>-0.43110681468077</text:p>
              </table:table-cell>
              <table:table-cell office:value-type="float" office:value="0.474633408556614">
                <text:p>0.474633408556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7050832834812">
                <text:p>0.667050832834812</text:p>
              </table:table-cell>
              <table:table-cell office:value-type="float" office:value="-4.04400934356543">
                <text:p>-4.044009343565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21286571875379">
                <text:p>-0.421286571875379</text:p>
              </table:table-cell>
              <table:table-cell office:value-type="float" office:value="-3.87336401939721">
                <text:p>-3.873364019397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54899194329797">
                <text:p>-0.754899194329797</text:p>
              </table:table-cell>
              <table:table-cell office:value-type="float" office:value="0.636978754786305">
                <text:p>0.636978754786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16350375897135">
                <text:p>-0.916350375897135</text:p>
              </table:table-cell>
              <table:table-cell office:value-type="float" office:value="1.0841055341515">
                <text:p>1.08410553415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852429020489647">
                <text:p>-0.852429020489647</text:p>
              </table:table-cell>
              <table:table-cell office:value-type="float" office:value="-3.31810606789055">
                <text:p>-3.31810606789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64393800387706">
                <text:p>0.864393800387706</text:p>
              </table:table-cell>
              <table:table-cell office:value-type="float" office:value="1.06538899671249">
                <text:p>1.065388996712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3384826087298">
                <text:p>0.503384826087298</text:p>
              </table:table-cell>
              <table:table-cell office:value-type="float" office:value="0.401712001259122">
                <text:p>0.401712001259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7022682438887">
                <text:p>0.837022682438887</text:p>
              </table:table-cell>
              <table:table-cell office:value-type="float" office:value="1.48183493532278">
                <text:p>1.481834935322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641356887792802">
                <text:p>-0.641356887792802</text:p>
              </table:table-cell>
              <table:table-cell office:value-type="float" office:value="0.519603933005196">
                <text:p>0.519603933005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1568248717019">
                <text:p>1.41568248717019</text:p>
              </table:table-cell>
              <table:table-cell office:value-type="float" office:value="-3.23269973600542">
                <text:p>-3.23269973600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2473641456916">
                <text:p>1.32473641456916</text:p>
              </table:table-cell>
              <table:table-cell office:value-type="float" office:value="-3.77449442164709">
                <text:p>-3.774494421647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31490762191639">
                <text:p>-1.31490762191639</text:p>
              </table:table-cell>
              <table:table-cell office:value-type="float" office:value="1.02826873846569">
                <text:p>1.02826873846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708237713433693">
                <text:p>-0.708237713433693</text:p>
              </table:table-cell>
              <table:table-cell office:value-type="float" office:value="-3.34957034090219">
                <text:p>-3.34957034090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76282739516662">
                <text:p>-0.376282739516662</text:p>
              </table:table-cell>
              <table:table-cell office:value-type="float" office:value="0.804524603163965">
                <text:p>0.8045246031639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429994909328947">
                <text:p>-0.429994909328947</text:p>
              </table:table-cell>
              <table:table-cell office:value-type="float" office:value="1.09839424698487">
                <text:p>1.098394246984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9399482974917">
                <text:p>0.619399482974917</text:p>
              </table:table-cell>
              <table:table-cell office:value-type="float" office:value="1.33978896551854">
                <text:p>1.339788965518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78312890170313">
                <text:p>0.0778312890170313</text:p>
              </table:table-cell>
              <table:table-cell office:value-type="float" office:value="-4.26649622370072">
                <text:p>-4.26649622370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822207365758205">
                <text:p>-0.822207365758205</text:p>
              </table:table-cell>
              <table:table-cell office:value-type="float" office:value="-3.39762176948767">
                <text:p>-3.39762176948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2163957101612">
                <text:p>1.02163957101612</text:p>
              </table:table-cell>
              <table:table-cell office:value-type="float" office:value="0.90745115988115">
                <text:p>0.90745115988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58305176846604">
                <text:p>-0.658305176846604</text:p>
              </table:table-cell>
              <table:table-cell office:value-type="float" office:value="-4.08973512562369">
                <text:p>-4.089735125623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858731257159839">
                <text:p>-0.858731257159839</text:p>
              </table:table-cell>
              <table:table-cell office:value-type="float" office:value="1.65347176620581">
                <text:p>1.653471766205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1391484719742">
                <text:p>0.381391484719742</text:p>
              </table:table-cell>
              <table:table-cell office:value-type="float" office:value="0.633539381547513">
                <text:p>0.6335393815475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701034113301974">
                <text:p>-0.701034113301974</text:p>
              </table:table-cell>
              <table:table-cell office:value-type="float" office:value="-4.09441891190543">
                <text:p>-4.094418911905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789101443429885">
                <text:p>-0.789101443429885</text:p>
              </table:table-cell>
              <table:table-cell office:value-type="float" office:value="0.990847562340707">
                <text:p>0.9908475623407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6499831019411">
                <text:p>1.16499831019411</text:p>
              </table:table-cell>
              <table:table-cell office:value-type="float" office:value="-3.55132137835885">
                <text:p>-3.551321378358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45757185001691">
                <text:p>-0.545757185001691</text:p>
              </table:table-cell>
              <table:table-cell office:value-type="float" office:value="0.838449405189228">
                <text:p>0.8384494051892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32824444239284">
                <text:p>-0.732824444239284</text:p>
              </table:table-cell>
              <table:table-cell office:value-type="float" office:value="-3.53655827263701">
                <text:p>-3.536558272637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22546195718033">
                <text:p>-1.22546195718033</text:p>
              </table:table-cell>
              <table:table-cell office:value-type="float" office:value="1.03233532846113">
                <text:p>1.03233532846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6003136080426">
                <text:p>0.846003136080426</text:p>
              </table:table-cell>
              <table:table-cell office:value-type="float" office:value="-3.76597792569368">
                <text:p>-3.76597792569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761350495372899">
                <text:p>-0.0761350495372899</text:p>
              </table:table-cell>
              <table:table-cell office:value-type="float" office:value="0.786366808032741">
                <text:p>0.7863668080327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421457832074">
                <text:p>1.0421457832074</text:p>
              </table:table-cell>
              <table:table-cell office:value-type="float" office:value="1.33563244224445">
                <text:p>1.33563244224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0622559677665">
                <text:p>0.320622559677665</text:p>
              </table:table-cell>
              <table:table-cell office:value-type="float" office:value="-3.92611120764668">
                <text:p>-3.926111207646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8121462791637">
                <text:p>-0.18121462791637</text:p>
              </table:table-cell>
              <table:table-cell office:value-type="float" office:value="0.944476276146673">
                <text:p>0.9444762761466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32292372614034">
                <text:p>-0.232292372614034</text:p>
              </table:table-cell>
              <table:table-cell office:value-type="float" office:value="-3.82012053978136">
                <text:p>-3.82012053978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41529998332546">
                <text:p>-0.441529998332546</text:p>
              </table:table-cell>
              <table:table-cell office:value-type="float" office:value="-3.95366687970604">
                <text:p>-3.95366687970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4941671924913">
                <text:p>0.524941671924913</text:p>
              </table:table-cell>
              <table:table-cell office:value-type="float" office:value="-3.8412585541612">
                <text:p>-3.84125855416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2663580869237">
                <text:p>1.12663580869237</text:p>
              </table:table-cell>
              <table:table-cell office:value-type="float" office:value="1.09169561050822">
                <text:p>1.091695610508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9490342257485">
                <text:p>0.519490342257485</text:p>
              </table:table-cell>
              <table:table-cell office:value-type="float" office:value="1.22037292003392">
                <text:p>1.220372920033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6079088304844">
                <text:p>0.266079088304844</text:p>
              </table:table-cell>
              <table:table-cell office:value-type="float" office:value="0.357980246377402">
                <text:p>0.3579802463774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42993544931499">
                <text:p>0.742993544931499</text:p>
              </table:table-cell>
              <table:table-cell office:value-type="float" office:value="-3.57546652356423">
                <text:p>-3.575466523564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485753978933182">
                <text:p>-0.0485753978933182</text:p>
              </table:table-cell>
              <table:table-cell office:value-type="float" office:value="-3.96702098524796">
                <text:p>-3.967020985247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823144669369414">
                <text:p>-0.823144669369414</text:p>
              </table:table-cell>
              <table:table-cell office:value-type="float" office:value="1.24170886871392">
                <text:p>1.241708868713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49178387775325">
                <text:p>-0.749178387775325</text:p>
              </table:table-cell>
              <table:table-cell office:value-type="float" office:value="1.42503162479297">
                <text:p>1.425031624792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5254156184066">
                <text:p>0.845254156184066</text:p>
              </table:table-cell>
              <table:table-cell office:value-type="float" office:value="1.16249611503167">
                <text:p>1.162496115031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30739291941688">
                <text:p>0.0330739291941688</text:p>
              </table:table-cell>
              <table:table-cell office:value-type="float" office:value="-3.94640733883496">
                <text:p>-3.946407338834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9185571679608">
                <text:p>0.619185571679608</text:p>
              </table:table-cell>
              <table:table-cell office:value-type="float" office:value="1.10855291660227">
                <text:p>1.108552916602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427566672507">
                <text:p>0.84427566672507</text:p>
              </table:table-cell>
              <table:table-cell office:value-type="float" office:value="0.870493031536367">
                <text:p>0.870493031536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70200061791688">
                <text:p>0.870200061791688</text:p>
              </table:table-cell>
              <table:table-cell office:value-type="float" office:value="-4.24975032148013">
                <text:p>-4.249750321480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28632915668481">
                <text:p>-1.28632915668481</text:p>
              </table:table-cell>
              <table:table-cell office:value-type="float" office:value="0.930271290196071">
                <text:p>0.9302712901960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57412539859736">
                <text:p>-0.957412539859736</text:p>
              </table:table-cell>
              <table:table-cell office:value-type="float" office:value="-3.49607303085758">
                <text:p>-3.496073030857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58732281885364">
                <text:p>0.858732281885364</text:p>
              </table:table-cell>
              <table:table-cell office:value-type="float" office:value="1.12808699125679">
                <text:p>1.128086991256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4501248948068">
                <text:p>-0.34501248948068</text:p>
              </table:table-cell>
              <table:table-cell office:value-type="float" office:value="-4.20721429686845">
                <text:p>-4.207214296868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4026936241525">
                <text:p>-1.4026936241525</text:p>
              </table:table-cell>
              <table:table-cell office:value-type="float" office:value="1.80852480454196">
                <text:p>1.808524804541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2917476361893">
                <text:p>1.22917476361893</text:p>
              </table:table-cell>
              <table:table-cell office:value-type="float" office:value="-3.44306130222222">
                <text:p>-3.44306130222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7466794211684">
                <text:p>0.307466794211684</text:p>
              </table:table-cell>
              <table:table-cell office:value-type="float" office:value="0.570510672168615">
                <text:p>0.570510672168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4837632352482">
                <text:p>-0.94837632352482</text:p>
              </table:table-cell>
              <table:table-cell office:value-type="float" office:value="-3.67397948816967">
                <text:p>-3.67397948816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1907173702958">
                <text:p>1.11907173702958</text:p>
              </table:table-cell>
              <table:table-cell office:value-type="float" office:value="-3.28624920683044">
                <text:p>-3.286249206830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64758104657568">
                <text:p>-0.764758104657568</text:p>
              </table:table-cell>
              <table:table-cell office:value-type="float" office:value="0.934093746979044">
                <text:p>0.9340937469790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785537637018">
                <text:p>1.2785537637018</text:p>
              </table:table-cell>
              <table:table-cell office:value-type="float" office:value="-3.51660951118724">
                <text:p>-3.51660951118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834528140448334">
                <text:p>-0.834528140448334</text:p>
              </table:table-cell>
              <table:table-cell office:value-type="float" office:value="-4.03595295843549">
                <text:p>-4.035952958435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9110385685314">
                <text:p>0.319110385685314</text:p>
              </table:table-cell>
              <table:table-cell office:value-type="float" office:value="0.64773727651064">
                <text:p>0.647737276510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8828390718173">
                <text:p>0.838828390718173</text:p>
              </table:table-cell>
              <table:table-cell office:value-type="float" office:value="1.08302515985173">
                <text:p>1.083025159851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7670069155538">
                <text:p>-0.97670069155538</text:p>
              </table:table-cell>
              <table:table-cell office:value-type="float" office:value="1.5928641941522">
                <text:p>1.5928641941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02378263187084">
                <text:p>0.502378263187084</text:p>
              </table:table-cell>
              <table:table-cell office:value-type="float" office:value="0.872967379349853">
                <text:p>0.8729673793498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48651103880134">
                <text:p>-0.148651103880134</text:p>
              </table:table-cell>
              <table:table-cell office:value-type="float" office:value="-4.06345008642292">
                <text:p>-4.063450086422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0692763655053">
                <text:p>-1.20692763655053</text:p>
              </table:table-cell>
              <table:table-cell office:value-type="float" office:value="-3.51655165144038">
                <text:p>-3.516551651440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09928124142317">
                <text:p>-1.09928124142317</text:p>
              </table:table-cell>
              <table:table-cell office:value-type="float" office:value="-3.70199706677485">
                <text:p>-3.701997066774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29694392752856">
                <text:p>0.429694392752856</text:p>
              </table:table-cell>
              <table:table-cell office:value-type="float" office:value="-4.11211289371736">
                <text:p>-4.112112893717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759418842231">
                <text:p>0.60759418842231</text:p>
              </table:table-cell>
              <table:table-cell office:value-type="float" office:value="-3.86171819598718">
                <text:p>-3.861718195987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7646404304139">
                <text:p>0.537646404304139</text:p>
              </table:table-cell>
              <table:table-cell office:value-type="float" office:value="-3.83531683057212">
                <text:p>-3.835316830572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3567215912358">
                <text:p>0.833567215912358</text:p>
              </table:table-cell>
              <table:table-cell office:value-type="float" office:value="1.64829160221007">
                <text:p>1.648291602210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13100990340712">
                <text:p>0.513100990340712</text:p>
              </table:table-cell>
              <table:table-cell office:value-type="float" office:value="-4.02181653791807">
                <text:p>-4.021816537918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077730457301">
                <text:p>0.29077730457301</text:p>
              </table:table-cell>
              <table:table-cell office:value-type="float" office:value="-4.08492834374936">
                <text:p>-4.08492834374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29693852884618">
                <text:p>0.329693852884618</text:p>
              </table:table-cell>
              <table:table-cell office:value-type="float" office:value="0.305277213916142">
                <text:p>0.3052772139161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58247052865948">
                <text:p>-0.358247052865948</text:p>
              </table:table-cell>
              <table:table-cell office:value-type="float" office:value="-4.50069659650209">
                <text:p>-4.500696596502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17891984489023">
                <text:p>-0.417891984489023</text:p>
              </table:table-cell>
              <table:table-cell office:value-type="float" office:value="-3.91603338563777">
                <text:p>-3.916033385637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58627852033038">
                <text:p>0.858627852033038</text:p>
              </table:table-cell>
              <table:table-cell office:value-type="float" office:value="1.12943072067758">
                <text:p>1.12943072067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0583631361059">
                <text:p>1.30583631361059</text:p>
              </table:table-cell>
              <table:table-cell office:value-type="float" office:value="1.48136519308939">
                <text:p>1.481365193089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46205408233608">
                <text:p>-1.46205408233608</text:p>
              </table:table-cell>
              <table:table-cell office:value-type="float" office:value="1.37590753881083">
                <text:p>1.375907538810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15199493124327">
                <text:p>-0.815199493124327</text:p>
              </table:table-cell>
              <table:table-cell office:value-type="float" office:value="1.3264855344932">
                <text:p>1.32648553449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778397609905829">
                <text:p>-0.778397609905829</text:p>
              </table:table-cell>
              <table:table-cell office:value-type="float" office:value="0.881391822387814">
                <text:p>0.8813918223878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99919752400996">
                <text:p>0.699919752400996</text:p>
              </table:table-cell>
              <table:table-cell office:value-type="float" office:value="1.5677460945491">
                <text:p>1.56774609454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955700510313785">
                <text:p>-0.955700510313785</text:p>
              </table:table-cell>
              <table:table-cell office:value-type="float" office:value="0.959889844172381">
                <text:p>0.9598898441723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12015917514176">
                <text:p>-1.12015917514176</text:p>
              </table:table-cell>
              <table:table-cell office:value-type="float" office:value="-4.00734377874866">
                <text:p>-4.007343778748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81953983421799">
                <text:p>-0.81953983421799</text:p>
              </table:table-cell>
              <table:table-cell office:value-type="float" office:value="1.23035785644649">
                <text:p>1.230357856446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74458641744839">
                <text:p>0.374458641744839</text:p>
              </table:table-cell>
              <table:table-cell office:value-type="float" office:value="-4.38121972403648">
                <text:p>-4.381219724036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60421826851611">
                <text:p>0.860421826851611</text:p>
              </table:table-cell>
              <table:table-cell office:value-type="float" office:value="-3.70997581906475">
                <text:p>-3.70997581906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1678199256907">
                <text:p>1.21678199256907</text:p>
              </table:table-cell>
              <table:table-cell office:value-type="float" office:value="1.605299772027">
                <text:p>1.6052997720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531615480603011">
                <text:p>-0.0531615480603011</text:p>
              </table:table-cell>
              <table:table-cell office:value-type="float" office:value="0.566020107710379">
                <text:p>0.5660201077103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85264087863995">
                <text:p>0.685264087863995</text:p>
              </table:table-cell>
              <table:table-cell office:value-type="float" office:value="0.873322710490008">
                <text:p>0.8733227104900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5579447343597">
                <text:p>0.975579447343597</text:p>
              </table:table-cell>
              <table:table-cell office:value-type="float" office:value="1.2097680305421">
                <text:p>1.20976803054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58288031724906">
                <text:p>0.0758288031724906</text:p>
              </table:table-cell>
              <table:table-cell office:value-type="float" office:value="0.328352458108123">
                <text:p>0.3283524581081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2977615111197">
                <text:p>1.02977615111197</text:p>
              </table:table-cell>
              <table:table-cell office:value-type="float" office:value="-4.11434708152857">
                <text:p>-4.114347081528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27947639007857">
                <text:p>0.727947639007857</text:p>
              </table:table-cell>
              <table:table-cell office:value-type="float" office:value="-3.54054880510772">
                <text:p>-3.540548805107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33713645156195">
                <text:p>0.533713645156195</text:p>
              </table:table-cell>
              <table:table-cell office:value-type="float" office:value="0.574518967933831">
                <text:p>0.5745189679338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29711087843876">
                <text:p>-1.29711087843876</text:p>
              </table:table-cell>
              <table:table-cell office:value-type="float" office:value="-3.39485188327123">
                <text:p>-3.394851883271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89050902862791">
                <text:p>-0.189050902862791</text:p>
              </table:table-cell>
              <table:table-cell office:value-type="float" office:value="0.985016653178911">
                <text:p>0.985016653178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8429662736032">
                <text:p>1.18429662736032</text:p>
              </table:table-cell>
              <table:table-cell office:value-type="float" office:value="-3.29990959753521">
                <text:p>-3.299909597535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38983228333452">
                <text:p>-1.38983228333452</text:p>
              </table:table-cell>
              <table:table-cell office:value-type="float" office:value="-3.37184759247363">
                <text:p>-3.371847592473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3581297074506">
                <text:p>0.553581297074506</text:p>
              </table:table-cell>
              <table:table-cell office:value-type="float" office:value="-3.70946982949281">
                <text:p>-3.709469829492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93040897830698">
                <text:p>0.493040897830698</text:p>
              </table:table-cell>
              <table:table-cell office:value-type="float" office:value="0.42130226103701">
                <text:p>0.421302261037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02299210763789">
                <text:p>0.702299210763789</text:p>
              </table:table-cell>
              <table:table-cell office:value-type="float" office:value="1.31817096322207">
                <text:p>1.318170963222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05558640425311">
                <text:p>0.705558640425311</text:p>
              </table:table-cell>
              <table:table-cell office:value-type="float" office:value="1.33986028397709">
                <text:p>1.339860283977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653838004632254">
                <text:p>-0.653838004632254</text:p>
              </table:table-cell>
              <table:table-cell office:value-type="float" office:value="-4.33644031556691">
                <text:p>-4.336440315566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64893801718353">
                <text:p>-0.364893801718353</text:p>
              </table:table-cell>
              <table:table-cell office:value-type="float" office:value="0.754804698360053">
                <text:p>0.7548046983600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25784990491807">
                <text:p>0.225784990491807</text:p>
              </table:table-cell>
              <table:table-cell office:value-type="float" office:value="-3.85842355692327">
                <text:p>-3.858423556923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2910294753504">
                <text:p>0.882910294753504</text:p>
              </table:table-cell>
              <table:table-cell office:value-type="float" office:value="1.5111461774599">
                <text:p>1.51114617745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81040158559308">
                <text:p>-0.181040158559308</text:p>
              </table:table-cell>
              <table:table-cell office:value-type="float" office:value="0.963084643846714">
                <text:p>0.963084643846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7816420549709">
                <text:p>1.37816420549709</text:p>
              </table:table-cell>
              <table:table-cell office:value-type="float" office:value="-3.83422366957553">
                <text:p>-3.834223669575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76781957772285">
                <text:p>0.0176781957772285</text:p>
              </table:table-cell>
              <table:table-cell office:value-type="float" office:value="-4.22201806507957">
                <text:p>-4.222018065079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1544436475679">
                <text:p>1.21544436475679</text:p>
              </table:table-cell>
              <table:table-cell office:value-type="float" office:value="-3.22590817469131">
                <text:p>-3.22590817469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28729102787218">
                <text:p>0.428729102787218</text:p>
              </table:table-cell>
              <table:table-cell office:value-type="float" office:value="1.14167754953251">
                <text:p>1.141677549532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022633147656">
                <text:p>-1.1022633147656</text:p>
              </table:table-cell>
              <table:table-cell office:value-type="float" office:value="1.58686667325621">
                <text:p>1.586866673256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834872969307985">
                <text:p>-0.834872969307985</text:p>
              </table:table-cell>
              <table:table-cell office:value-type="float" office:value="0.554078702118944">
                <text:p>0.5540787021189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30687021231547">
                <text:p>-1.30687021231547</text:p>
              </table:table-cell>
              <table:table-cell office:value-type="float" office:value="1.3917918128349">
                <text:p>1.39179181283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40670114885379">
                <text:p>-1.40670114885379</text:p>
              </table:table-cell>
              <table:table-cell office:value-type="float" office:value="1.43080564288969">
                <text:p>1.430805642889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8895778131053">
                <text:p>-0.18895778131053</text:p>
              </table:table-cell>
              <table:table-cell office:value-type="float" office:value="-4.51702800886341">
                <text:p>-4.51702800886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41571333222645">
                <text:p>0.741571333222645</text:p>
              </table:table-cell>
              <table:table-cell office:value-type="float" office:value="1.54541535005675">
                <text:p>1.545415350056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95360771048161">
                <text:p>0.695360771048161</text:p>
              </table:table-cell>
              <table:table-cell office:value-type="float" office:value="-3.57649725519989">
                <text:p>-3.576497255199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30732126166039">
                <text:p>-0.130732126166039</text:p>
              </table:table-cell>
              <table:table-cell office:value-type="float" office:value="-4.32169250131008">
                <text:p>-4.321692501310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01771412620615">
                <text:p>-1.01771412620615</text:p>
              </table:table-cell>
              <table:table-cell office:value-type="float" office:value="-3.47152732700637">
                <text:p>-3.471527327006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31261852627158">
                <text:p>0.631261852627158</text:p>
              </table:table-cell>
              <table:table-cell office:value-type="float" office:value="-3.83197930937877">
                <text:p>-3.83197930937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4340137222614">
                <text:p>1.04340137222614</text:p>
              </table:table-cell>
              <table:table-cell office:value-type="float" office:value="0.897599568869147">
                <text:p>0.8975995688691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74665777962839">
                <text:p>-0.374665777962839</text:p>
              </table:table-cell>
              <table:table-cell office:value-type="float" office:value="-4.14801280341823">
                <text:p>-4.148012803418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649691408851548">
                <text:p>-0.0649691408851548</text:p>
              </table:table-cell>
              <table:table-cell office:value-type="float" office:value="0.70635142544333">
                <text:p>0.70635142544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743088849245733">
                <text:p>-0.743088849245733</text:p>
              </table:table-cell>
              <table:table-cell office:value-type="float" office:value="1.3337573738307">
                <text:p>1.33375737383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41721771163047">
                <text:p>-1.41721771163047</text:p>
              </table:table-cell>
              <table:table-cell office:value-type="float" office:value="1.81343520418809">
                <text:p>1.813435204188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1000089359716">
                <text:p>0.111000089359716</text:p>
              </table:table-cell>
              <table:table-cell office:value-type="float" office:value="-4.19574625399602">
                <text:p>-4.195746253996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3188777554344">
                <text:p>-1.3188777554344</text:p>
              </table:table-cell>
              <table:table-cell office:value-type="float" office:value="-3.54171719741392">
                <text:p>-3.541717197413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8471198663464">
                <text:p>0.208471198663464</text:p>
              </table:table-cell>
              <table:table-cell office:value-type="float" office:value="0.459193853650215">
                <text:p>0.459193853650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61818206188891">
                <text:p>0.961818206188891</text:p>
              </table:table-cell>
              <table:table-cell office:value-type="float" office:value="1.45860731869562">
                <text:p>1.458607318695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9999464882078">
                <text:p>0.719999464882078</text:p>
              </table:table-cell>
              <table:table-cell office:value-type="float" office:value="0.83548504036655">
                <text:p>0.835485040366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41904323280637">
                <text:p>0.741904323280637</text:p>
              </table:table-cell>
              <table:table-cell office:value-type="float" office:value="0.838536209753169">
                <text:p>0.838536209753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68036225364209">
                <text:p>0.168036225364209</text:p>
              </table:table-cell>
              <table:table-cell office:value-type="float" office:value="-4.18828778782901">
                <text:p>-4.188287787829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3872031739286">
                <text:p>1.33872031739286</text:p>
              </table:table-cell>
              <table:table-cell office:value-type="float" office:value="1.37877620012873">
                <text:p>1.378776200128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789536751714977">
                <text:p>-0.789536751714977</text:p>
              </table:table-cell>
              <table:table-cell office:value-type="float" office:value="1.35772314896653">
                <text:p>1.357723148966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56607038951333">
                <text:p>0.956607038951333</text:p>
              </table:table-cell>
              <table:table-cell office:value-type="float" office:value="-3.82203658077482">
                <text:p>-3.822036580774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383278250999279">
                <text:p>-0.0383278250999279</text:p>
              </table:table-cell>
              <table:table-cell office:value-type="float" office:value="-4.11994319219428">
                <text:p>-4.119943192194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6438716054118">
                <text:p>0.0076438716054118</text:p>
              </table:table-cell>
              <table:table-cell office:value-type="float" office:value="0.696864771492656">
                <text:p>0.6968647714926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53761597635964">
                <text:p>-0.353761597635964</text:p>
              </table:table-cell>
              <table:table-cell office:value-type="float" office:value="-4.54499129474993">
                <text:p>-4.544991294749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275985727908577">
                <text:p>-0.0275985727908577</text:p>
              </table:table-cell>
              <table:table-cell office:value-type="float" office:value="-4.29211900896935">
                <text:p>-4.292119008969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3727535164404">
                <text:p>-0.33727535164404</text:p>
              </table:table-cell>
              <table:table-cell office:value-type="float" office:value="0.904789326510325">
                <text:p>0.9047893265103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10923792873463">
                <text:p>0.710923792873463</text:p>
              </table:table-cell>
              <table:table-cell office:value-type="float" office:value="-3.89777265514202">
                <text:p>-3.897772655142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0760900751902">
                <text:p>1.40760900751902</text:p>
              </table:table-cell>
              <table:table-cell office:value-type="float" office:value="-3.33803656127521">
                <text:p>-3.338036561275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8850584203654">
                <text:p>1.08850584203654</text:p>
              </table:table-cell>
              <table:table-cell office:value-type="float" office:value="1.25579929481549">
                <text:p>1.255799294815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40646444427222">
                <text:p>0.540646444427222</text:p>
              </table:table-cell>
              <table:table-cell office:value-type="float" office:value="-3.71696858048065">
                <text:p>-3.716968580480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59501274205173">
                <text:p>-0.359501274205173</text:p>
              </table:table-cell>
              <table:table-cell office:value-type="float" office:value="-4.49323617560891">
                <text:p>-4.493236175608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367532050449207">
                <text:p>-0.367532050449207</text:p>
              </table:table-cell>
              <table:table-cell office:value-type="float" office:value="0.779727106279222">
                <text:p>0.7797271062792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884632951657884">
                <text:p>-0.884632951657884</text:p>
              </table:table-cell>
              <table:table-cell office:value-type="float" office:value="1.77048338625809">
                <text:p>1.770483386258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3427272295574">
                <text:p>0.223427272295574</text:p>
              </table:table-cell>
              <table:table-cell office:value-type="float" office:value="-4.31939025410462">
                <text:p>-4.319390254104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822417302924565">
                <text:p>-0.822417302924565</text:p>
              </table:table-cell>
              <table:table-cell office:value-type="float" office:value="0.938928616174783">
                <text:p>0.9389286161747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02161342567957">
                <text:p>0.602161342567957</text:p>
              </table:table-cell>
              <table:table-cell office:value-type="float" office:value="-3.99507773584535">
                <text:p>-3.995077735845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21237059740108">
                <text:p>0.921237059740108</text:p>
              </table:table-cell>
              <table:table-cell office:value-type="float" office:value="-3.10739086766838">
                <text:p>-3.107390867668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3917077202767">
                <text:p>0.153917077202767</text:p>
              </table:table-cell>
              <table:table-cell office:value-type="float" office:value="-4.04411861391542">
                <text:p>-4.044118613915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47999431090213">
                <text:p>0.447999431090213</text:p>
              </table:table-cell>
              <table:table-cell office:value-type="float" office:value="0.537757690869019">
                <text:p>0.5377576908690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00296618287198">
                <text:p>0.800296618287198</text:p>
              </table:table-cell>
              <table:table-cell office:value-type="float" office:value="1.63400404842434">
                <text:p>1.634004048424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26823768292186">
                <text:p>0.726823768292186</text:p>
              </table:table-cell>
              <table:table-cell office:value-type="float" office:value="0.465300988941335">
                <text:p>0.4653009889413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633833706028693">
                <text:p>-0.633833706028693</text:p>
              </table:table-cell>
              <table:table-cell office:value-type="float" office:value="1.19433261060058">
                <text:p>1.194332610600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232398752256386">
                <text:p>-0.232398752256386</text:p>
              </table:table-cell>
              <table:table-cell office:value-type="float" office:value="-4.00433071657316">
                <text:p>-4.004330716573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05043237751975">
                <text:p>-1.05043237751975</text:p>
              </table:table-cell>
              <table:table-cell office:value-type="float" office:value="1.5347969400378">
                <text:p>1.53479694003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1960356862433">
                <text:p>1.31960356862433</text:p>
              </table:table-cell>
              <table:table-cell office:value-type="float" office:value="1.44497352092812">
                <text:p>1.444973520928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1035926101855">
                <text:p>-1.1035926101855</text:p>
              </table:table-cell>
              <table:table-cell office:value-type="float" office:value="1.22914856361502">
                <text:p>1.229148563615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37182475608179">
                <text:p>0.837182475608179</text:p>
              </table:table-cell>
              <table:table-cell office:value-type="float" office:value="-3.04702027737802">
                <text:p>-3.047020277378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81474253189139">
                <text:p>0.681474253189139</text:p>
              </table:table-cell>
              <table:table-cell office:value-type="float" office:value="-3.85896566753098">
                <text:p>-3.858965667530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92119188260804">
                <text:p>0.692119188260804</text:p>
              </table:table-cell>
              <table:table-cell office:value-type="float" office:value="-3.94037896166834">
                <text:p>-3.940378961668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23627006322235">
                <text:p>0.523627006322235</text:p>
              </table:table-cell>
              <table:table-cell office:value-type="float" office:value="0.957835664421491">
                <text:p>0.9578356644214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17018074044062">
                <text:p>-0.17018074044062</text:p>
              </table:table-cell>
              <table:table-cell office:value-type="float" office:value="-4.40051585160447">
                <text:p>-4.400515851604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09349040708811">
                <text:p>0.609349040708811</text:p>
              </table:table-cell>
              <table:table-cell office:value-type="float" office:value="0.702315481304888">
                <text:p>0.7023154813048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836409797202484">
                <text:p>-0.836409797202484</text:p>
              </table:table-cell>
              <table:table-cell office:value-type="float" office:value="1.45403185652768">
                <text:p>1.45403185652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07524309832104">
                <text:p>-1.07524309832104</text:p>
              </table:table-cell>
              <table:table-cell office:value-type="float" office:value="-3.79258019119154">
                <text:p>-3.792580191191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218127541938105">
                <text:p>-0.218127541938105</text:p>
              </table:table-cell>
              <table:table-cell office:value-type="float" office:value="-4.00920847652363">
                <text:p>-4.00920847652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37883210298915">
                <text:p>0.937883210298915</text:p>
              </table:table-cell>
              <table:table-cell office:value-type="float" office:value="1.14969371460195">
                <text:p>1.149693714601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51584306337816">
                <text:p>0.751584306337816</text:p>
              </table:table-cell>
              <table:table-cell office:value-type="float" office:value="0.604134284256749">
                <text:p>0.6041342842567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735246471219">
                <text:p>-0.735246471219</text:p>
              </table:table-cell>
              <table:table-cell office:value-type="float" office:value="0.8666985941176">
                <text:p>0.86669859411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00015602493367">
                <text:p>-1.00015602493367</text:p>
              </table:table-cell>
              <table:table-cell office:value-type="float" office:value="-3.58508233803796">
                <text:p>-3.585082338037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70240720840756">
                <text:p>0.770240720840756</text:p>
              </table:table-cell>
              <table:table-cell office:value-type="float" office:value="0.520369837255172">
                <text:p>0.520369837255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47372661306348">
                <text:p>0.447372661306348</text:p>
              </table:table-cell>
              <table:table-cell office:value-type="float" office:value="-4.21987131133373">
                <text:p>-4.219871311333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29039482378496">
                <text:p>1.29039482378496</text:p>
              </table:table-cell>
              <table:table-cell office:value-type="float" office:value="1.34357534920381">
                <text:p>1.343575349203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20897208644038">
                <text:p>-1.20897208644038</text:p>
              </table:table-cell>
              <table:table-cell office:value-type="float" office:value="1.290061989813">
                <text:p>1.2900619898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884522254704586">
                <text:p>-0.884522254704586</text:p>
              </table:table-cell>
              <table:table-cell office:value-type="float" office:value="1.17124022105065">
                <text:p>1.171240221050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51321108480002">
                <text:p>0.351321108480002</text:p>
              </table:table-cell>
              <table:table-cell office:value-type="float" office:value="-4.15934870166654">
                <text:p>-4.159348701666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559789325064048">
                <text:p>-0.559789325064048</text:p>
              </table:table-cell>
              <table:table-cell office:value-type="float" office:value="-4.08348151516711">
                <text:p>-4.083481515167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14304966848882">
                <text:p>-0.114304966848882</text:p>
              </table:table-cell>
              <table:table-cell office:value-type="float" office:value="-3.95213931691392">
                <text:p>-3.952139316913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474242405177677">
                <text:p>-0.474242405177677</text:p>
              </table:table-cell>
              <table:table-cell office:value-type="float" office:value="-3.65477761518526">
                <text:p>-3.654777615185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11494158776922">
                <text:p>-1.11494158776922</text:p>
              </table:table-cell>
              <table:table-cell office:value-type="float" office:value="1.12043032589578">
                <text:p>1.120430325895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388242996514351">
                <text:p>-0.388242996514351</text:p>
              </table:table-cell>
              <table:table-cell office:value-type="float" office:value="1.0420612920268">
                <text:p>1.04206129202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692098632565105">
                <text:p>-0.692098632565105</text:p>
              </table:table-cell>
              <table:table-cell office:value-type="float" office:value="1.23363557928782">
                <text:p>1.233635579287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760061004954379">
                <text:p>-0.760061004954379</text:p>
              </table:table-cell>
              <table:table-cell office:value-type="float" office:value="-3.49930717953992">
                <text:p>-3.499307179539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955735024743614">
                <text:p>-0.955735024743614</text:p>
              </table:table-cell>
              <table:table-cell office:value-type="float" office:value="1.32434479782761">
                <text:p>1.324344797827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544427171792896">
                <text:p>-0.544427171792896</text:p>
              </table:table-cell>
              <table:table-cell office:value-type="float" office:value="-3.73462938157235">
                <text:p>-3.734629381572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31029485664752">
                <text:p>0.731029485664752</text:p>
              </table:table-cell>
              <table:table-cell office:value-type="float" office:value="1.01011247126022">
                <text:p>1.010112471260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919750037279266">
                <text:p>-0.919750037279266</text:p>
              </table:table-cell>
              <table:table-cell office:value-type="float" office:value="-3.61902421975121">
                <text:p>-3.619024219751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695055581373686">
                <text:p>-0.695055581373686</text:p>
              </table:table-cell>
              <table:table-cell office:value-type="float" office:value="0.473502408761126">
                <text:p>0.4735024087611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358765720888647">
                <text:p>-0.358765720888647</text:p>
              </table:table-cell>
              <table:table-cell office:value-type="float" office:value="0.518042725905372">
                <text:p>0.5180427259053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30222574186894">
                <text:p>0.530222574186894</text:p>
              </table:table-cell>
              <table:table-cell office:value-type="float" office:value="1.21907648826405">
                <text:p>1.219076488264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89595523066675">
                <text:p>0.289595523066675</text:p>
              </table:table-cell>
              <table:table-cell office:value-type="float" office:value="-3.96552755702692">
                <text:p>-3.965527557026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8798293892484">
                <text:p>-0.38798293892484</text:p>
              </table:table-cell>
              <table:table-cell office:value-type="float" office:value="-4.46889943184944">
                <text:p>-4.468899431849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32139895939055">
                <text:p>-0.732139895939055</text:p>
              </table:table-cell>
              <table:table-cell office:value-type="float" office:value="-3.78403202755217">
                <text:p>-3.784032027552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03489952749305">
                <text:p>-1.03489952749305</text:p>
              </table:table-cell>
              <table:table-cell office:value-type="float" office:value="-3.54768524820983">
                <text:p>-3.547685248209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26638246926674">
                <text:p>0.126638246926674</text:p>
              </table:table-cell>
              <table:table-cell office:value-type="float" office:value="-4.43824081308302">
                <text:p>-4.438240813083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32893292929814">
                <text:p>-1.32893292929814</text:p>
              </table:table-cell>
              <table:table-cell office:value-type="float" office:value="-3.36015482438866">
                <text:p>-3.360154824388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0177324521517">
                <text:p>0.60177324521517</text:p>
              </table:table-cell>
              <table:table-cell office:value-type="float" office:value="1.19925039453472">
                <text:p>1.199250394534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08893596748886">
                <text:p>-1.08893596748886</text:p>
              </table:table-cell>
              <table:table-cell office:value-type="float" office:value="1.59986166437188">
                <text:p>1.599861664371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486477008900433">
                <text:p>-0.486477008900433</text:p>
              </table:table-cell>
              <table:table-cell office:value-type="float" office:value="-4.49898328291648">
                <text:p>-4.498983282916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05991837912429">
                <text:p>-1.05991837912429</text:p>
              </table:table-cell>
              <table:table-cell office:value-type="float" office:value="0.814905467975607">
                <text:p>0.8149054679756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13780754699761">
                <text:p>-1.13780754699761</text:p>
              </table:table-cell>
              <table:table-cell office:value-type="float" office:value="1.5680308795032">
                <text:p>1.56803087950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8973903022867">
                <text:p>1.28973903022867</text:p>
              </table:table-cell>
              <table:table-cell office:value-type="float" office:value="-3.98841185238464">
                <text:p>-3.988411852384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05266175066689">
                <text:p>-1.05266175066689</text:p>
              </table:table-cell>
              <table:table-cell office:value-type="float" office:value="-3.57849157549293">
                <text:p>-3.578491575492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61591009851186">
                <text:p>0.461591009851186</text:p>
              </table:table-cell>
              <table:table-cell office:value-type="float" office:value="0.406156681128095">
                <text:p>0.4061566811280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28828010116372">
                <text:p>1.28828010116372</text:p>
              </table:table-cell>
              <table:table-cell office:value-type="float" office:value="-3.01075009055558">
                <text:p>-3.010750090555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71774406174117">
                <text:p>0.171774406174117</text:p>
              </table:table-cell>
              <table:table-cell office:value-type="float" office:value="-4.31730983441071">
                <text:p>-4.317309834410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505974740230519">
                <text:p>-0.505974740230519</text:p>
              </table:table-cell>
              <table:table-cell office:value-type="float" office:value="0.630126094498384">
                <text:p>0.630126094498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867592004258832">
                <text:p>-0.867592004258832</text:p>
              </table:table-cell>
              <table:table-cell office:value-type="float" office:value="-3.57927859288298">
                <text:p>-3.579278592882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2749907044647">
                <text:p>1.2749907044647</text:p>
              </table:table-cell>
              <table:table-cell office:value-type="float" office:value="-3.48799913942239">
                <text:p>-3.487999139422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2863766677552">
                <text:p>1.02863766677552</text:p>
              </table:table-cell>
              <table:table-cell office:value-type="float" office:value="-3.94136056908535">
                <text:p>-3.941360569085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601419246795905">
                <text:p>-0.601419246795905</text:p>
              </table:table-cell>
              <table:table-cell office:value-type="float" office:value="-3.80145032340164">
                <text:p>-3.801450323401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15918191451291">
                <text:p>0.915918191451291</text:p>
              </table:table-cell>
              <table:table-cell office:value-type="float" office:value="1.53898168529015">
                <text:p>1.538981685290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74851368241132">
                <text:p>0.674851368241132</text:p>
              </table:table-cell>
              <table:table-cell office:value-type="float" office:value="0.752563757321097">
                <text:p>0.7525637573210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67789926913336">
                <text:p>0.667789926913336</text:p>
              </table:table-cell>
              <table:table-cell office:value-type="float" office:value="0.570937609985571">
                <text:p>0.5709376099855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17036605250335">
                <text:p>0.617036605250335</text:p>
              </table:table-cell>
              <table:table-cell office:value-type="float" office:value="0.510416286809114">
                <text:p>0.5104162868091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53137112737963">
                <text:p>0.553137112737963</text:p>
              </table:table-cell>
              <table:table-cell office:value-type="float" office:value="0.442595426230294">
                <text:p>0.4425954262302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797699034310245">
                <text:p>-0.797699034310245</text:p>
              </table:table-cell>
              <table:table-cell office:value-type="float" office:value="1.53935796072816">
                <text:p>1.539357960728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733202255890973">
                <text:p>-0.733202255890973</text:p>
              </table:table-cell>
              <table:table-cell office:value-type="float" office:value="0.915996237047556">
                <text:p>0.9159962370475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706322694528562">
                <text:p>-0.706322694528562</text:p>
              </table:table-cell>
              <table:table-cell office:value-type="float" office:value="0.846558677676508">
                <text:p>0.8465586776765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04700334630782">
                <text:p>-1.04700334630782</text:p>
              </table:table-cell>
              <table:table-cell office:value-type="float" office:value="1.24562093712215">
                <text:p>1.245620937122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499066593145745">
                <text:p>-0.499066593145745</text:p>
              </table:table-cell>
              <table:table-cell office:value-type="float" office:value="0.602691311882101">
                <text:p>0.6026913118821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33287260814019">
                <text:p>0.733287260814019</text:p>
              </table:table-cell>
              <table:table-cell office:value-type="float" office:value="-4.18789315529562">
                <text:p>-4.187893155295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75598286354109">
                <text:p>0.175598286354109</text:p>
              </table:table-cell>
              <table:table-cell office:value-type="float" office:value="-3.97537133981149">
                <text:p>-3.975371339811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21989499605211">
                <text:p>-1.21989499605211</text:p>
              </table:table-cell>
              <table:table-cell office:value-type="float" office:value="1.70253840141803">
                <text:p>1.702538401418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844663491022797">
                <text:p>-0.844663491022797</text:p>
              </table:table-cell>
              <table:table-cell office:value-type="float" office:value="-3.9152661264131">
                <text:p>-3.91526612641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31414987694456">
                <text:p>0.431414987694456</text:p>
              </table:table-cell>
              <table:table-cell office:value-type="float" office:value="-3.96955488814865">
                <text:p>-3.969554888148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35018343985073">
                <text:p>1.35018343985073</text:p>
              </table:table-cell>
              <table:table-cell office:value-type="float" office:value="-3.75325672296597">
                <text:p>-3.753256722965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11188256041361">
                <text:p>0.711188256041361</text:p>
              </table:table-cell>
              <table:table-cell office:value-type="float" office:value="-4.40300621568454">
                <text:p>-4.403006215684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358554903144121">
                <text:p>-0.358554903144121</text:p>
              </table:table-cell>
              <table:table-cell office:value-type="float" office:value="-4.54486617655664">
                <text:p>-4.544866176556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20028682143168">
                <text:p>-0.120028682143168</text:p>
              </table:table-cell>
              <table:table-cell office:value-type="float" office:value="0.303443323578169">
                <text:p>0.3034433235781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970247771084945">
                <text:p>-0.970247771084945</text:p>
              </table:table-cell>
              <table:table-cell office:value-type="float" office:value="1.50406227871819">
                <text:p>1.504062278718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98140528199439">
                <text:p>0.898140528199439</text:p>
              </table:table-cell>
              <table:table-cell office:value-type="float" office:value="-4.09753860203025">
                <text:p>-4.097538602030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69802922656023">
                <text:p>0.569802922656023</text:p>
              </table:table-cell>
              <table:table-cell office:value-type="float" office:value="0.733756078269648">
                <text:p>0.7337560782696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375542923068774">
                <text:p>-0.375542923068774</text:p>
              </table:table-cell>
              <table:table-cell office:value-type="float" office:value="0.812509407704654">
                <text:p>0.8125094077046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627349540438845">
                <text:p>-0.627349540438845</text:p>
              </table:table-cell>
              <table:table-cell office:value-type="float" office:value="0.838316422562116">
                <text:p>0.8383164225621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0697364412367">
                <text:p>1.20697364412367</text:p>
              </table:table-cell>
              <table:table-cell office:value-type="float" office:value="-3.41143650943746">
                <text:p>-3.411436509437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4899574045457">
                <text:p>0.34899574045457</text:p>
              </table:table-cell>
              <table:table-cell office:value-type="float" office:value="1.01584400148221">
                <text:p>1.015844001482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08394330388256">
                <text:p>-1.08394330388256</text:p>
              </table:table-cell>
              <table:table-cell office:value-type="float" office:value="1.62649431645441">
                <text:p>1.626494316454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721350988422212">
                <text:p>-0.721350988422212</text:p>
              </table:table-cell>
              <table:table-cell office:value-type="float" office:value="0.477602419731076">
                <text:p>0.4776024197310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512845907250351">
                <text:p>-0.512845907250351</text:p>
              </table:table-cell>
              <table:table-cell office:value-type="float" office:value="-4.35498131889499">
                <text:p>-4.354981318894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26755327698798">
                <text:p>-1.26755327698798</text:p>
              </table:table-cell>
              <table:table-cell office:value-type="float" office:value="-3.7095199256387">
                <text:p>-3.70951992563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836660480474051">
                <text:p>-0.836660480474051</text:p>
              </table:table-cell>
              <table:table-cell office:value-type="float" office:value="-3.25184002099739">
                <text:p>-3.251840020997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754974408331769">
                <text:p>-0.754974408331769</text:p>
              </table:table-cell>
              <table:table-cell office:value-type="float" office:value="-3.69824284979976">
                <text:p>-3.698242849799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22275342503805">
                <text:p>0.522275342503805</text:p>
              </table:table-cell>
              <table:table-cell office:value-type="float" office:value="0.551993291379354">
                <text:p>0.5519932913793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32364283089912">
                <text:p>-1.32364283089912</text:p>
              </table:table-cell>
              <table:table-cell office:value-type="float" office:value="-3.52758614100918">
                <text:p>-3.527586141009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16257588520972">
                <text:p>0.516257588520972</text:p>
              </table:table-cell>
              <table:table-cell office:value-type="float" office:value="1.13579341283842">
                <text:p>1.135793412838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39552736008347">
                <text:p>0.939552736008347</text:p>
              </table:table-cell>
              <table:table-cell office:value-type="float" office:value="-4.08611355728915">
                <text:p>-4.086113557289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80370939373528">
                <text:p>0.880370939373528</text:p>
              </table:table-cell>
              <table:table-cell office:value-type="float" office:value="1.462717063198">
                <text:p>1.4627170631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299233130106219">
                <text:p>-0.299233130106219</text:p>
              </table:table-cell>
              <table:table-cell office:value-type="float" office:value="0.969096053295249">
                <text:p>0.9690960532952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64357616354122">
                <text:p>0.664357616354122</text:p>
              </table:table-cell>
              <table:table-cell office:value-type="float" office:value="-3.93569807239742">
                <text:p>-3.935698072397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08469374986655">
                <text:p>-1.08469374986655</text:p>
              </table:table-cell>
              <table:table-cell office:value-type="float" office:value="-3.42230432262497">
                <text:p>-3.422304322624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24983514620629">
                <text:p>-1.24983514620629</text:p>
              </table:table-cell>
              <table:table-cell office:value-type="float" office:value="1.67136574454356">
                <text:p>1.671365744543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64297371673822">
                <text:p>0.964297371673822</text:p>
              </table:table-cell>
              <table:table-cell office:value-type="float" office:value="0.817651090997214">
                <text:p>0.8176510909972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4419425190094">
                <text:p>1.04419425190094</text:p>
              </table:table-cell>
              <table:table-cell office:value-type="float" office:value="1.15659103422164">
                <text:p>1.156591034221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57216244802144">
                <text:p>0.957216244802144</text:p>
              </table:table-cell>
              <table:table-cell office:value-type="float" office:value="0.669029865687469">
                <text:p>0.6690298656874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64569285546135">
                <text:p>0.764569285546135</text:p>
              </table:table-cell>
              <table:table-cell office:value-type="float" office:value="1.03225981913103">
                <text:p>1.032259819131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992839102564485">
                <text:p>-0.992839102564485</text:p>
              </table:table-cell>
              <table:table-cell office:value-type="float" office:value="1.64917507019941">
                <text:p>1.649175070199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158542521127059">
                <text:p>-0.0158542521127059</text:p>
              </table:table-cell>
              <table:table-cell office:value-type="float" office:value="-4.00914651342453">
                <text:p>-4.009146513424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923099173833754">
                <text:p>-0.923099173833754</text:p>
              </table:table-cell>
              <table:table-cell office:value-type="float" office:value="-4.00431639224835">
                <text:p>-4.004316392248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300720761130964">
                <text:p>-0.300720761130964</text:p>
              </table:table-cell>
              <table:table-cell office:value-type="float" office:value="-4.09086998956929">
                <text:p>-4.090869989569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47085441146642">
                <text:p>0.0947085441146642</text:p>
              </table:table-cell>
              <table:table-cell office:value-type="float" office:value="0.760261137787683">
                <text:p>0.7602611377876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08421462435965">
                <text:p>0.608421462435965</text:p>
              </table:table-cell>
              <table:table-cell office:value-type="float" office:value="-3.92922835609961">
                <text:p>-3.929228356099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77480978547459">
                <text:p>0.377480978547459</text:p>
              </table:table-cell>
              <table:table-cell office:value-type="float" office:value="0.665221429182655">
                <text:p>0.6652214291826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17613695390366">
                <text:p>0.317613695390366</text:p>
              </table:table-cell>
              <table:table-cell office:value-type="float" office:value="0.689662467814246">
                <text:p>0.6896624678142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762440502405783">
                <text:p>-0.762440502405783</text:p>
              </table:table-cell>
              <table:table-cell office:value-type="float" office:value="1.07320399994142">
                <text:p>1.073203999941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605224231998485">
                <text:p>-0.605224231998485</text:p>
              </table:table-cell>
              <table:table-cell office:value-type="float" office:value="-3.71935766182608">
                <text:p>-3.719357661826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322179771639838">
                <text:p>-0.0322179771639838</text:p>
              </table:table-cell>
              <table:table-cell office:value-type="float" office:value="0.670591141746147">
                <text:p>0.6705911417461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97403727504152">
                <text:p>0.797403727504152</text:p>
              </table:table-cell>
              <table:table-cell office:value-type="float" office:value="-3.56517326961914">
                <text:p>-3.565173269619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721315968725162">
                <text:p>-0.721315968725162</text:p>
              </table:table-cell>
              <table:table-cell office:value-type="float" office:value="1.07790069067295">
                <text:p>1.077900690672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32784705112899">
                <text:p>-1.32784705112899</text:p>
              </table:table-cell>
              <table:table-cell office:value-type="float" office:value="1.36372322863358">
                <text:p>1.363723228633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89607111637775">
                <text:p>0.489607111637775</text:p>
              </table:table-cell>
              <table:table-cell office:value-type="float" office:value="0.463837651563285">
                <text:p>0.4638376515632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35664661916181">
                <text:p>-0.135664661916181</text:p>
              </table:table-cell>
              <table:table-cell office:value-type="float" office:value="-4.4830051545769">
                <text:p>-4.48300515457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6023424328945">
                <text:p>0.996023424328945</text:p>
              </table:table-cell>
              <table:table-cell office:value-type="float" office:value="-3.49764425321207">
                <text:p>-3.497644253212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771179164306686">
                <text:p>-0.771179164306686</text:p>
              </table:table-cell>
              <table:table-cell office:value-type="float" office:value="1.50490085473369">
                <text:p>1.504900854733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668485150724114">
                <text:p>-0.668485150724114</text:p>
              </table:table-cell>
              <table:table-cell office:value-type="float" office:value="0.835189087360291">
                <text:p>0.835189087360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48448028911654">
                <text:p>0.248448028911654</text:p>
              </table:table-cell>
              <table:table-cell office:value-type="float" office:value="0.82504562900836">
                <text:p>0.825045629008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23617063105889">
                <text:p>0.823617063105889</text:p>
              </table:table-cell>
              <table:table-cell office:value-type="float" office:value="1.26816860382331">
                <text:p>1.268168603823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86144611744697">
                <text:p>0.0286144611744697</text:p>
              </table:table-cell>
              <table:table-cell office:value-type="float" office:value="-4.00188530718863">
                <text:p>-4.001885307188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333013974312201">
                <text:p>-0.333013974312201</text:p>
              </table:table-cell>
              <table:table-cell office:value-type="float" office:value="0.512990641345081">
                <text:p>0.5129906413450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7143829886543">
                <text:p>1.17143829886543</text:p>
              </table:table-cell>
              <table:table-cell office:value-type="float" office:value="1.5932439883997">
                <text:p>1.59324398839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418783369429687">
                <text:p>-0.418783369429687</text:p>
              </table:table-cell>
              <table:table-cell office:value-type="float" office:value="0.724952683084958">
                <text:p>0.7249526830849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646630231244612">
                <text:p>-0.646630231244612</text:p>
              </table:table-cell>
              <table:table-cell office:value-type="float" office:value="-3.48467218387362">
                <text:p>-3.484672183873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4497884720448">
                <text:p>1.04497884720448</text:p>
              </table:table-cell>
              <table:table-cell office:value-type="float" office:value="-4.07716886640006">
                <text:p>-4.077168866400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04245678976823">
                <text:p>0.404245678976823</text:p>
              </table:table-cell>
              <table:table-cell office:value-type="float" office:value="-3.87561350290002">
                <text:p>-3.875613502900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27629824143778">
                <text:p>1.27629824143778</text:p>
              </table:table-cell>
              <table:table-cell office:value-type="float" office:value="-3.07176814747085">
                <text:p>-3.071768147470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03670575384006">
                <text:p>0.503670575384006</text:p>
              </table:table-cell>
              <table:table-cell office:value-type="float" office:value="0.866070456898199">
                <text:p>0.8660704568981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726517507342047">
                <text:p>-0.726517507342047</text:p>
              </table:table-cell>
              <table:table-cell office:value-type="float" office:value="-3.96505245696614">
                <text:p>-3.965052456966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73241317757693">
                <text:p>0.573241317757693</text:p>
              </table:table-cell>
              <table:table-cell office:value-type="float" office:value="-4.49519943746797">
                <text:p>-4.495199437467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97020417351999">
                <text:p>0.497020417351999</text:p>
              </table:table-cell>
              <table:table-cell office:value-type="float" office:value="0.588696766092469">
                <text:p>0.588696766092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799314935740149">
                <text:p>-0.799314935740149</text:p>
              </table:table-cell>
              <table:table-cell office:value-type="float" office:value="0.46959803445306">
                <text:p>0.469598034453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09125720236034">
                <text:p>-1.09125720236034</text:p>
              </table:table-cell>
              <table:table-cell office:value-type="float" office:value="-3.36372188865267">
                <text:p>-3.363721888652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51255316819717">
                <text:p>0.351255316819717</text:p>
              </table:table-cell>
              <table:table-cell office:value-type="float" office:value="-3.93872338666108">
                <text:p>-3.938723386661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39640240154408">
                <text:p>0.839640240154408</text:p>
              </table:table-cell>
              <table:table-cell office:value-type="float" office:value="0.752095405749896">
                <text:p>0.7520954057498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841780738650286">
                <text:p>-0.841780738650286</text:p>
              </table:table-cell>
              <table:table-cell office:value-type="float" office:value="1.218602440516">
                <text:p>1.2186024405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01822422118036">
                <text:p>0.101822422118036</text:p>
              </table:table-cell>
              <table:table-cell office:value-type="float" office:value="0.582040279112461">
                <text:p>0.5820402791124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085663506428">
                <text:p>0.12085663506428</text:p>
              </table:table-cell>
              <table:table-cell office:value-type="float" office:value="0.857810221183244">
                <text:p>0.8578102211832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911922488153672">
                <text:p>-0.911922488153672</text:p>
              </table:table-cell>
              <table:table-cell office:value-type="float" office:value="1.02689230755395">
                <text:p>1.026892307553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246486629446">
                <text:p>1.1246486629446</text:p>
              </table:table-cell>
              <table:table-cell office:value-type="float" office:value="-3.24872948524532">
                <text:p>-3.248729485245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906823484990074">
                <text:p>-0.0906823484990074</text:p>
              </table:table-cell>
              <table:table-cell office:value-type="float" office:value="-4.45201197568089">
                <text:p>-4.452011975680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5237199770315">
                <text:p>0.25237199770315</text:p>
              </table:table-cell>
              <table:table-cell office:value-type="float" office:value="0.627960307346455">
                <text:p>0.6279603073464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9090953507072">
                <text:p>1.49090953507072</text:p>
              </table:table-cell>
              <table:table-cell office:value-type="float" office:value="-3.53155198387171">
                <text:p>-3.531551983871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26805209337032">
                <text:p>-1.26805209337032</text:p>
              </table:table-cell>
              <table:table-cell office:value-type="float" office:value="1.42497822519563">
                <text:p>1.424978225195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385949653016059">
                <text:p>-0.385949653016059</text:p>
              </table:table-cell>
              <table:table-cell office:value-type="float" office:value="0.979363439951728">
                <text:p>0.9793634399517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1418473074333">
                <text:p>1.01418473074333</text:p>
              </table:table-cell>
              <table:table-cell office:value-type="float" office:value="-3.03533639156488">
                <text:p>-3.035336391564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97119868402235">
                <text:p>-0.97119868402235</text:p>
              </table:table-cell>
              <table:table-cell office:value-type="float" office:value="1.64077444893241">
                <text:p>1.640774448932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17789358511147">
                <text:p>-1.17789358511147</text:p>
              </table:table-cell>
              <table:table-cell office:value-type="float" office:value="-3.30634374639579">
                <text:p>-3.306343746395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06182483117318">
                <text:p>0.706182483117318</text:p>
              </table:table-cell>
              <table:table-cell office:value-type="float" office:value="-3.81891318899599">
                <text:p>-3.818913188995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37636636361124">
                <text:p>0.837636636361124</text:p>
              </table:table-cell>
              <table:table-cell office:value-type="float" office:value="1.25617591889629">
                <text:p>1.256175918896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283734402764365">
                <text:p>-0.283734402764365</text:p>
              </table:table-cell>
              <table:table-cell office:value-type="float" office:value="0.742681770896871">
                <text:p>0.7426817708968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7038994696795">
                <text:p>1.07038994696795</text:p>
              </table:table-cell>
              <table:table-cell office:value-type="float" office:value="0.953446944270784">
                <text:p>0.9534469442707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57526850392974">
                <text:p>-0.257526850392974</text:p>
              </table:table-cell>
              <table:table-cell office:value-type="float" office:value="-3.810259912684">
                <text:p>-3.8102599126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367860335304545">
                <text:p>-0.367860335304545</text:p>
              </table:table-cell>
              <table:table-cell office:value-type="float" office:value="-3.77788075883234">
                <text:p>-3.777880758832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83798491345767">
                <text:p>0.883798491345767</text:p>
              </table:table-cell>
              <table:table-cell office:value-type="float" office:value="1.22635046180447">
                <text:p>1.226350461804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04617509509735">
                <text:p>0.104617509509735</text:p>
              </table:table-cell>
              <table:table-cell office:value-type="float" office:value="-4.05629907517852">
                <text:p>-4.056299075178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2462626706509">
                <text:p>0.072462626706509</text:p>
              </table:table-cell>
              <table:table-cell office:value-type="float" office:value="0.487721478619933">
                <text:p>0.4877214786199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33192505239655">
                <text:p>-1.33192505239655</text:p>
              </table:table-cell>
              <table:table-cell office:value-type="float" office:value="-3.34457483290274">
                <text:p>-3.344574832902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3136550470819">
                <text:p>1.13136550470819</text:p>
              </table:table-cell>
              <table:table-cell office:value-type="float" office:value="-3.42690676997742">
                <text:p>-3.426906769977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38185222502426">
                <text:p>0.238185222502426</text:p>
              </table:table-cell>
              <table:table-cell office:value-type="float" office:value="-4.37212898401963">
                <text:p>-4.37212898401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667022549596">
                <text:p>0.9667022549596</text:p>
              </table:table-cell>
              <table:table-cell office:value-type="float" office:value="-4.30115023241579">
                <text:p>-4.301150232415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52987394804669">
                <text:p>0.852987394804669</text:p>
              </table:table-cell>
              <table:table-cell office:value-type="float" office:value="-3.47262987258294">
                <text:p>-3.472629872582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273231277975595">
                <text:p>-0.273231277975595</text:p>
              </table:table-cell>
              <table:table-cell office:value-type="float" office:value="0.917194228785756">
                <text:p>0.9171942287857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37879662779219">
                <text:p>0.137879662779219</text:p>
              </table:table-cell>
              <table:table-cell office:value-type="float" office:value="-4.3887816970427">
                <text:p>-4.38878169704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253340994519572">
                <text:p>-0.253340994519572</text:p>
              </table:table-cell>
              <table:table-cell office:value-type="float" office:value="0.634335757727282">
                <text:p>0.6343357577272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908565031244066">
                <text:p>-0.908565031244066</text:p>
              </table:table-cell>
              <table:table-cell office:value-type="float" office:value="1.22898046370205">
                <text:p>1.228980463702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609715300389586">
                <text:p>-0.0609715300389586</text:p>
              </table:table-cell>
              <table:table-cell office:value-type="float" office:value="-3.92475018536613">
                <text:p>-3.924750185366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61562245894565">
                <text:p>-0.61562245894565</text:p>
              </table:table-cell>
              <table:table-cell office:value-type="float" office:value="0.86072912476319">
                <text:p>0.860729124763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839998414723481">
                <text:p>-0.839998414723481</text:p>
              </table:table-cell>
              <table:table-cell office:value-type="float" office:value="-3.83550594637719">
                <text:p>-3.835505946377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925131957785444">
                <text:p>-0.925131957785444</text:p>
              </table:table-cell>
              <table:table-cell office:value-type="float" office:value="-3.82702308306987">
                <text:p>-3.827023083069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32870092940375">
                <text:p>0.0132870092940375</text:p>
              </table:table-cell>
              <table:table-cell office:value-type="float" office:value="-3.9916200309677">
                <text:p>-3.99162003096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97386378331056">
                <text:p>0.197386378331056</text:p>
              </table:table-cell>
              <table:table-cell office:value-type="float" office:value="-3.97379071951486">
                <text:p>-3.973790719514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349339798287508">
                <text:p>-0.349339798287508</text:p>
              </table:table-cell>
              <table:table-cell office:value-type="float" office:value="1.04945290332616">
                <text:p>1.049452903326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8382060070914">
                <text:p>1.28382060070914</text:p>
              </table:table-cell>
              <table:table-cell office:value-type="float" office:value="1.1468306940922">
                <text:p>1.14683069409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40107471459464">
                <text:p>0.340107471459464</text:p>
              </table:table-cell>
              <table:table-cell office:value-type="float" office:value="-4.27916875235029">
                <text:p>-4.279168752350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945859736850687">
                <text:p>-0.945859736850687</text:p>
              </table:table-cell>
              <table:table-cell office:value-type="float" office:value="-4.00446252380835">
                <text:p>-4.004462523808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587839119544275">
                <text:p>-0.587839119544275</text:p>
              </table:table-cell>
              <table:table-cell office:value-type="float" office:value="0.623456744346185">
                <text:p>0.6234567443461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24512729750405">
                <text:p>1.24512729750405</text:p>
              </table:table-cell>
              <table:table-cell office:value-type="float" office:value="-3.14889857400673">
                <text:p>-3.148898574006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33177544396255">
                <text:p>0.933177544396255</text:p>
              </table:table-cell>
              <table:table-cell office:value-type="float" office:value="1.38586627668122">
                <text:p>1.385866276681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57761572568386">
                <text:p>0.457761572568386</text:p>
              </table:table-cell>
              <table:table-cell office:value-type="float" office:value="0.68116530030111">
                <text:p>0.681165300301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96021647188521">
                <text:p>-0.96021647188521</text:p>
              </table:table-cell>
              <table:table-cell office:value-type="float" office:value="1.4579705206858">
                <text:p>1.45797052068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3532116276271">
                <text:p>-0.3532116276271</text:p>
              </table:table-cell>
              <table:table-cell office:value-type="float" office:value="0.99321324437218">
                <text:p>0.993213244372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45640507348902">
                <text:p>1.45640507348902</text:p>
              </table:table-cell>
              <table:table-cell office:value-type="float" office:value="-3.10158273947303">
                <text:p>-3.101582739473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5265261317678">
                <text:p>0.415265261317678</text:p>
              </table:table-cell>
              <table:table-cell office:value-type="float" office:value="-4.40857255862455">
                <text:p>-4.408572558624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27785402394286">
                <text:p>0.727785402394286</text:p>
              </table:table-cell>
              <table:table-cell office:value-type="float" office:value="0.914623668653493">
                <text:p>0.9146236686534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19407898326428">
                <text:p>0.119407898326428</text:p>
              </table:table-cell>
              <table:table-cell office:value-type="float" office:value="0.307017434790371">
                <text:p>0.3070174347903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796671993787629">
                <text:p>-0.796671993787629</text:p>
              </table:table-cell>
              <table:table-cell office:value-type="float" office:value="-3.28013282292626">
                <text:p>-3.28013282292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26780296565437">
                <text:p>0.826780296565437</text:p>
              </table:table-cell>
              <table:table-cell office:value-type="float" office:value="-3.62131934835149">
                <text:p>-3.621319348351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8388386519621">
                <text:p>1.38388386519621</text:p>
              </table:table-cell>
              <table:table-cell office:value-type="float" office:value="-3.69167422422326">
                <text:p>-3.691674224223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4731834629007">
                <text:p>0.84731834629007</text:p>
              </table:table-cell>
              <table:table-cell office:value-type="float" office:value="1.10609074376694">
                <text:p>1.106090743766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297213356875423">
                <text:p>-0.297213356875423</text:p>
              </table:table-cell>
              <table:table-cell office:value-type="float" office:value="-4.35802130770082">
                <text:p>-4.358021307700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54483061706647">
                <text:p>-0.154483061706647</text:p>
              </table:table-cell>
              <table:table-cell office:value-type="float" office:value="0.758802765105843">
                <text:p>0.7588027651058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377522100307271">
                <text:p>-0.377522100307271</text:p>
              </table:table-cell>
              <table:table-cell office:value-type="float" office:value="0.916416275616412">
                <text:p>0.9164162756164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0880805189868">
                <text:p>0.40880805189868</text:p>
              </table:table-cell>
              <table:table-cell office:value-type="float" office:value="-4.38632686389147">
                <text:p>-4.386326863891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56607784175142">
                <text:p>0.056607784175142</text:p>
              </table:table-cell>
              <table:table-cell office:value-type="float" office:value="0.344863266389241">
                <text:p>0.3448632663892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9288721041723">
                <text:p>0.89288721041723</text:p>
              </table:table-cell>
              <table:table-cell office:value-type="float" office:value="-3.98909934828692">
                <text:p>-3.989099348286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86789069726306">
                <text:p>0.986789069726306</text:p>
              </table:table-cell>
              <table:table-cell office:value-type="float" office:value="-4.01861980889033">
                <text:p>-4.018619808890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18872868251566">
                <text:p>0.218872868251566</text:p>
              </table:table-cell>
              <table:table-cell office:value-type="float" office:value="-4.39416429241141">
                <text:p>-4.394164292411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328281996514949">
                <text:p>-0.0328281996514949</text:p>
              </table:table-cell>
              <table:table-cell office:value-type="float" office:value="-4.25833478769938">
                <text:p>-4.258334787699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19382838969608">
                <text:p>0.219382838969608</text:p>
              </table:table-cell>
              <table:table-cell office:value-type="float" office:value="0.370051962712732">
                <text:p>0.3700519627127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39677775008301">
                <text:p>-1.39677775008301</text:p>
              </table:table-cell>
              <table:table-cell office:value-type="float" office:value="1.50004324339117">
                <text:p>1.500043243391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80961009292715">
                <text:p>0.480961009292715</text:p>
              </table:table-cell>
              <table:table-cell office:value-type="float" office:value="-3.8990043650582">
                <text:p>-3.89900436505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12947238752127">
                <text:p>0.712947238752127</text:p>
              </table:table-cell>
              <table:table-cell office:value-type="float" office:value="1.36915712949689">
                <text:p>1.369157129496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2256357953228">
                <text:p>0.62256357953228</text:p>
              </table:table-cell>
              <table:table-cell office:value-type="float" office:value="0.717741630361797">
                <text:p>0.7177416303617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85332911224703">
                <text:p>0.485332911224703</text:p>
              </table:table-cell>
              <table:table-cell office:value-type="float" office:value="0.713763985225351">
                <text:p>0.7137639852253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15617669039922">
                <text:p>-1.15617669039922</text:p>
              </table:table-cell>
              <table:table-cell office:value-type="float" office:value="-3.2763211234177">
                <text:p>-3.27632112341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9911770468596">
                <text:p>0.79911770468596</text:p>
              </table:table-cell>
              <table:table-cell office:value-type="float" office:value="1.57905883016288">
                <text:p>1.579058830162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46629716592015">
                <text:p>0.846629716592015</text:p>
              </table:table-cell>
              <table:table-cell office:value-type="float" office:value="-3.60024426094165">
                <text:p>-3.600244260941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73400828380614">
                <text:p>0.673400828380614</text:p>
              </table:table-cell>
              <table:table-cell office:value-type="float" office:value="-4.32392816539183">
                <text:p>-4.323928165391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34302904022415">
                <text:p>0.334302904022415</text:p>
              </table:table-cell>
              <table:table-cell office:value-type="float" office:value="-3.99279634965824">
                <text:p>-3.99279634965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17836519565269">
                <text:p>-1.17836519565269</text:p>
              </table:table-cell>
              <table:table-cell office:value-type="float" office:value="1.16173016918189">
                <text:p>1.161730169181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1842589504941">
                <text:p>1.11842589504941</text:p>
              </table:table-cell>
              <table:table-cell office:value-type="float" office:value="-3.35666869067738">
                <text:p>-3.356668690677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21360202961926">
                <text:p>0.621360202961926</text:p>
              </table:table-cell>
              <table:table-cell office:value-type="float" office:value="-4.08908375924696">
                <text:p>-4.089083759246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240421814246671">
                <text:p>-0.240421814246671</text:p>
              </table:table-cell>
              <table:table-cell office:value-type="float" office:value="-3.9849353054978">
                <text:p>-3.98493530549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0346815799741">
                <text:p>1.0346815799741</text:p>
              </table:table-cell>
              <table:table-cell office:value-type="float" office:value="1.60659745980119">
                <text:p>1.606597459801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63041599619395">
                <text:p>0.163041599619395</text:p>
              </table:table-cell>
              <table:table-cell office:value-type="float" office:value="-4.43701578281399">
                <text:p>-4.437015782813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423209789259048">
                <text:p>-0.423209789259048</text:p>
              </table:table-cell>
              <table:table-cell office:value-type="float" office:value="0.347780714596503">
                <text:p>0.3477807145965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43248624341655">
                <text:p>0.143248624341655</text:p>
              </table:table-cell>
              <table:table-cell office:value-type="float" office:value="0.881322849859341">
                <text:p>0.8813228498593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91813064016807">
                <text:p>0.891813064016807</text:p>
              </table:table-cell>
              <table:table-cell office:value-type="float" office:value="0.883470155954091">
                <text:p>0.8834701559540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63276329447714">
                <text:p>0.963276329447714</text:p>
              </table:table-cell>
              <table:table-cell office:value-type="float" office:value="-3.86132561512841">
                <text:p>-3.861325615128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33419458869549">
                <text:p>0.433419458869549</text:p>
              </table:table-cell>
              <table:table-cell office:value-type="float" office:value="-4.13395227807389">
                <text:p>-4.133952278073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1155281067941">
                <text:p>1.11155281067941</text:p>
              </table:table-cell>
              <table:table-cell office:value-type="float" office:value="1.44148668863456">
                <text:p>1.441486688634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722609056290948">
                <text:p>-0.722609056290948</text:p>
              </table:table-cell>
              <table:table-cell office:value-type="float" office:value="-3.62007959166977">
                <text:p>-3.620079591669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768609525901326">
                <text:p>-0.768609525901326</text:p>
              </table:table-cell>
              <table:table-cell office:value-type="float" office:value="-3.64915402914199">
                <text:p>-3.649154029141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49216041439889">
                <text:p>-0.149216041439889</text:p>
              </table:table-cell>
              <table:table-cell office:value-type="float" office:value="-3.98980533475565">
                <text:p>-3.989805334755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49580966370128">
                <text:p>0.249580966370128</text:p>
              </table:table-cell>
              <table:table-cell office:value-type="float" office:value="-3.86351807599473">
                <text:p>-3.863518075994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15297968969239">
                <text:p>0.315297968969239</text:p>
              </table:table-cell>
              <table:table-cell office:value-type="float" office:value="0.960812775294176">
                <text:p>0.9608127752941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663297518854197">
                <text:p>-0.663297518854197</text:p>
              </table:table-cell>
              <table:table-cell office:value-type="float" office:value="1.20814881657538">
                <text:p>1.208148816575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93336235076808">
                <text:p>0.893336235076808</text:p>
              </table:table-cell>
              <table:table-cell office:value-type="float" office:value="-3.10655880088974">
                <text:p>-3.106558800889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42029909674518">
                <text:p>-1.42029909674518</text:p>
              </table:table-cell>
              <table:table-cell office:value-type="float" office:value="1.60474464090831">
                <text:p>1.604744640908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337752035241301">
                <text:p>-0.337752035241301</text:p>
              </table:table-cell>
              <table:table-cell office:value-type="float" office:value="-4.53374021276656">
                <text:p>-4.533740212766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34059440221967">
                <text:p>1.34059440221967</text:p>
              </table:table-cell>
              <table:table-cell office:value-type="float" office:value="-3.73544571118874">
                <text:p>-3.735445711188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45949997601619">
                <text:p>1.45949997601619</text:p>
              </table:table-cell>
              <table:table-cell office:value-type="float" office:value="-3.35469564142224">
                <text:p>-3.354695641422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35775509969453">
                <text:p>0.435775509969453</text:p>
              </table:table-cell>
              <table:table-cell office:value-type="float" office:value="0.526605394795026">
                <text:p>0.5266053947950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20767173812898">
                <text:p>1.20767173812898</text:p>
              </table:table-cell>
              <table:table-cell office:value-type="float" office:value="-3.51962951551664">
                <text:p>-3.51962951551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424824153790171">
                <text:p>-0.424824153790171</text:p>
              </table:table-cell>
              <table:table-cell office:value-type="float" office:value="0.896871178841482">
                <text:p>0.8968711788414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51780093388428">
                <text:p>0.151780093388428</text:p>
              </table:table-cell>
              <table:table-cell office:value-type="float" office:value="-4.29985288208953">
                <text:p>-4.299852882089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3384509164419">
                <text:p>1.23384509164419</text:p>
              </table:table-cell>
              <table:table-cell office:value-type="float" office:value="-3.70156162964931">
                <text:p>-3.701561629649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01399392408567">
                <text:p>0.801399392408567</text:p>
              </table:table-cell>
              <table:table-cell office:value-type="float" office:value="-4.26280614324988">
                <text:p>-4.262806143249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01576221941504">
                <text:p>-1.01576221941504</text:p>
              </table:table-cell>
              <table:table-cell office:value-type="float" office:value="-3.95735313346704">
                <text:p>-3.957353133467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1767739756374">
                <text:p>1.51767739756374</text:p>
              </table:table-cell>
              <table:table-cell office:value-type="float" office:value="-3.1693687439728">
                <text:p>-3.16936874397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07047204163586">
                <text:p>1.07047204163586</text:p>
              </table:table-cell>
              <table:table-cell office:value-type="float" office:value="1.26613908645462">
                <text:p>1.266139086454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806679967675737">
                <text:p>-0.806679967675737</text:p>
              </table:table-cell>
              <table:table-cell office:value-type="float" office:value="-4.32609714576883">
                <text:p>-4.326097145768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32502515712327">
                <text:p>0.432502515712327</text:p>
              </table:table-cell>
              <table:table-cell office:value-type="float" office:value="0.76353816714067">
                <text:p>0.763538167140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60932540144874">
                <text:p>-0.60932540144874</text:p>
              </table:table-cell>
              <table:table-cell office:value-type="float" office:value="0.530585839733738">
                <text:p>0.5305858397337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569319683164441">
                <text:p>-0.569319683164441</text:p>
              </table:table-cell>
              <table:table-cell office:value-type="float" office:value="0.558237710209724">
                <text:p>0.5582377102097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94076363036518">
                <text:p>0.794076363036518</text:p>
              </table:table-cell>
              <table:table-cell office:value-type="float" office:value="0.707726017269527">
                <text:p>0.7077260172695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79130517247385">
                <text:p>0.379130517247385</text:p>
              </table:table-cell>
              <table:table-cell office:value-type="float" office:value="0.666987883446533">
                <text:p>0.6669878834465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755752180151995">
                <text:p>-0.755752180151995</text:p>
              </table:table-cell>
              <table:table-cell office:value-type="float" office:value="-3.95455985920377">
                <text:p>-3.954559859203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495621071855265">
                <text:p>-0.495621071855265</text:p>
              </table:table-cell>
              <table:table-cell office:value-type="float" office:value="-3.70110265662468">
                <text:p>-3.701102656624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20667192126813">
                <text:p>-1.20667192126813</text:p>
              </table:table-cell>
              <table:table-cell office:value-type="float" office:value="-3.86963596555035">
                <text:p>-3.869635965550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667504696345627">
                <text:p>-0.667504696345627</text:p>
              </table:table-cell>
              <table:table-cell office:value-type="float" office:value="1.33592508317303">
                <text:p>1.335925083173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269137149018976">
                <text:p>-0.269137149018976</text:p>
              </table:table-cell>
              <table:table-cell office:value-type="float" office:value="0.676262476784962">
                <text:p>0.6762624767849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37976551479498">
                <text:p>1.37976551479498</text:p>
              </table:table-cell>
              <table:table-cell office:value-type="float" office:value="-2.9796943935283">
                <text:p>-2.97969439352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306548184733261">
                <text:p>-0.306548184733261</text:p>
              </table:table-cell>
              <table:table-cell office:value-type="float" office:value="-4.17724655196639">
                <text:p>-4.177246551966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16975154446151">
                <text:p>0.816975154446151</text:p>
              </table:table-cell>
              <table:table-cell office:value-type="float" office:value="-3.75235920103655">
                <text:p>-3.752359201036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320152901816356">
                <text:p>-0.320152901816356</text:p>
              </table:table-cell>
              <table:table-cell office:value-type="float" office:value="-4.00782401650785">
                <text:p>-4.007824016507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17049437435075">
                <text:p>-1.17049437435075</text:p>
              </table:table-cell>
              <table:table-cell office:value-type="float" office:value="-3.67859604021971">
                <text:p>-3.678596040219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12538103110055">
                <text:p>1.12538103110055</text:p>
              </table:table-cell>
              <table:table-cell office:value-type="float" office:value="0.809859437372906">
                <text:p>0.8098594373729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600689158061">
                <text:p>0.995600689158061</text:p>
              </table:table-cell>
              <table:table-cell office:value-type="float" office:value="1.40583873707012">
                <text:p>1.405838737070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61226604432179">
                <text:p>0.961226604432179</text:p>
              </table:table-cell>
              <table:table-cell office:value-type="float" office:value="-3.30025091177429">
                <text:p>-3.300250911774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07992416004055">
                <text:p>0.0807992416004055</text:p>
              </table:table-cell>
              <table:table-cell office:value-type="float" office:value="-4.12965414028065">
                <text:p>-4.129654140280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11683719855624">
                <text:p>0.811683719855624</text:p>
              </table:table-cell>
              <table:table-cell office:value-type="float" office:value="1.46180275807861">
                <text:p>1.461802758078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342600022091287">
                <text:p>-0.342600022091287</text:p>
              </table:table-cell>
              <table:table-cell office:value-type="float" office:value="0.876343412010305">
                <text:p>0.8763434120103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800791469264214">
                <text:p>-0.800791469264214</text:p>
              </table:table-cell>
              <table:table-cell office:value-type="float" office:value="-3.82518533986563">
                <text:p>-3.825185339865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1578434297882">
                <text:p>1.01578434297882</text:p>
              </table:table-cell>
              <table:table-cell office:value-type="float" office:value="1.59785910343297">
                <text:p>1.597859103432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16738481791017">
                <text:p>1.16738481791017</text:p>
              </table:table-cell>
              <table:table-cell office:value-type="float" office:value="1.21876750773802">
                <text:p>1.218767507738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08553200965142">
                <text:p>-1.08553200965142</text:p>
              </table:table-cell>
              <table:table-cell office:value-type="float" office:value="-3.74314364647318">
                <text:p>-3.743143646473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412300355892719">
                <text:p>-0.412300355892719</text:p>
              </table:table-cell>
              <table:table-cell office:value-type="float" office:value="-4.5312714243086">
                <text:p>-4.53127142430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732342390840651">
                <text:p>-0.0732342390840651</text:p>
              </table:table-cell>
              <table:table-cell office:value-type="float" office:value="-4.01468723350509">
                <text:p>-4.014687233505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40422525790052">
                <text:p>0.940422525790052</text:p>
              </table:table-cell>
              <table:table-cell office:value-type="float" office:value="0.941347472726457">
                <text:p>0.9413474727264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218640130318812">
                <text:p>-0.218640130318812</text:p>
              </table:table-cell>
              <table:table-cell office:value-type="float" office:value="-4.4756502024205">
                <text:p>-4.47565020242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64720024852857">
                <text:p>0.264720024852857</text:p>
              </table:table-cell>
              <table:table-cell office:value-type="float" office:value="-3.9757683843846">
                <text:p>-3.97576838438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25774644340282">
                <text:p>0.325774644340282</text:p>
              </table:table-cell>
              <table:table-cell office:value-type="float" office:value="0.426078481883833">
                <text:p>0.4260784818838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76309937721511">
                <text:p>0.976309937721511</text:p>
              </table:table-cell>
              <table:table-cell office:value-type="float" office:value="-3.2005417533185">
                <text:p>-3.20054175331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2895167675302">
                <text:p>0.92895167675302</text:p>
              </table:table-cell>
              <table:table-cell office:value-type="float" office:value="-3.08370010776776">
                <text:p>-3.083700107767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838789415729419">
                <text:p>-0.838789415729419</text:p>
              </table:table-cell>
              <table:table-cell office:value-type="float" office:value="-3.45721140263217">
                <text:p>-3.457211402632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9037183552766">
                <text:p>1.09037183552766</text:p>
              </table:table-cell>
              <table:table-cell office:value-type="float" office:value="1.06231096945833">
                <text:p>1.062310969458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22133206661337">
                <text:p>0.122133206661337</text:p>
              </table:table-cell>
              <table:table-cell office:value-type="float" office:value="0.719096082970343">
                <text:p>0.7190960829703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5234947400376">
                <text:p>1.25234947400376</text:p>
              </table:table-cell>
              <table:table-cell office:value-type="float" office:value="-3.69135176981263">
                <text:p>-3.691351769812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21552246671674">
                <text:p>0.221552246671674</text:p>
              </table:table-cell>
              <table:table-cell office:value-type="float" office:value="-3.8845668319106">
                <text:p>-3.88456683191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769459401844533">
                <text:p>-0.769459401844533</text:p>
              </table:table-cell>
              <table:table-cell office:value-type="float" office:value="-4.23751244658983">
                <text:p>-4.237512446589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19102376325196">
                <text:p>0.919102376325196</text:p>
              </table:table-cell>
              <table:table-cell office:value-type="float" office:value="-3.88530085033086">
                <text:p>-3.885300850330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833242427229947">
                <text:p>-0.833242427229947</text:p>
              </table:table-cell>
              <table:table-cell office:value-type="float" office:value="1.65599589432092">
                <text:p>1.655995894320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13953718047843">
                <text:p>-0.13953718047843</text:p>
              </table:table-cell>
              <table:table-cell office:value-type="float" office:value="0.85531912705191">
                <text:p>0.855319127051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447027500374">
                <text:p>-1.447027500374</text:p>
              </table:table-cell>
              <table:table-cell office:value-type="float" office:value="1.46907844973938">
                <text:p>1.469078449739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66952094234092">
                <text:p>0.866952094234092</text:p>
              </table:table-cell>
              <table:table-cell office:value-type="float" office:value="-3.42047218719819">
                <text:p>-3.420472187198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00201557151301">
                <text:p>0.600201557151301</text:p>
              </table:table-cell>
              <table:table-cell office:value-type="float" office:value="-4.39073021424253">
                <text:p>-4.390730214242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148322286931706">
                <text:p>-0.148322286931706</text:p>
              </table:table-cell>
              <table:table-cell office:value-type="float" office:value="0.975416195090406">
                <text:p>0.9754161950904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13185588874134">
                <text:p>1.13185588874134</text:p>
              </table:table-cell>
              <table:table-cell office:value-type="float" office:value="-3.87279590526848">
                <text:p>-3.872795905268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961925437940717">
                <text:p>-0.961925437940717</text:p>
              </table:table-cell>
              <table:table-cell office:value-type="float" office:value="-3.37268687077154">
                <text:p>-3.3726868707715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374733600573343">
                <text:p>-0.374733600573343</text:p>
              </table:table-cell>
              <table:table-cell office:value-type="float" office:value="-4.39934636057299">
                <text:p>-4.399346360572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47188431146603">
                <text:p>1.47188431146603</text:p>
              </table:table-cell>
              <table:table-cell office:value-type="float" office:value="-3.10537088924516">
                <text:p>-3.105370889245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910384456512093">
                <text:p>-0.910384456512093</text:p>
              </table:table-cell>
              <table:table-cell office:value-type="float" office:value="0.919997048284703">
                <text:p>0.9199970482847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12781591235368">
                <text:p>0.212781591235368</text:p>
              </table:table-cell>
              <table:table-cell office:value-type="float" office:value="0.700805224045765">
                <text:p>0.7008052240457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40051487156812">
                <text:p>1.40051487156812</text:p>
              </table:table-cell>
              <table:table-cell office:value-type="float" office:value="-3.3409782748823">
                <text:p>-3.34097827488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698381874275029">
                <text:p>-0.698381874275029</text:p>
              </table:table-cell>
              <table:table-cell office:value-type="float" office:value="-3.86503340700685">
                <text:p>-3.865033407006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72024234406944">
                <text:p>0.572024234406944</text:p>
              </table:table-cell>
              <table:table-cell office:value-type="float" office:value="1.11104830159913">
                <text:p>1.111048301599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61386058046151">
                <text:p>0.261386058046151</text:p>
              </table:table-cell>
              <table:table-cell office:value-type="float" office:value="-4.38990333821127">
                <text:p>-4.389903338211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950763456554333">
                <text:p>-0.950763456554333</text:p>
              </table:table-cell>
              <table:table-cell office:value-type="float" office:value="1.42931026085007">
                <text:p>1.429310260850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827166783330382">
                <text:p>-0.827166783330382</text:p>
              </table:table-cell>
              <table:table-cell office:value-type="float" office:value="-3.98123719402887">
                <text:p>-3.981237194028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726246320569746">
                <text:p>-0.726246320569746</text:p>
              </table:table-cell>
              <table:table-cell office:value-type="float" office:value="0.78542257651498">
                <text:p>0.785422576514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47160469355185">
                <text:p>0.747160469355185</text:p>
              </table:table-cell>
              <table:table-cell office:value-type="float" office:value="-3.74640085526456">
                <text:p>-3.746400855264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560689964325123">
                <text:p>0.000560689964325123</text:p>
              </table:table-cell>
              <table:table-cell office:value-type="float" office:value="0.530956806627754">
                <text:p>0.5309568066277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.30633621670239">
                <text:p>-1.30633621670239</text:p>
              </table:table-cell>
              <table:table-cell office:value-type="float" office:value="1.66919500976245">
                <text:p>1.669195009762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10512065230344">
                <text:p>-1.10512065230344</text:p>
              </table:table-cell>
              <table:table-cell office:value-type="float" office:value="-3.47537885999805">
                <text:p>-3.475378859998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501279150743848">
                <text:p>-0.501279150743848</text:p>
              </table:table-cell>
              <table:table-cell office:value-type="float" office:value="-4.1247880886084">
                <text:p>-4.12478808860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708333514437788">
                <text:p>-0.708333514437788</text:p>
              </table:table-cell>
              <table:table-cell office:value-type="float" office:value="1.38404513915021">
                <text:p>1.384045139150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438043643501258">
                <text:p>0.0438043643501258</text:p>
              </table:table-cell>
              <table:table-cell office:value-type="float" office:value="-4.10804524486162">
                <text:p>-4.108045244861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85264683185161">
                <text:p>0.485264683185161</text:p>
              </table:table-cell>
              <table:table-cell office:value-type="float" office:value="-4.47171742621046">
                <text:p>-4.471717426210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19862842229148">
                <text:p>-1.19862842229148</text:p>
              </table:table-cell>
              <table:table-cell office:value-type="float" office:value="-3.52381455040573">
                <text:p>-3.5238145504057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927353121476687">
                <text:p>-0.927353121476687</text:p>
              </table:table-cell>
              <table:table-cell office:value-type="float" office:value="1.42590679042921">
                <text:p>1.425906790429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74590873701472">
                <text:p>0.974590873701472</text:p>
              </table:table-cell>
              <table:table-cell office:value-type="float" office:value="-3.61910688755245">
                <text:p>-3.619106887552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845642225451356">
                <text:p>-0.845642225451356</text:p>
              </table:table-cell>
              <table:table-cell office:value-type="float" office:value="1.78713550007238">
                <text:p>1.787135500072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38617265611686">
                <text:p>0.938617265611686</text:p>
              </table:table-cell>
              <table:table-cell office:value-type="float" office:value="1.04940108211242">
                <text:p>1.049401082112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.0955788561585">
                <text:p>-1.0955788561585</text:p>
              </table:table-cell>
              <table:table-cell office:value-type="float" office:value="0.694843582954742">
                <text:p>0.6948435829547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28982728985291">
                <text:p>-1.28982728985291</text:p>
              </table:table-cell>
              <table:table-cell office:value-type="float" office:value="1.1484140848308">
                <text:p>1.14841408483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49398387336379">
                <text:p>0.849398387336379</text:p>
              </table:table-cell>
              <table:table-cell office:value-type="float" office:value="-3.64354395912411">
                <text:p>-3.643543959124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09222618994134">
                <text:p>1.09222618994134</text:p>
              </table:table-cell>
              <table:table-cell office:value-type="float" office:value="-3.26204795536841">
                <text:p>-3.262047955368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8503041888849">
                <text:p>0.48503041888849</text:p>
              </table:table-cell>
              <table:table-cell office:value-type="float" office:value="1.13143990493573">
                <text:p>1.131439904935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685231026156306">
                <text:p>-0.685231026156306</text:p>
              </table:table-cell>
              <table:table-cell office:value-type="float" office:value="-3.5019036943321">
                <text:p>-3.50190369433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35093964792357">
                <text:p>0.535093964792357</text:p>
              </table:table-cell>
              <table:table-cell office:value-type="float" office:value="0.519442939796555">
                <text:p>0.5194429397965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2423212886362">
                <text:p>-1.2423212886362</text:p>
              </table:table-cell>
              <table:table-cell office:value-type="float" office:value="0.902556324431007">
                <text:p>0.9025563244310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30814996060351">
                <text:p>1.30814996060351</text:p>
              </table:table-cell>
              <table:table-cell office:value-type="float" office:value="-3.17969109876043">
                <text:p>-3.179691098760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824813031504577">
                <text:p>-0.824813031504577</text:p>
              </table:table-cell>
              <table:table-cell office:value-type="float" office:value="0.620091819821884">
                <text:p>0.6200918198218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703527120605564">
                <text:p>-0.703527120605564</text:p>
              </table:table-cell>
              <table:table-cell office:value-type="float" office:value="-4.39698134584528">
                <text:p>-4.396981345845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8056925120319">
                <text:p>0.98056925120319</text:p>
              </table:table-cell>
              <table:table-cell office:value-type="float" office:value="-3.04003304175812">
                <text:p>-3.040033041758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672358580925537">
                <text:p>-0.672358580925537</text:p>
              </table:table-cell>
              <table:table-cell office:value-type="float" office:value="0.525907213940946">
                <text:p>0.5259072139409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443483482089675">
                <text:p>-0.443483482089675</text:p>
              </table:table-cell>
              <table:table-cell office:value-type="float" office:value="-3.69115013838446">
                <text:p>-3.691150138384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516712867622024">
                <text:p>-0.516712867622024</text:p>
              </table:table-cell>
              <table:table-cell office:value-type="float" office:value="-3.90203840274286">
                <text:p>-3.902038402742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41701634216024">
                <text:p>1.41701634216024</text:p>
              </table:table-cell>
              <table:table-cell office:value-type="float" office:value="-3.06497652349176">
                <text:p>-3.064976523491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579776465772839">
                <text:p>-0.579776465772839</text:p>
              </table:table-cell>
              <table:table-cell office:value-type="float" office:value="-4.46965663596839">
                <text:p>-4.469656635968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62708985806184">
                <text:p>-0.62708985806184</text:p>
              </table:table-cell>
              <table:table-cell office:value-type="float" office:value="-3.66578482022402">
                <text:p>-3.665784820224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25918228473694">
                <text:p>0.625918228473694</text:p>
              </table:table-cell>
              <table:table-cell office:value-type="float" office:value="-4.29673581018738">
                <text:p>-4.296735810187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900711672440044">
                <text:p>-0.0900711672440044</text:p>
              </table:table-cell>
              <table:table-cell office:value-type="float" office:value="0.447081722694317">
                <text:p>0.4470817226943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620482376610413">
                <text:p>0.0620482376610413</text:p>
              </table:table-cell>
              <table:table-cell office:value-type="float" office:value="-4.14806350102449">
                <text:p>-4.148063501024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670543793597749">
                <text:p>0.670543793597749</text:p>
              </table:table-cell>
              <table:table-cell office:value-type="float" office:value="-3.67106464897505">
                <text:p>-3.671064648975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31107766762235">
                <text:p>0.331107766762235</text:p>
              </table:table-cell>
              <table:table-cell office:value-type="float" office:value="-3.83035822871">
                <text:p>-3.830358228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378414272475859">
                <text:p>-0.378414272475859</text:p>
              </table:table-cell>
              <table:table-cell office:value-type="float" office:value="-3.85198688331367">
                <text:p>-3.851986883313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830191904847273">
                <text:p>-0.830191904847273</text:p>
              </table:table-cell>
              <table:table-cell office:value-type="float" office:value="-3.77671267443666">
                <text:p>-3.776712674436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652900969463738">
                <text:p>0.00652900969463738</text:p>
              </table:table-cell>
              <table:table-cell office:value-type="float" office:value="0.378255094587225">
                <text:p>0.3782550945872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687308929026174">
                <text:p>-0.687308929026174</text:p>
              </table:table-cell>
              <table:table-cell office:value-type="float" office:value="1.17007486408768">
                <text:p>1.170074864087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694461590077971">
                <text:p>-0.694461590077971</text:p>
              </table:table-cell>
              <table:table-cell office:value-type="float" office:value="-3.50102826921922">
                <text:p>-3.501028269219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.00243950842765">
                <text:p>-1.00243950842765</text:p>
              </table:table-cell>
              <table:table-cell office:value-type="float" office:value="0.862560955367485">
                <text:p>0.8625609553674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786682679510654">
                <text:p>-0.786682679510654</text:p>
              </table:table-cell>
              <table:table-cell office:value-type="float" office:value="-3.59034208647228">
                <text:p>-3.590342086472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307763608394435">
                <text:p>-0.307763608394435</text:p>
              </table:table-cell>
              <table:table-cell office:value-type="float" office:value="0.482385347448869">
                <text:p>0.4823853474488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895164425546476">
                <text:p>-0.0895164425546476</text:p>
              </table:table-cell>
              <table:table-cell office:value-type="float" office:value="0.339532282805498">
                <text:p>0.3395322828054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78301045200029">
                <text:p>0.678301045200029</text:p>
              </table:table-cell>
              <table:table-cell office:value-type="float" office:value="-3.82768687068502">
                <text:p>-3.827686870685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32031890883977">
                <text:p>1.32031890883977</text:p>
              </table:table-cell>
              <table:table-cell office:value-type="float" office:value="1.53578779546008">
                <text:p>1.535787795460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18294327506891">
                <text:p>-1.18294327506891</text:p>
              </table:table-cell>
              <table:table-cell office:value-type="float" office:value="1.64599455611638">
                <text:p>1.645994556116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498215651964527">
                <text:p>-0.498215651964527</text:p>
              </table:table-cell>
              <table:table-cell office:value-type="float" office:value="-3.62660790047026">
                <text:p>-3.626607900470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59201426301058">
                <text:p>0.0459201426301058</text:p>
              </table:table-cell>
              <table:table-cell office:value-type="float" office:value="-4.06906700504954">
                <text:p>-4.069067005049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7449427311119">
                <text:p>0.87449427311119</text:p>
              </table:table-cell>
              <table:table-cell office:value-type="float" office:value="-3.61822949439142">
                <text:p>-3.618229494391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23343675276922">
                <text:p>0.223343675276922</text:p>
              </table:table-cell>
              <table:table-cell office:value-type="float" office:value="0.679772404300115">
                <text:p>0.6797724043001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05224154964988">
                <text:p>-1.05224154964988</text:p>
              </table:table-cell>
              <table:table-cell office:value-type="float" office:value="-4.05082660714014">
                <text:p>-4.050826607140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62494881040982">
                <text:p>-0.62494881040982</text:p>
              </table:table-cell>
              <table:table-cell office:value-type="float" office:value="-3.42455016811013">
                <text:p>-3.424550168110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30107487217233">
                <text:p>1.30107487217233</text:p>
              </table:table-cell>
              <table:table-cell office:value-type="float" office:value="1.23240437125652">
                <text:p>1.232404371256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707690622183447">
                <text:p>-0.707690622183447</text:p>
              </table:table-cell>
              <table:table-cell office:value-type="float" office:value="-3.46227274831399">
                <text:p>-3.462272748313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60524323962858">
                <text:p>-0.60524323962858</text:p>
              </table:table-cell>
              <table:table-cell office:value-type="float" office:value="0.830288931399136">
                <text:p>0.8302889313991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20823243889566">
                <text:p>0.620823243889566</text:p>
              </table:table-cell>
              <table:table-cell office:value-type="float" office:value="0.993764603168686">
                <text:p>0.9937646031686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607175192864321">
                <text:p>-0.607175192864321</text:p>
              </table:table-cell>
              <table:table-cell office:value-type="float" office:value="-3.66800132858656">
                <text:p>-3.668001328586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841103516639833">
                <text:p>-0.841103516639833</text:p>
              </table:table-cell>
              <table:table-cell office:value-type="float" office:value="-3.92667759156884">
                <text:p>-3.926677591568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469386368293839">
                <text:p>-0.0469386368293839</text:p>
              </table:table-cell>
              <table:table-cell office:value-type="float" office:value="-3.86844885472958">
                <text:p>-3.868448854729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776853919034337">
                <text:p>-0.776853919034337</text:p>
              </table:table-cell>
              <table:table-cell office:value-type="float" office:value="-3.30451869845212">
                <text:p>-3.304518698452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925214349409161">
                <text:p>-0.925214349409161</text:p>
              </table:table-cell>
              <table:table-cell office:value-type="float" office:value="0.710157781698784">
                <text:p>0.7101577816987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61128874772695">
                <text:p>0.961128874772695</text:p>
              </table:table-cell>
              <table:table-cell office:value-type="float" office:value="-3.75034140169959">
                <text:p>-3.750341401699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10419297955933">
                <text:p>-1.10419297955933</text:p>
              </table:table-cell>
              <table:table-cell office:value-type="float" office:value="1.38711257226905">
                <text:p>1.387112572269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6116875408974">
                <text:p>0.96116875408974</text:p>
              </table:table-cell>
              <table:table-cell office:value-type="float" office:value="-3.60389201393254">
                <text:p>-3.6038920139325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20715128323449">
                <text:p>1.20715128323449</text:p>
              </table:table-cell>
              <table:table-cell office:value-type="float" office:value="1.57278014668189">
                <text:p>1.572780146681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65752882881869">
                <text:p>0.565752882881869</text:p>
              </table:table-cell>
              <table:table-cell office:value-type="float" office:value="0.479056042755938">
                <text:p>0.4790560427559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98973179337057">
                <text:p>0.598973179337057</text:p>
              </table:table-cell>
              <table:table-cell office:value-type="float" office:value="0.878588274431281">
                <text:p>0.8785882744312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848056178916299">
                <text:p>-0.848056178916299</text:p>
              </table:table-cell>
              <table:table-cell office:value-type="float" office:value="1.56640513908954">
                <text:p>1.566405139089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341458326854658">
                <text:p>-0.341458326854658</text:p>
              </table:table-cell>
              <table:table-cell office:value-type="float" office:value="-4.07090230369993">
                <text:p>-4.070902303699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88967525188267">
                <text:p>0.688967525188267</text:p>
              </table:table-cell>
              <table:table-cell office:value-type="float" office:value="-3.81110710425166">
                <text:p>-3.811107104251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554966378790149">
                <text:p>-0.554966378790149</text:p>
              </table:table-cell>
              <table:table-cell office:value-type="float" office:value="0.48552188497447">
                <text:p>0.485521884974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670347796526122">
                <text:p>-0.670347796526122</text:p>
              </table:table-cell>
              <table:table-cell office:value-type="float" office:value="-3.71418365936725">
                <text:p>-3.714183659367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370591918026007">
                <text:p>-0.370591918026007</text:p>
              </table:table-cell>
              <table:table-cell office:value-type="float" office:value="-4.08857317991365">
                <text:p>-4.088573179913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428781603670591">
                <text:p>-0.428781603670591</text:p>
              </table:table-cell>
              <table:table-cell office:value-type="float" office:value="0.885534618211952">
                <text:p>0.8855346182119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.07312793555577">
                <text:p>-1.07312793555577</text:p>
              </table:table-cell>
              <table:table-cell office:value-type="float" office:value="1.15064063355426">
                <text:p>1.150640633554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868658283715027">
                <text:p>-0.868658283715027</text:p>
              </table:table-cell>
              <table:table-cell office:value-type="float" office:value="-3.83596557587592">
                <text:p>-3.835965575875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.13828484182123">
                <text:p>-1.13828484182123</text:p>
              </table:table-cell>
              <table:table-cell office:value-type="float" office:value="1.59431833253277">
                <text:p>1.594318332532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.15643169497675">
                <text:p>-1.15643169497675</text:p>
              </table:table-cell>
              <table:table-cell office:value-type="float" office:value="1.01142564915078">
                <text:p>1.011425649150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132495311186008">
                <text:p>-0.132495311186008</text:p>
              </table:table-cell>
              <table:table-cell office:value-type="float" office:value="0.532918479970879">
                <text:p>0.5329184799708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06995787019542">
                <text:p>0.306995787019542</text:p>
              </table:table-cell>
              <table:table-cell office:value-type="float" office:value="-3.86617401171279">
                <text:p>-3.866174011712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01529898651715">
                <text:p>0.101529898651715</text:p>
              </table:table-cell>
              <table:table-cell office:value-type="float" office:value="0.415365253502039">
                <text:p>0.4153652535020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630904632088998">
                <text:p>-0.630904632088998</text:p>
              </table:table-cell>
              <table:table-cell office:value-type="float" office:value="-3.53012303790603">
                <text:p>-3.530123037906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8152895542292">
                <text:p>-0.8152895542292</text:p>
              </table:table-cell>
              <table:table-cell office:value-type="float" office:value="-4.14918864288971">
                <text:p>-4.149188642889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40874719452501">
                <text:p>0.640874719452501</text:p>
              </table:table-cell>
              <table:table-cell office:value-type="float" office:value="-4.03518553580564">
                <text:p>-4.035185535805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98836196658421">
                <text:p>0.498836196658421</text:p>
              </table:table-cell>
              <table:table-cell office:value-type="float" office:value="0.512413466247378">
                <text:p>0.5124134662473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300315423561634">
                <text:p>-0.300315423561634</text:p>
              </table:table-cell>
              <table:table-cell office:value-type="float" office:value="0.546878158529356">
                <text:p>0.5468781585293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763589192201545">
                <text:p>-0.763589192201545</text:p>
              </table:table-cell>
              <table:table-cell office:value-type="float" office:value="1.29526164133621">
                <text:p>1.295261641336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58738002425357">
                <text:p>0.358738002425357</text:p>
              </table:table-cell>
              <table:table-cell office:value-type="float" office:value="0.578319183170245">
                <text:p>0.5783191831702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.21043639209856">
                <text:p>-1.21043639209856</text:p>
              </table:table-cell>
              <table:table-cell office:value-type="float" office:value="0.988444364068567">
                <text:p>0.9884443640685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5528505469246">
                <text:p>1.25528505469246</text:p>
              </table:table-cell>
              <table:table-cell office:value-type="float" office:value="-3.58673287326485">
                <text:p>-3.586732873264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.19382999529492">
                <text:p>-1.19382999529492</text:p>
              </table:table-cell>
              <table:table-cell office:value-type="float" office:value="-3.78578177557525">
                <text:p>-3.785781775575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790718189769803">
                <text:p>0.790718189769803</text:p>
              </table:table-cell>
              <table:table-cell office:value-type="float" office:value="-3.80672323543891">
                <text:p>-3.806723235438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.11515447387321">
                <text:p>-1.11515447387321</text:p>
              </table:table-cell>
              <table:table-cell office:value-type="float" office:value="-3.46738776791877">
                <text:p>-3.467387767918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139367956387068">
                <text:p>-0.0139367956387068</text:p>
              </table:table-cell>
              <table:table-cell office:value-type="float" office:value="-4.03691455690501">
                <text:p>-4.0369145569050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107175412797762">
                <text:p>-0.107175412797762</text:p>
              </table:table-cell>
              <table:table-cell office:value-type="float" office:value="-4.60954266110758">
                <text:p>-4.609542661107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.28759086986072">
                <text:p>-1.28759086986072</text:p>
              </table:table-cell>
              <table:table-cell office:value-type="float" office:value="1.51786669238617">
                <text:p>1.517866692386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25122396707703">
                <text:p>0.825122396707703</text:p>
              </table:table-cell>
              <table:table-cell office:value-type="float" office:value="-3.59727180904962">
                <text:p>-3.597271809049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3761647480471">
                <text:p>0.43761647480471</text:p>
              </table:table-cell>
              <table:table-cell office:value-type="float" office:value="1.1538472982889">
                <text:p>1.15384729828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04406157650293">
                <text:p>0.404406157650293</text:p>
              </table:table-cell>
              <table:table-cell office:value-type="float" office:value="1.02032564051059">
                <text:p>1.020325640510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79718286707231">
                <text:p>0.679718286707231</text:p>
              </table:table-cell>
              <table:table-cell office:value-type="float" office:value="1.49993169385809">
                <text:p>1.499931693858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36158081550457">
                <text:p>1.36158081550457</text:p>
              </table:table-cell>
              <table:table-cell office:value-type="float" office:value="-3.64398117403702">
                <text:p>-3.643981174037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195112195867902">
                <text:p>-0.195112195867902</text:p>
              </table:table-cell>
              <table:table-cell office:value-type="float" office:value="-3.99926525603542">
                <text:p>-3.999265256035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862116112871907">
                <text:p>-0.862116112871907</text:p>
              </table:table-cell>
              <table:table-cell office:value-type="float" office:value="-4.13352211221904">
                <text:p>-4.133522112219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430421164251042">
                <text:p>0.0430421164251042</text:p>
              </table:table-cell>
              <table:table-cell office:value-type="float" office:value="0.520296816696267">
                <text:p>0.5202968166962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278400063601532">
                <text:p>-0.278400063601532</text:p>
              </table:table-cell>
              <table:table-cell office:value-type="float" office:value="-3.86513346861045">
                <text:p>-3.865133468610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39768757952011">
                <text:p>1.39768757952011</text:p>
              </table:table-cell>
              <table:table-cell office:value-type="float" office:value="-3.27495843900193">
                <text:p>-3.274958439001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03514050148164">
                <text:p>0.203514050148164</text:p>
              </table:table-cell>
              <table:table-cell office:value-type="float" office:value="0.668369817452018">
                <text:p>0.6683698174520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562056896259564">
                <text:p>0.562056896259564</text:p>
              </table:table-cell>
              <table:table-cell office:value-type="float" office:value="-3.80285085791548">
                <text:p>-3.802850857915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5284367080016">
                <text:p>1.5284367080016</text:p>
              </table:table-cell>
              <table:table-cell office:value-type="float" office:value="-3.27893436685124">
                <text:p>-3.278934366851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819408461160378">
                <text:p>-0.819408461160378</text:p>
              </table:table-cell>
              <table:table-cell office:value-type="float" office:value="1.18742531014196">
                <text:p>1.187425310141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05987582653562">
                <text:p>0.905987582653562</text:p>
              </table:table-cell>
              <table:table-cell office:value-type="float" office:value="-3.54912824476749">
                <text:p>-3.549128244767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22629092897305">
                <text:p>1.22629092897305</text:p>
              </table:table-cell>
              <table:table-cell office:value-type="float" office:value="-2.98906943450237">
                <text:p>-2.989069434502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585995563613224">
                <text:p>-0.585995563613224</text:p>
              </table:table-cell>
              <table:table-cell office:value-type="float" office:value="1.04727429060742">
                <text:p>1.047274290607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337207534602048">
                <text:p>-0.337207534602048</text:p>
              </table:table-cell>
              <table:table-cell office:value-type="float" office:value="0.884794892132737">
                <text:p>0.8847948921327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01232971768181">
                <text:p>0.901232971768181</text:p>
              </table:table-cell>
              <table:table-cell office:value-type="float" office:value="-4.2973040039249">
                <text:p>-4.29730400392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24332429425702">
                <text:p>1.24332429425702</text:p>
              </table:table-cell>
              <table:table-cell office:value-type="float" office:value="-2.98707784762776">
                <text:p>-2.987077847627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69145127173828">
                <text:p>0.969145127173828</text:p>
              </table:table-cell>
              <table:table-cell office:value-type="float" office:value="-3.61408285813479">
                <text:p>-3.614082858134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212460996206235">
                <text:p>0.00212460996206235</text:p>
              </table:table-cell>
              <table:table-cell office:value-type="float" office:value="-4.00425675399895">
                <text:p>-4.004256753998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949786492676196">
                <text:p>-0.949786492676196</text:p>
              </table:table-cell>
              <table:table-cell office:value-type="float" office:value="-3.84105053103376">
                <text:p>-3.841050531033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804087517977406">
                <text:p>-0.804087517977406</text:p>
              </table:table-cell>
              <table:table-cell office:value-type="float" office:value="1.64791230555248">
                <text:p>1.647912305552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02881568585518">
                <text:p>1.02881568585518</text:p>
              </table:table-cell>
              <table:table-cell office:value-type="float" office:value="-3.50091030346664">
                <text:p>-3.500910303466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482580971450514">
                <text:p>-0.482580971450514</text:p>
              </table:table-cell>
              <table:table-cell office:value-type="float" office:value="0.438187234108797">
                <text:p>0.4381872341087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8524293188668">
                <text:p>0.48524293188668</text:p>
              </table:table-cell>
              <table:table-cell office:value-type="float" office:value="1.17550984738708">
                <text:p>1.175509847387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39882530522022">
                <text:p>0.439882530522022</text:p>
              </table:table-cell>
              <table:table-cell office:value-type="float" office:value="0.913872757244817">
                <text:p>0.9138727572448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03731675685719">
                <text:p>0.903731675685719</text:p>
              </table:table-cell>
              <table:table-cell office:value-type="float" office:value="-3.19181248368878">
                <text:p>-3.191812483688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23520918761032">
                <text:p>1.23520918761032</text:p>
              </table:table-cell>
              <table:table-cell office:value-type="float" office:value="1.06772279965626">
                <text:p>1.067722799656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0780231122123">
                <text:p>-1.0780231122123</text:p>
              </table:table-cell>
              <table:table-cell office:value-type="float" office:value="-4.05661476700754">
                <text:p>-4.056614767007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.10564725992457">
                <text:p>-1.10564725992457</text:p>
              </table:table-cell>
              <table:table-cell office:value-type="float" office:value="-3.69627153215121">
                <text:p>-3.696271532151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01889485753574">
                <text:p>0.901889485753574</text:p>
              </table:table-cell>
              <table:table-cell office:value-type="float" office:value="-3.7315617701509">
                <text:p>-3.73156177015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705676636062613">
                <text:p>0.705676636062613</text:p>
              </table:table-cell>
              <table:table-cell office:value-type="float" office:value="1.61887831945351">
                <text:p>1.618878319453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121291497119029">
                <text:p>-0.0121291497119029</text:p>
              </table:table-cell>
              <table:table-cell office:value-type="float" office:value="0.718132677035448">
                <text:p>0.7181326770354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77785315184038">
                <text:p>0.277785315184038</text:p>
              </table:table-cell>
              <table:table-cell office:value-type="float" office:value="-4.21461732359333">
                <text:p>-4.214617323593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2023987925952">
                <text:p>1.02023987925952</text:p>
              </table:table-cell>
              <table:table-cell office:value-type="float" office:value="-3.20285435435727">
                <text:p>-3.202854354357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02211868312434">
                <text:p>0.602211868312434</text:p>
              </table:table-cell>
              <table:table-cell office:value-type="float" office:value="0.951392698153497">
                <text:p>0.9513926981534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15378605629646">
                <text:p>-1.15378605629646</text:p>
              </table:table-cell>
              <table:table-cell office:value-type="float" office:value="1.2885233705604">
                <text:p>1.288523370560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.36037372438587">
                <text:p>-1.36037372438587</text:p>
              </table:table-cell>
              <table:table-cell office:value-type="float" office:value="-3.32822099802143">
                <text:p>-3.3282209980214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27256866917113">
                <text:p>-0.027256866917113</text:p>
              </table:table-cell>
              <table:table-cell office:value-type="float" office:value="-4.57060530967333">
                <text:p>-4.570605309673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790911053872077">
                <text:p>-0.790911053872077</text:p>
              </table:table-cell>
              <table:table-cell office:value-type="float" office:value="1.09501807128036">
                <text:p>1.095018071280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13453792282517">
                <text:p>0.513453792282517</text:p>
              </table:table-cell>
              <table:table-cell office:value-type="float" office:value="1.03176451194099">
                <text:p>1.031764511940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699201352531867">
                <text:p>-0.699201352531867</text:p>
              </table:table-cell>
              <table:table-cell office:value-type="float" office:value="1.27763812981994">
                <text:p>1.277638129819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53934101900221">
                <text:p>0.653934101900221</text:p>
              </table:table-cell>
              <table:table-cell office:value-type="float" office:value="1.03828387384237">
                <text:p>1.038283873842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509426000496312">
                <text:p>-0.509426000496312</text:p>
              </table:table-cell>
              <table:table-cell office:value-type="float" office:value="0.421477630400588">
                <text:p>0.4214776304005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52279063635047">
                <text:p>1.52279063635047</text:p>
              </table:table-cell>
              <table:table-cell office:value-type="float" office:value="-3.33206278525092">
                <text:p>-3.332062785250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50130110551926">
                <text:p>0.50130110551926</text:p>
              </table:table-cell>
              <table:table-cell office:value-type="float" office:value="-3.93626642519017">
                <text:p>-3.936266425190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894018082369811">
                <text:p>-0.894018082369811</text:p>
              </table:table-cell>
              <table:table-cell office:value-type="float" office:value="-3.74770455775778">
                <text:p>-3.747704557757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33802623492961">
                <text:p>0.633802623492961</text:p>
              </table:table-cell>
              <table:table-cell office:value-type="float" office:value="-4.00117962363431">
                <text:p>-4.001179623634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750698972085795">
                <text:p>0.750698972085795</text:p>
              </table:table-cell>
              <table:table-cell office:value-type="float" office:value="0.925334614894613">
                <text:p>0.9253346148946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592945314704784">
                <text:p>0.0592945314704784</text:p>
              </table:table-cell>
              <table:table-cell office:value-type="float" office:value="-4.29824381242332">
                <text:p>-4.298243812423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.28570314251452">
                <text:p>-1.28570314251452</text:p>
              </table:table-cell>
              <table:table-cell office:value-type="float" office:value="0.930434199429914">
                <text:p>0.9304341994299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.09991092590807">
                <text:p>-1.09991092590807</text:p>
              </table:table-cell>
              <table:table-cell office:value-type="float" office:value="1.1132116800245">
                <text:p>1.11321168002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96922960251605">
                <text:p>0.396922960251605</text:p>
              </table:table-cell>
              <table:table-cell office:value-type="float" office:value="-4.09562385692943">
                <text:p>-4.095623856929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679260267773834">
                <text:p>-0.0679260267773834</text:p>
              </table:table-cell>
              <table:table-cell office:value-type="float" office:value="-4.15898699504253">
                <text:p>-4.1589869950425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982947113268062">
                <text:p>-0.982947113268062</text:p>
              </table:table-cell>
              <table:table-cell office:value-type="float" office:value="1.3830883791695">
                <text:p>1.38308837916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10286518264987">
                <text:p>1.10286518264987</text:p>
              </table:table-cell>
              <table:table-cell office:value-type="float" office:value="-3.8706065612886">
                <text:p>-3.87060656128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739667969229731">
                <text:p>0.739667969229731</text:p>
              </table:table-cell>
              <table:table-cell office:value-type="float" office:value="0.730610993785387">
                <text:p>0.7306109937853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71243144002399">
                <text:p>0.871243144002399</text:p>
              </table:table-cell>
              <table:table-cell office:value-type="float" office:value="-3.96123210957129">
                <text:p>-3.961232109571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.21979559590858">
                <text:p>-1.21979559590858</text:p>
              </table:table-cell>
              <table:table-cell office:value-type="float" office:value="1.03164704522804">
                <text:p>1.031647045228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7103519243984">
                <text:p>1.07103519243984</text:p>
              </table:table-cell>
              <table:table-cell office:value-type="float" office:value="-3.06623321972939">
                <text:p>-3.066233219729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44083214494908">
                <text:p>0.644083214494908</text:p>
              </table:table-cell>
              <table:table-cell office:value-type="float" office:value="-4.26114791341403">
                <text:p>-4.261147913414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66203713757301">
                <text:p>0.466203713757301</text:p>
              </table:table-cell>
              <table:table-cell office:value-type="float" office:value="0.668249218104428">
                <text:p>0.6682492181044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75194392389586">
                <text:p>-0.75194392389586</text:p>
              </table:table-cell>
              <table:table-cell office:value-type="float" office:value="1.26623368710637">
                <text:p>1.266233687106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824900613433496">
                <text:p>-0.824900613433496</text:p>
              </table:table-cell>
              <table:table-cell office:value-type="float" office:value="-3.56179606651158">
                <text:p>-3.561796066511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338746473811011">
                <text:p>-0.338746473811011</text:p>
              </table:table-cell>
              <table:table-cell office:value-type="float" office:value="-4.11346992268022">
                <text:p>-4.113469922680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424332710834811">
                <text:p>-0.424332710834811</text:p>
              </table:table-cell>
              <table:table-cell office:value-type="float" office:value="0.761846708246408">
                <text:p>0.7618467082464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09827615502846">
                <text:p>0.609827615502846</text:p>
              </table:table-cell>
              <table:table-cell office:value-type="float" office:value="-3.77730941902909">
                <text:p>-3.777309419029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.23964589533854">
                <text:p>-1.23964589533854</text:p>
              </table:table-cell>
              <table:table-cell office:value-type="float" office:value="-3.66676734712619">
                <text:p>-3.666767347126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13076974372566">
                <text:p>-0.13076974372566</text:p>
              </table:table-cell>
              <table:table-cell office:value-type="float" office:value="0.781929361117169">
                <text:p>0.7819293611171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02648012900247">
                <text:p>0.402648012900247</text:p>
              </table:table-cell>
              <table:table-cell office:value-type="float" office:value="0.6505890989674">
                <text:p>0.65058909896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228433035038058">
                <text:p>-0.228433035038058</text:p>
              </table:table-cell>
              <table:table-cell office:value-type="float" office:value="-4.26897445277356">
                <text:p>-4.268974452773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235350261498261">
                <text:p>-0.235350261498261</text:p>
              </table:table-cell>
              <table:table-cell office:value-type="float" office:value="0.773605791559638">
                <text:p>0.77360579155963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917765901398137">
                <text:p>-0.917765901398137</text:p>
              </table:table-cell>
              <table:table-cell office:value-type="float" office:value="1.66756432932986">
                <text:p>1.667564329329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326883000360382">
                <text:p>-0.326883000360382</text:p>
              </table:table-cell>
              <table:table-cell office:value-type="float" office:value="-4.56588798565714">
                <text:p>-4.565887985657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93363688501613">
                <text:p>0.393363688501613</text:p>
              </table:table-cell>
              <table:table-cell office:value-type="float" office:value="0.801153945337218">
                <text:p>0.8011539453372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716513651854719">
                <text:p>-0.716513651854719</text:p>
              </table:table-cell>
              <table:table-cell office:value-type="float" office:value="0.695944370686062">
                <text:p>0.6959443706860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818879241109">
                <text:p>0.9818879241109</text:p>
              </table:table-cell>
              <table:table-cell office:value-type="float" office:value="-4.2941291248177">
                <text:p>-4.29412912481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.00295848822158">
                <text:p>-1.00295848822158</text:p>
              </table:table-cell>
              <table:table-cell office:value-type="float" office:value="0.998265076858647">
                <text:p>0.9982650768586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1425478650482">
                <text:p>1.11425478650482</text:p>
              </table:table-cell>
              <table:table-cell office:value-type="float" office:value="-3.80605128548477">
                <text:p>-3.806051285484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56347126375554">
                <text:p>0.456347126375554</text:p>
              </table:table-cell>
              <table:table-cell office:value-type="float" office:value="-3.80857333665944">
                <text:p>-3.808573336659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31587922532302">
                <text:p>0.931587922532302</text:p>
              </table:table-cell>
              <table:table-cell office:value-type="float" office:value="0.646501687081693">
                <text:p>0.6465016870816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441675785758854">
                <text:p>-0.441675785758854</text:p>
              </table:table-cell>
              <table:table-cell office:value-type="float" office:value="0.482330332523312">
                <text:p>0.4823303325233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476656889296058">
                <text:p>-0.476656889296058</text:p>
              </table:table-cell>
              <table:table-cell office:value-type="float" office:value="1.12331839267556">
                <text:p>1.123318392675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134041114834088">
                <text:p>-0.134041114834088</text:p>
              </table:table-cell>
              <table:table-cell office:value-type="float" office:value="-4.59539904649238">
                <text:p>-4.595399046492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550869883155814">
                <text:p>-0.0550869883155814</text:p>
              </table:table-cell>
              <table:table-cell office:value-type="float" office:value="-4.47792432410476">
                <text:p>-4.477924324104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858032219769828">
                <text:p>-0.0858032219769828</text:p>
              </table:table-cell>
              <table:table-cell office:value-type="float" office:value="0.60468978162189">
                <text:p>0.604689781621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.29146164881555">
                <text:p>-1.29146164881555</text:p>
              </table:table-cell>
              <table:table-cell office:value-type="float" office:value="-3.344171555143">
                <text:p>-3.3441715551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539115523295865">
                <text:p>-0.539115523295865</text:p>
              </table:table-cell>
              <table:table-cell office:value-type="float" office:value="0.510581383121705">
                <text:p>0.5105813831217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108758644944618">
                <text:p>-0.108758644944618</text:p>
              </table:table-cell>
              <table:table-cell office:value-type="float" office:value="-4.30490862017909">
                <text:p>-4.304908620179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400543351509736">
                <text:p>0.400543351509736</text:p>
              </table:table-cell>
              <table:table-cell office:value-type="float" office:value="-4.14634404526391">
                <text:p>-4.146344045263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.03695459984206">
                <text:p>-1.03695459984206</text:p>
              </table:table-cell>
              <table:table-cell office:value-type="float" office:value="-3.73134301193198">
                <text:p>-3.731343011931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7572834892932">
                <text:p>-0.17572834892932</text:p>
              </table:table-cell>
              <table:table-cell office:value-type="float" office:value="-4.14956316657921">
                <text:p>-4.149563166579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28412798693248">
                <text:p>0.128412798693248</text:p>
              </table:table-cell>
              <table:table-cell office:value-type="float" office:value="-3.95625367585645">
                <text:p>-3.956253675856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890386389099097">
                <text:p>-0.890386389099097</text:p>
              </table:table-cell>
              <table:table-cell office:value-type="float" office:value="1.30818227898224">
                <text:p>1.308182278982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76635975348656">
                <text:p>0.876635975348656</text:p>
              </table:table-cell>
              <table:table-cell office:value-type="float" office:value="1.25719177740377">
                <text:p>1.2571917774037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84262223359372">
                <text:p>0.284262223359372</text:p>
              </table:table-cell>
              <table:table-cell office:value-type="float" office:value="0.842946880563382">
                <text:p>0.8429468805633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19947083273529">
                <text:p>0.219947083273529</text:p>
              </table:table-cell>
              <table:table-cell office:value-type="float" office:value="0.945455793685202">
                <text:p>0.9454557936852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09044673564271">
                <text:p>1.09044673564271</text:p>
              </table:table-cell>
              <table:table-cell office:value-type="float" office:value="0.897268846290495">
                <text:p>0.8972688462904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812093910513614">
                <text:p>-0.812093910513614</text:p>
              </table:table-cell>
              <table:table-cell office:value-type="float" office:value="-3.41586200329972">
                <text:p>-3.4158620032997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64777692355861">
                <text:p>0.464777692355861</text:p>
              </table:table-cell>
              <table:table-cell office:value-type="float" office:value="0.805264849118969">
                <text:p>0.8052648491189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66213875809441">
                <text:p>-0.66213875809441</text:p>
              </table:table-cell>
              <table:table-cell office:value-type="float" office:value="0.595749929029539">
                <text:p>0.59574992902953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.23649926991403">
                <text:p>-1.23649926991403</text:p>
              </table:table-cell>
              <table:table-cell office:value-type="float" office:value="-3.66846905114463">
                <text:p>-3.668469051144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72355726237692">
                <text:p>0.372355726237692</text:p>
              </table:table-cell>
              <table:table-cell office:value-type="float" office:value="-4.23027156137141">
                <text:p>-4.230271561371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701939918463394">
                <text:p>-0.701939918463394</text:p>
              </table:table-cell>
              <table:table-cell office:value-type="float" office:value="-3.24349480366947">
                <text:p>-3.243494803669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00714729152389">
                <text:p>1.00714729152389</text:p>
              </table:table-cell>
              <table:table-cell office:value-type="float" office:value="1.66348400176752">
                <text:p>1.663484001767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93548235314629">
                <text:p>0.193548235314629</text:p>
              </table:table-cell>
              <table:table-cell office:value-type="float" office:value="-3.9465411485798">
                <text:p>-3.94654114857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93389574030652">
                <text:p>0.893389574030652</text:p>
              </table:table-cell>
              <table:table-cell office:value-type="float" office:value="-3.97895654458648">
                <text:p>-3.978956544586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452535901108738">
                <text:p>-0.452535901108738</text:p>
              </table:table-cell>
              <table:table-cell office:value-type="float" office:value="-4.27423971215258">
                <text:p>-4.274239712152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33902593732113">
                <text:p>1.33902593732113</text:p>
              </table:table-cell>
              <table:table-cell office:value-type="float" office:value="-3.62223230272853">
                <text:p>-3.622232302728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2706416230959">
                <text:p>1.02706416230959</text:p>
              </table:table-cell>
              <table:table-cell office:value-type="float" office:value="-3.38505347653485">
                <text:p>-3.385053476534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420658103174729">
                <text:p>0.420658103174729</text:p>
              </table:table-cell>
              <table:table-cell office:value-type="float" office:value="-4.47911610948803">
                <text:p>-4.479116109488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514451696854021">
                <text:p>-0.514451696854021</text:p>
              </table:table-cell>
              <table:table-cell office:value-type="float" office:value="-4.07400520575619">
                <text:p>-4.074005205756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764163382886189">
                <text:p>-0.764163382886189</text:p>
              </table:table-cell>
              <table:table-cell office:value-type="float" office:value="-3.70496640149497">
                <text:p>-3.704966401494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8768636031839">
                <text:p>0.58768636031839</text:p>
              </table:table-cell>
              <table:table-cell office:value-type="float" office:value="-4.03005792902221">
                <text:p>-4.030057929022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.06171141073279">
                <text:p>-1.06171141073279</text:p>
              </table:table-cell>
              <table:table-cell office:value-type="float" office:value="-4.07108341979518">
                <text:p>-4.071083419795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401834336414447">
                <text:p>-0.401834336414447</text:p>
              </table:table-cell>
              <table:table-cell office:value-type="float" office:value="-4.38902866792406">
                <text:p>-4.389028667924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506975214932059">
                <text:p>-0.506975214932059</text:p>
              </table:table-cell>
              <table:table-cell office:value-type="float" office:value="-3.73853343777944">
                <text:p>-3.738533437779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33178850033931">
                <text:p>-1.33178850033931</text:p>
              </table:table-cell>
              <table:table-cell office:value-type="float" office:value="1.43779674232544">
                <text:p>1.437796742325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34221327725275">
                <text:p>1.34221327725275</text:p>
              </table:table-cell>
              <table:table-cell office:value-type="float" office:value="1.5430816750978">
                <text:p>1.54308167509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62508065384424">
                <text:p>0.162508065384424</text:p>
              </table:table-cell>
              <table:table-cell office:value-type="float" office:value="0.648754925078583">
                <text:p>0.6487549250785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88584310375726">
                <text:p>0.888584310375726</text:p>
              </table:table-cell>
              <table:table-cell office:value-type="float" office:value="-3.25335815831813">
                <text:p>-3.253358158318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57693515600279">
                <text:p>0.757693515600279</text:p>
              </table:table-cell>
              <table:table-cell office:value-type="float" office:value="-3.99721125593936">
                <text:p>-3.997211255939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264704005462608">
                <text:p>-0.264704005462608</text:p>
              </table:table-cell>
              <table:table-cell office:value-type="float" office:value="-4.41539863854808">
                <text:p>-4.415398638548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.3381668074788">
                <text:p>-1.3381668074788</text:p>
              </table:table-cell>
              <table:table-cell office:value-type="float" office:value="1.23051931681955">
                <text:p>1.230519316819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214856854973772">
                <text:p>-0.214856854973772</text:p>
              </table:table-cell>
              <table:table-cell office:value-type="float" office:value="0.783034255486319">
                <text:p>0.7830342554863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63144853030712">
                <text:p>0.663144853030712</text:p>
              </table:table-cell>
              <table:table-cell office:value-type="float" office:value="1.09181502808833">
                <text:p>1.091815028088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33184810045949">
                <text:p>0.233184810045949</text:p>
              </table:table-cell>
              <table:table-cell office:value-type="float" office:value="-3.90107077161391">
                <text:p>-3.901070771613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26613591113397">
                <text:p>1.26613591113397</text:p>
              </table:table-cell>
              <table:table-cell office:value-type="float" office:value="-3.43314574065239">
                <text:p>-3.433145740652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799246433295174">
                <text:p>0.0799246433295174</text:p>
              </table:table-cell>
              <table:table-cell office:value-type="float" office:value="0.522227683390333">
                <text:p>0.5222276833903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07707404859697">
                <text:p>1.07707404859697</text:p>
              </table:table-cell>
              <table:table-cell office:value-type="float" office:value="0.938043524295052">
                <text:p>0.93804352429505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18939120804521">
                <text:p>1.18939120804521</text:p>
              </table:table-cell>
              <table:table-cell office:value-type="float" office:value="-3.01228992585178">
                <text:p>-3.012289925851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41348194812727">
                <text:p>0.141348194812727</text:p>
              </table:table-cell>
              <table:table-cell office:value-type="float" office:value="0.862847243175683">
                <text:p>0.86284724317568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01214033191537">
                <text:p>1.01214033191537</text:p>
              </table:table-cell>
              <table:table-cell office:value-type="float" office:value="-3.05740134670284">
                <text:p>-3.057401346702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953859506176411">
                <text:p>-0.953859506176411</text:p>
              </table:table-cell>
              <table:table-cell office:value-type="float" office:value="0.709271712098244">
                <text:p>0.7092717120982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777314906403157">
                <text:p>-0.777314906403157</text:p>
              </table:table-cell>
              <table:table-cell office:value-type="float" office:value="-3.87739335993492">
                <text:p>-3.8773933599349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.45865836732232">
                <text:p>-1.45865836732232</text:p>
              </table:table-cell>
              <table:table-cell office:value-type="float" office:value="1.60316449574917">
                <text:p>1.603164495749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18737553105971">
                <text:p>0.918737553105971</text:p>
              </table:table-cell>
              <table:table-cell office:value-type="float" office:value="-3.66149066919168">
                <text:p>-3.661490669191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13501442924271">
                <text:p>0.113501442924271</text:p>
              </table:table-cell>
              <table:table-cell office:value-type="float" office:value="-3.93976132454109">
                <text:p>-3.939761324541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.0582427207564">
                <text:p>-1.0582427207564</text:p>
              </table:table-cell>
              <table:table-cell office:value-type="float" office:value="0.86096291157446">
                <text:p>0.860962911574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751249900855248">
                <text:p>-0.751249900855248</text:p>
              </table:table-cell>
              <table:table-cell office:value-type="float" office:value="-3.63503633539003">
                <text:p>-3.635036335390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837946873542374">
                <text:p>0.837946873542374</text:p>
              </table:table-cell>
              <table:table-cell office:value-type="float" office:value="-4.31384094952535">
                <text:p>-4.313840949525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189634207572722">
                <text:p>-0.189634207572722</text:p>
              </table:table-cell>
              <table:table-cell office:value-type="float" office:value="-4.24270647227927">
                <text:p>-4.242706472279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811424422546765">
                <text:p>-0.811424422546765</text:p>
              </table:table-cell>
              <table:table-cell office:value-type="float" office:value="-3.27839508713229">
                <text:p>-3.278395087132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45399969453898">
                <text:p>0.345399969453898</text:p>
              </table:table-cell>
              <table:table-cell office:value-type="float" office:value="0.973120205216104">
                <text:p>0.9731202052161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113093736728963">
                <text:p>-0.113093736728963</text:p>
              </table:table-cell>
              <table:table-cell office:value-type="float" office:value="0.984842579120968">
                <text:p>0.9848425791209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99693889801981">
                <text:p>0.899693889801981</text:p>
              </table:table-cell>
              <table:table-cell office:value-type="float" office:value="0.96701318837958">
                <text:p>0.967013188379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25294058084155">
                <text:p>0.425294058084155</text:p>
              </table:table-cell>
              <table:table-cell office:value-type="float" office:value="0.477549399123471">
                <text:p>0.4775493991234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201627041453202">
                <text:p>-0.201627041453202</text:p>
              </table:table-cell>
              <table:table-cell office:value-type="float" office:value="0.500462885109899">
                <text:p>0.50046288510989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28909516637434">
                <text:p>0.928909516637434</text:p>
              </table:table-cell>
              <table:table-cell office:value-type="float" office:value="0.786213105273781">
                <text:p>0.7862131052737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.42179016384275">
                <text:p>-1.42179016384275</text:p>
              </table:table-cell>
              <table:table-cell office:value-type="float" office:value="1.39374619047015">
                <text:p>1.393746190470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966071793932905">
                <text:p>-0.966071793932905</text:p>
              </table:table-cell>
              <table:table-cell office:value-type="float" office:value="1.38537275870164">
                <text:p>1.385372758701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69914720838491">
                <text:p>0.769914720838491</text:p>
              </table:table-cell>
              <table:table-cell office:value-type="float" office:value="-4.11687838478523">
                <text:p>-4.116878384785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718854486745722">
                <text:p>-0.718854486745722</text:p>
              </table:table-cell>
              <table:table-cell office:value-type="float" office:value="-3.68377392419064">
                <text:p>-3.683773924190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552054854718214">
                <text:p>0.552054854718214</text:p>
              </table:table-cell>
              <table:table-cell office:value-type="float" office:value="0.99359148631462">
                <text:p>0.993591486314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29408614377697">
                <text:p>1.29408614377697</text:p>
              </table:table-cell>
              <table:table-cell office:value-type="float" office:value="-3.00243149094415">
                <text:p>-3.002431490944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23134482140572">
                <text:p>0.923134482140572</text:p>
              </table:table-cell>
              <table:table-cell office:value-type="float" office:value="-3.12228278712806">
                <text:p>-3.1222827871280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0109337889528">
                <text:p>1.0109337889528</text:p>
              </table:table-cell>
              <table:table-cell office:value-type="float" office:value="-3.43502008638007">
                <text:p>-3.435020086380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63549560459755">
                <text:p>0.763549560459755</text:p>
              </table:table-cell>
              <table:table-cell office:value-type="float" office:value="0.507376724791405">
                <text:p>0.5073767247914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.23322611550514">
                <text:p>-1.23322611550514</text:p>
              </table:table-cell>
              <table:table-cell office:value-type="float" office:value="1.58599236153347">
                <text:p>1.5859923615334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23571814334496">
                <text:p>-1.23571814334496</text:p>
              </table:table-cell>
              <table:table-cell office:value-type="float" office:value="0.933224651437017">
                <text:p>0.9332246514370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04509204076991">
                <text:p>0.904509204076991</text:p>
              </table:table-cell>
              <table:table-cell office:value-type="float" office:value="1.19251521711064">
                <text:p>1.192515217110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21645350549751">
                <text:p>1.21645350549751</text:p>
              </table:table-cell>
              <table:table-cell office:value-type="float" office:value="-3.13537857851273">
                <text:p>-3.1353785785127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811347152892073">
                <text:p>-0.811347152892073</text:p>
              </table:table-cell>
              <table:table-cell office:value-type="float" office:value="1.61300495481785">
                <text:p>1.613004954817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38966263955418">
                <text:p>0.838966263955418</text:p>
              </table:table-cell>
              <table:table-cell office:value-type="float" office:value="-3.17554204287472">
                <text:p>-3.1755420428747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534438095328003">
                <text:p>-0.0534438095328003</text:p>
              </table:table-cell>
              <table:table-cell office:value-type="float" office:value="-4.02060793425088">
                <text:p>-4.0206079342508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31628013786771">
                <text:p>-1.31628013786771</text:p>
              </table:table-cell>
              <table:table-cell office:value-type="float" office:value="0.988724951161471">
                <text:p>0.98872495116147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37174695312774">
                <text:p>0.937174695312774</text:p>
              </table:table-cell>
              <table:table-cell office:value-type="float" office:value="0.688098149821169">
                <text:p>0.68809814982116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609157238269796">
                <text:p>-0.609157238269796</text:p>
              </table:table-cell>
              <table:table-cell office:value-type="float" office:value="1.11086592950735">
                <text:p>1.110865929507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852303667606566">
                <text:p>-0.852303667606566</text:p>
              </table:table-cell>
              <table:table-cell office:value-type="float" office:value="-3.36138092454633">
                <text:p>-3.361380924546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181682104989903">
                <text:p>-0.181682104989903</text:p>
              </table:table-cell>
              <table:table-cell office:value-type="float" office:value="-4.25457644550582">
                <text:p>-4.2545764455058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655932514552779">
                <text:p>0.655932514552779</text:p>
              </table:table-cell>
              <table:table-cell office:value-type="float" office:value="0.524788703935861">
                <text:p>0.52478870393586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87739667167402">
                <text:p>-0.87739667167402</text:p>
              </table:table-cell>
              <table:table-cell office:value-type="float" office:value="1.55643692851157">
                <text:p>1.556436928511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9218229361031">
                <text:p>0.819218229361031</text:p>
              </table:table-cell>
              <table:table-cell office:value-type="float" office:value="-3.3249775553128">
                <text:p>-3.32497755531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857894331700856">
                <text:p>-0.857894331700856</text:p>
              </table:table-cell>
              <table:table-cell office:value-type="float" office:value="-3.55224364147106">
                <text:p>-3.552243641471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22602987898826">
                <text:p>-1.22602987898826</text:p>
              </table:table-cell>
              <table:table-cell office:value-type="float" office:value="0.849957862628459">
                <text:p>0.8499578626284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288779946520777">
                <text:p>-0.288779946520777</text:p>
              </table:table-cell>
              <table:table-cell office:value-type="float" office:value="1.00392630323008">
                <text:p>1.003926303230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525302031313224">
                <text:p>0.525302031313224</text:p>
              </table:table-cell>
              <table:table-cell office:value-type="float" office:value="0.941719170090562">
                <text:p>0.9417191700905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16656906315076">
                <text:p>0.116656906315076</text:p>
              </table:table-cell>
              <table:table-cell office:value-type="float" office:value="0.909267184957968">
                <text:p>0.90926718495796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99498683539463">
                <text:p>0.099498683539463</text:p>
              </table:table-cell>
              <table:table-cell office:value-type="float" office:value="0.961316440586935">
                <text:p>0.96131644058693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841052191106185">
                <text:p>-0.841052191106185</text:p>
              </table:table-cell>
              <table:table-cell office:value-type="float" office:value="-3.45798179507555">
                <text:p>-3.457981795075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548217301335352">
                <text:p>0.548217301335352</text:p>
              </table:table-cell>
              <table:table-cell office:value-type="float" office:value="1.0387064197844">
                <text:p>1.038706419784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432222539419">
                <text:p>0.2432222539419</text:p>
              </table:table-cell>
              <table:table-cell office:value-type="float" office:value="0.901922420409457">
                <text:p>0.9019224204094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99762699699346">
                <text:p>0.999762699699346</text:p>
              </table:table-cell>
              <table:table-cell office:value-type="float" office:value="-3.58868945447804">
                <text:p>-3.588689454478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43230962140454">
                <text:p>0.443230962140454</text:p>
              </table:table-cell>
              <table:table-cell office:value-type="float" office:value="-4.35063936755358">
                <text:p>-4.350639367553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57114830744043">
                <text:p>0.757114830744043</text:p>
              </table:table-cell>
              <table:table-cell office:value-type="float" office:value="-3.85643872700667">
                <text:p>-3.856438727006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338428911298724">
                <text:p>-0.338428911298724</text:p>
              </table:table-cell>
              <table:table-cell office:value-type="float" office:value="-4.34460119006984">
                <text:p>-4.3446011900698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168485644867449">
                <text:p>-0.0168485644867449</text:p>
              </table:table-cell>
              <table:table-cell office:value-type="float" office:value="0.674288644602332">
                <text:p>0.6742886446023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4078752209061">
                <text:p>0.94078752209061</text:p>
              </table:table-cell>
              <table:table-cell office:value-type="float" office:value="1.08393500112448">
                <text:p>1.083935001124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13557120342056">
                <text:p>1.13557120342056</text:p>
              </table:table-cell>
              <table:table-cell office:value-type="float" office:value="-3.54562834727605">
                <text:p>-3.545628347276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.11238190649723">
                <text:p>-1.11238190649723</text:p>
              </table:table-cell>
              <table:table-cell office:value-type="float" office:value="-3.67850027258017">
                <text:p>-3.678500272580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896586548805781">
                <text:p>-0.896586548805781</text:p>
              </table:table-cell>
              <table:table-cell office:value-type="float" office:value="-3.93376381548837">
                <text:p>-3.933763815488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484765617437174">
                <text:p>-0.484765617437174</text:p>
              </table:table-cell>
              <table:table-cell office:value-type="float" office:value="-3.71046002013356">
                <text:p>-3.710460020133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802621653650656">
                <text:p>0.0802621653650656</text:p>
              </table:table-cell>
              <table:table-cell office:value-type="float" office:value="-4.55017319347055">
                <text:p>-4.550173193470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717500946703686">
                <text:p>-0.717500946703686</text:p>
              </table:table-cell>
              <table:table-cell office:value-type="float" office:value="0.648735069967312">
                <text:p>0.6487350699673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19631985036934">
                <text:p>1.19631985036934</text:p>
              </table:table-cell>
              <table:table-cell office:value-type="float" office:value="-3.06621362477971">
                <text:p>-3.0662136247797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24320965629102">
                <text:p>1.24320965629102</text:p>
              </table:table-cell>
              <table:table-cell office:value-type="float" office:value="-4.0371906180926">
                <text:p>-4.03719061809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406963107267398">
                <text:p>-0.406963107267398</text:p>
              </table:table-cell>
              <table:table-cell office:value-type="float" office:value="0.741839012511895">
                <text:p>0.7418390125118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3933931589416">
                <text:p>0.93933931589416</text:p>
              </table:table-cell>
              <table:table-cell office:value-type="float" office:value="-3.3819201342885">
                <text:p>-3.381920134288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.01892480095571">
                <text:p>-1.01892480095571</text:p>
              </table:table-cell>
              <table:table-cell office:value-type="float" office:value="-3.6538102996184">
                <text:p>-3.65381029961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60806762631692">
                <text:p>0.060806762631692</text:p>
              </table:table-cell>
              <table:table-cell office:value-type="float" office:value="0.693360414973627">
                <text:p>0.6933604149736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55613803907283">
                <text:p>0.955613803907283</text:p>
              </table:table-cell>
              <table:table-cell office:value-type="float" office:value="-4.20579485952287">
                <text:p>-4.2057948595228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894179488836679">
                <text:p>-0.894179488836679</text:p>
              </table:table-cell>
              <table:table-cell office:value-type="float" office:value="-3.47581813027652">
                <text:p>-3.475818130276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56706007258888">
                <text:p>0.256706007258888</text:p>
              </table:table-cell>
              <table:table-cell office:value-type="float" office:value="0.887098639952832">
                <text:p>0.8870986399528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.33615278925299">
                <text:p>-1.33615278925299</text:p>
              </table:table-cell>
              <table:table-cell office:value-type="float" office:value="1.82531060559958">
                <text:p>1.825310605599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42804250480408">
                <text:p>1.42804250480408</text:p>
              </table:table-cell>
              <table:table-cell office:value-type="float" office:value="-3.22616492141857">
                <text:p>-3.226164921418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27347657396186">
                <text:p>0.227347657396186</text:p>
              </table:table-cell>
              <table:table-cell office:value-type="float" office:value="-4.20525569333548">
                <text:p>-4.205255693335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739190888032773">
                <text:p>0.739190888032773</text:p>
              </table:table-cell>
              <table:table-cell office:value-type="float" office:value="-3.56451277733531">
                <text:p>-3.5645127773353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08744886203281">
                <text:p>1.08744886203281</text:p>
              </table:table-cell>
              <table:table-cell office:value-type="float" office:value="-3.30323941224694">
                <text:p>-3.303239412246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711026064282944">
                <text:p>-0.711026064282944</text:p>
              </table:table-cell>
              <table:table-cell office:value-type="float" office:value="1.3754412797135">
                <text:p>1.37544127971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504462577815173">
                <text:p>0.504462577815173</text:p>
              </table:table-cell>
              <table:table-cell office:value-type="float" office:value="-4.14076333042342">
                <text:p>-4.140763330423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62836231563103">
                <text:p>0.62836231563103</text:p>
              </table:table-cell>
              <table:table-cell office:value-type="float" office:value="-4.06691601920391">
                <text:p>-4.066916019203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02472343823073">
                <text:p>0.102472343823073</text:p>
              </table:table-cell>
              <table:table-cell office:value-type="float" office:value="-3.982559479254">
                <text:p>-3.9825594792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03717733019377">
                <text:p>0.703717733019377</text:p>
              </table:table-cell>
              <table:table-cell office:value-type="float" office:value="1.27577337012555">
                <text:p>1.275773370125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14673855243213">
                <text:p>1.14673855243213</text:p>
              </table:table-cell>
              <table:table-cell office:value-type="float" office:value="-3.63354530216285">
                <text:p>-3.6335453021628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40879217720964">
                <text:p>0.840879217720964</text:p>
              </table:table-cell>
              <table:table-cell office:value-type="float" office:value="-3.66190602877287">
                <text:p>-3.661906028772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30331354797403">
                <text:p>1.30331354797403</text:p>
              </table:table-cell>
              <table:table-cell office:value-type="float" office:value="-3.72033278805506">
                <text:p>-3.720332788055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376574357019187">
                <text:p>-0.376574357019187</text:p>
              </table:table-cell>
              <table:table-cell office:value-type="float" office:value="-3.95400209989775">
                <text:p>-3.954002099897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558291698044646">
                <text:p>-0.558291698044646</text:p>
              </table:table-cell>
              <table:table-cell office:value-type="float" office:value="-3.68313664869485">
                <text:p>-3.683136648694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1969470272931">
                <text:p>0.861969470272931</text:p>
              </table:table-cell>
              <table:table-cell office:value-type="float" office:value="1.54127477391536">
                <text:p>1.54127477391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